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5.10645833333333cm" style:use-optimal-column-width="true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 style:use-optimal-column-width="true"/>
    </style:style>
    <style:style style:name="co11" style:family="table-column">
      <style:table-column-properties fo:break-before="auto" style:column-width="12.938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l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6" table:number-columns-repeated="16370" table:default-cell-style-name="ce1"/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6" table:style-name="ce1"/>
          <table:table-cell office:value-type="string" office:string-value="| Priority | Name                      | Level           | Type     | IP Support | Timeout | User   |" table:formula="of:=&quot;| &quot;&amp;[Collectors.$F$3]&amp;&quot; | &quot;&amp;[Collectors.$D$3]&amp;REPT(&quot; &quot;; [.D2]-LEN([Collectors.$D$3])) &amp;&quot; | &quot; &amp; [Collectors.$B$3] &amp; REPT(&quot; &quot;;[.B2]-LEN([Collectors.$B$3])) &amp; &quot; | &quot; &amp; [Collectors.$C$3] &amp; REPT(&quot; &quot;;[.C2]-LEN([Collectors.$C$3])) &amp; &quot; | &quot; &amp; [Collectors.$I$3] &amp; REPT(&quot; &quot;;[.I2]-LEN([Collectors.$I$3])) &amp; &quot; | &quot; &amp; [Collectors.$H$3] &amp; REPT(&quot; &quot;;[.H2]-LEN([Collectors.$H$3])) &amp; &quot; | &quot; &amp; [Collectors.$J$3] &amp; REPT(&quot; &quot;;[.J2]-LEN([Collectors.$J$3])) &amp; &quot; |&quot;" table:style-name="ce3">
            <text:p>| Priority | Name <text:s text:c="21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5" table:formula="of:=LEN(&quot;network, domain&quot;)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| --------:| ------------------------- |:---------------:|:--------:| ---------- | ------- | ------ |" table:formula="of:=&quot;| &quot;&amp;REPT(&quot;-&quot;;[.F2])&amp;&quot;:| &quot; &amp; REPT(&quot;-&quot;; [.D2]) &amp; &quot; |:&quot; &amp; REPT(&quot;-&quot;;[.B2]) &amp; &quot;:|:&quot; &amp; REPT(&quot;-&quot;;[.C2]) &amp; &quot;:| &quot; &amp; REPT(&quot;-&quot;;[.I2]) &amp; &quot; | &quot;&amp; REPT(&quot;-&quot;;[.H2]) &amp; &quot; | &quot;&amp; REPT(&quot;-&quot;;[.J2]) &amp; &quot; |&quot;" table:style-name="ce3">
            <text:p>| --------:| --------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f.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IP Suppor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rc Tables</text:p>
          </table:table-cell>
          <table:table-cell office:value-type="string" table:style-name="ce1">
            <text:p>Dst Tables</text:p>
          </table:table-cell>
          <table:table-cell office:value-type="string" table:style-name="ce1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/>ftphydra<text:s text:c="5"/></text:p>
          </table:table-cell>
          <table:table-cell office:value-type="string" office:string-value="| -        | ftpdotdotpwn              | service         | Active   | IPv4, IPv6 | -       | nobody |" table:formula="of:=&quot;| &quot; &amp; IF([Collectors.$F4]&lt;0;&quot;- &quot;;TEXT([Collectors.$F4];&quot;#&quot;))&amp; REPT(&quot; &quot;;[.$F$2]-LEN(TEXT([Collectors.$F4];&quot;#&quot;))) &amp;&quot; | &quot; &amp; [Collectors.$D4] &amp; REPT(&quot; &quot;;[.$D$2]-LEN([Collectors.$D4])) &amp; &quot; | &quot; &amp; [Collectors.$B4] &amp; REPT(&quot; &quot;;[.$B$2]-LEN([Collectors.$B4])) &amp; &quot; | &quot; &amp; IF([.C4]=1;&quot;Active&quot;;IF([.C4]=2;&quot;Passive&quot;;&quot;Active*&quot;)) &amp; REPT(&quot; &quot;;[.$C$2]-LEN(IF([.C4]=1;&quot;Active&quot;;IF([.C4]=2;&quot;Passive&quot;;&quot;Active*&quot;))))&amp;&quot; | &quot; &amp; TEXT([Collectors.$I4];&quot;#&quot;) &amp; REPT(&quot; &quot;; [.$I$2]-LEN(TEXT([Collectors.$I4];&quot;#&quot;))) &amp; &quot; | &quot; &amp; TEXT(IF(ISBLANK([Collectors.$H4]);&quot;-&quot;;[Collectors.$H4]);&quot;#&quot;) &amp; REPT(&quot; &quot;; [.$H$2]-LEN(TEXT(IF(ISBLANK([Collectors.$H4]);&quot;-&quot;;[Collectors.$H4]);&quot;#&quot;))) &amp; &quot; | &quot; &amp; TEXT(IF(ISBLANK([Collectors.$J4]);&quot;-&quot;;[Collectors.$J4]);&quot;#&quot;) &amp; REPT(&quot; &quot;; [.$J$2]-LEN(TEXT(IF(ISBLANK([Collectors.$J4]);&quot;-&quot;;[Collectors.$J4]);&quot;#&quot;))) &amp; &quot; |&quot;" table:style-name="ce3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httpdotdotpwn             | service         | Active   | IPv4, IPv6 | -       | nobody |" table:formula="of:=&quot;| &quot; &amp; IF([Collectors.$F5]&lt;0;&quot;- &quot;;TEXT([Collectors.$F5];&quot;#&quot;))&amp; REPT(&quot; &quot;;[.$F$2]-LEN(TEXT([Collectors.$F5];&quot;#&quot;))) &amp;&quot; | &quot; &amp; [Collectors.$D5] &amp; REPT(&quot; &quot;;[.$D$2]-LEN([Collectors.$D5])) &amp; &quot; | &quot; &amp; [Collectors.$B5] &amp; REPT(&quot; &quot;;[.$B$2]-LEN([Collectors.$B5])) &amp; &quot; | &quot; &amp; IF([.C5]=1;&quot;Active&quot;;IF([.C5]=2;&quot;Passive&quot;;&quot;Active*&quot;)) &amp; REPT(&quot; &quot;;[.$C$2]-LEN(IF([.C5]=1;&quot;Active&quot;;IF([.C5]=2;&quot;Passive&quot;;&quot;Active*&quot;))))&amp;&quot; | &quot; &amp; TEXT([Collectors.$I5];&quot;#&quot;) &amp; REPT(&quot; &quot;; [.$I$2]-LEN(TEXT([Collectors.$I5];&quot;#&quot;))) &amp; &quot; | &quot; &amp; TEXT(IF(ISBLANK([Collectors.$H5]);&quot;-&quot;;[Collectors.$H5]);&quot;#&quot;) &amp; REPT(&quot; &quot;; [.$H$2]-LEN(TEXT(IF(ISBLANK([Collectors.$H5]);&quot;-&quot;;[Collectors.$H5]);&quot;#&quot;))) &amp; &quot; | &quot; &amp; TEXT(IF(ISBLANK([Collectors.$J5]);&quot;-&quot;;[Collectors.$J5]);&quot;#&quot;) &amp; REPT(&quot; &quot;; [.$J$2]-LEN(TEXT(IF(ISBLANK([Collectors.$J5]);&quot;-&quot;;[Collectors.$J5]);&quot;#&quot;))) &amp; &quot; |&quot;" table:style-name="ce3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tf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-        | tftpdotdotpwn             | service         | Active   | IPv4, IPv6 | -       | nobody |" table:formula="of:=&quot;| &quot; &amp; IF([Collectors.$F6]&lt;0;&quot;- &quot;;TEXT([Collectors.$F6];&quot;#&quot;))&amp; REPT(&quot; &quot;;[.$F$2]-LEN(TEXT([Collectors.$F6];&quot;#&quot;))) &amp;&quot; | &quot; &amp; [Collectors.$D6] &amp; REPT(&quot; &quot;;[.$D$2]-LEN([Collectors.$D6])) &amp; &quot; | &quot; &amp; [Collectors.$B6] &amp; REPT(&quot; &quot;;[.$B$2]-LEN([Collectors.$B6])) &amp; &quot; | &quot; &amp; IF([.C6]=1;&quot;Active&quot;;IF([.C6]=2;&quot;Passive&quot;;&quot;Active*&quot;)) &amp; REPT(&quot; &quot;;[.$C$2]-LEN(IF([.C6]=1;&quot;Active&quot;;IF([.C6]=2;&quot;Passive&quot;;&quot;Active*&quot;))))&amp;&quot; | &quot; &amp; TEXT([Collectors.$I6];&quot;#&quot;) &amp; REPT(&quot; &quot;; [.$I$2]-LEN(TEXT([Collectors.$I6];&quot;#&quot;))) &amp; &quot; | &quot; &amp; TEXT(IF(ISBLANK([Collectors.$H6]);&quot;-&quot;;[Collectors.$H6]);&quot;#&quot;) &amp; REPT(&quot; &quot;; [.$H$2]-LEN(TEXT(IF(ISBLANK([Collectors.$H6]);&quot;-&quot;;[Collectors.$H6]);&quot;#&quot;))) &amp; &quot; | &quot; &amp; TEXT(IF(ISBLANK([Collectors.$J6]);&quot;-&quot;;[Collectors.$J6]);&quot;#&quot;) &amp; REPT(&quot; &quot;; [.$J$2]-LEN(TEXT(IF(ISBLANK([Collectors.$J6]);&quot;-&quot;;[Collectors.$J6]);&quot;#&quot;))) &amp; &quot; |&quot;" table:style-name="ce3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hydra</text:p>
          </table:table-cell>
          <table:table-cell office:value-type="string" table:style-name="ce4">
            <text:p>hydra</text:p>
          </table:table-cell>
          <table:table-cell office:value-type="float" office:value="-1" table:style-name="ce5">
            <text:p>-1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path, 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httpgobuster, nikto</text:p>
          </table:table-cell>
          <table:table-cell office:value-type="string" office:string-value="| -        | httphydra                 | service         | Active   | IPv4, IPv6 | -       | nobody |" table:formula="of:=&quot;| &quot; &amp; IF([Collectors.$F7]&lt;0;&quot;- &quot;;TEXT([Collectors.$F7];&quot;#&quot;))&amp; REPT(&quot; &quot;;[.$F$2]-LEN(TEXT([Collectors.$F7];&quot;#&quot;))) &amp;&quot; | &quot; &amp; [Collectors.$D7] &amp; REPT(&quot; &quot;;[.$D$2]-LEN([Collectors.$D7])) &amp; &quot; | &quot; &amp; [Collectors.$B7] &amp; REPT(&quot; &quot;;[.$B$2]-LEN([Collectors.$B7])) &amp; &quot; | &quot; &amp; IF([.C7]=1;&quot;Active&quot;;IF([.C7]=2;&quot;Passive&quot;;&quot;Active*&quot;)) &amp; REPT(&quot; &quot;;[.$C$2]-LEN(IF([.C7]=1;&quot;Active&quot;;IF([.C7]=2;&quot;Passive&quot;;&quot;Active*&quot;))))&amp;&quot; | &quot; &amp; TEXT([Collectors.$I7];&quot;#&quot;) &amp; REPT(&quot; &quot;; [.$I$2]-LEN(TEXT([Collectors.$I7];&quot;#&quot;))) &amp; &quot; | &quot; &amp; TEXT(IF(ISBLANK([Collectors.$H7]);&quot;-&quot;;[Collectors.$H7]);&quot;#&quot;) &amp; REPT(&quot; &quot;; [.$H$2]-LEN(TEXT(IF(ISBLANK([Collectors.$H7]);&quot;-&quot;;[Collectors.$H7]);&quot;#&quot;))) &amp; &quot; | &quot; &amp; TEXT(IF(ISBLANK([Collectors.$J7]);&quot;-&quot;;[Collectors.$J7]);&quot;#&quot;) &amp; REPT(&quot; &quot;; [.$J$2]-LEN(TEXT(IF(ISBLANK([Collectors.$J7]);&quot;-&quot;;[Collectors.$J7]);&quot;#&quot;))) &amp; &quot; |&quot;" table:style-name="ce3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p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rdphydra                  | service         | Active   | IPv4, IPv6 | -       | nobody |" table:formula="of:=&quot;| &quot; &amp; IF([Collectors.$F8]&lt;0;&quot;- &quot;;TEXT([Collectors.$F8];&quot;#&quot;))&amp; REPT(&quot; &quot;;[.$F$2]-LEN(TEXT([Collectors.$F8];&quot;#&quot;))) &amp;&quot; | &quot; &amp; [Collectors.$D8] &amp; REPT(&quot; &quot;;[.$D$2]-LEN([Collectors.$D8])) &amp; &quot; | &quot; &amp; [Collectors.$B8] &amp; REPT(&quot; &quot;;[.$B$2]-LEN([Collectors.$B8])) &amp; &quot; | &quot; &amp; IF([.C8]=1;&quot;Active&quot;;IF([.C8]=2;&quot;Passive&quot;;&quot;Active*&quot;)) &amp; REPT(&quot; &quot;;[.$C$2]-LEN(IF([.C8]=1;&quot;Active&quot;;IF([.C8]=2;&quot;Passive&quot;;&quot;Active*&quot;))))&amp;&quot; | &quot; &amp; TEXT([Collectors.$I8];&quot;#&quot;) &amp; REPT(&quot; &quot;; [.$I$2]-LEN(TEXT([Collectors.$I8];&quot;#&quot;))) &amp; &quot; | &quot; &amp; TEXT(IF(ISBLANK([Collectors.$H8]);&quot;-&quot;;[Collectors.$H8]);&quot;#&quot;) &amp; REPT(&quot; &quot;; [.$H$2]-LEN(TEXT(IF(ISBLANK([Collectors.$H8]);&quot;-&quot;;[Collectors.$H8]);&quot;#&quot;))) &amp; &quot; | &quot; &amp; TEXT(IF(ISBLANK([Collectors.$J8]);&quot;-&quot;;[Collectors.$J8]);&quot;#&quot;) &amp; REPT(&quot; &quot;; [.$J$2]-LEN(TEXT(IF(ISBLANK([Collectors.$J8]);&quot;-&quot;;[Collectors.$J8]);&quot;#&quot;))) &amp; &quot; |&quot;" table:style-name="ce3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mbhydra                  | service         | Active   | IPv4, IPv6 | -       | nobody |" table:formula="of:=&quot;| &quot; &amp; IF([Collectors.$F9]&lt;0;&quot;- &quot;;TEXT([Collectors.$F9];&quot;#&quot;))&amp; REPT(&quot; &quot;;[.$F$2]-LEN(TEXT([Collectors.$F9];&quot;#&quot;))) &amp;&quot; | &quot; &amp; [Collectors.$D9] &amp; REPT(&quot; &quot;;[.$D$2]-LEN([Collectors.$D9])) &amp; &quot; | &quot; &amp; [Collectors.$B9] &amp; REPT(&quot; &quot;;[.$B$2]-LEN([Collectors.$B9])) &amp; &quot; | &quot; &amp; IF([.C9]=1;&quot;Active&quot;;IF([.C9]=2;&quot;Passive&quot;;&quot;Active*&quot;)) &amp; REPT(&quot; &quot;;[.$C$2]-LEN(IF([.C9]=1;&quot;Active&quot;;IF([.C9]=2;&quot;Passive&quot;;&quot;Active*&quot;))))&amp;&quot; | &quot; &amp; TEXT([Collectors.$I9];&quot;#&quot;) &amp; REPT(&quot; &quot;; [.$I$2]-LEN(TEXT([Collectors.$I9];&quot;#&quot;))) &amp; &quot; | &quot; &amp; TEXT(IF(ISBLANK([Collectors.$H9]);&quot;-&quot;;[Collectors.$H9]);&quot;#&quot;) &amp; REPT(&quot; &quot;; [.$H$2]-LEN(TEXT(IF(ISBLANK([Collectors.$H9]);&quot;-&quot;;[Collectors.$H9]);&quot;#&quot;))) &amp; &quot; | &quot; &amp; TEXT(IF(ISBLANK([Collectors.$J9]);&quot;-&quot;;[Collectors.$J9]);&quot;#&quot;) &amp; REPT(&quot; &quot;; [.$J$2]-LEN(TEXT(IF(ISBLANK([Collectors.$J9]);&quot;-&quot;;[Collectors.$J9]);&quot;#&quot;))) &amp; &quot; |&quot;" table:style-name="ce3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medusa</text:p>
          </table:table-cell>
          <table:table-cell office:value-type="string" table:style-name="ce1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smbmedusa                 | service         | Active   | IPv4       | -       | nobody |" table:formula="of:=&quot;| &quot; &amp; IF([Collectors.$F10]&lt;0;&quot;- &quot;;TEXT([Collectors.$F10];&quot;#&quot;))&amp; REPT(&quot; &quot;;[.$F$2]-LEN(TEXT([Collectors.$F10];&quot;#&quot;))) &amp;&quot; | &quot; &amp; [Collectors.$D10] &amp; REPT(&quot; &quot;;[.$D$2]-LEN([Collectors.$D10])) &amp; &quot; | &quot; &amp; [Collectors.$B10] &amp; REPT(&quot; &quot;;[.$B$2]-LEN([Collectors.$B10])) &amp; &quot; | &quot; &amp; IF([.C10]=1;&quot;Active&quot;;IF([.C10]=2;&quot;Passive&quot;;&quot;Active*&quot;)) &amp; REPT(&quot; &quot;;[.$C$2]-LEN(IF([.C10]=1;&quot;Active&quot;;IF([.C10]=2;&quot;Passive&quot;;&quot;Active*&quot;))))&amp;&quot; | &quot; &amp; TEXT([Collectors.$I10];&quot;#&quot;) &amp; REPT(&quot; &quot;; [.$I$2]-LEN(TEXT([Collectors.$I10];&quot;#&quot;))) &amp; &quot; | &quot; &amp; TEXT(IF(ISBLANK([Collectors.$H10]);&quot;-&quot;;[Collectors.$H10]);&quot;#&quot;) &amp; REPT(&quot; &quot;; [.$H$2]-LEN(TEXT(IF(ISBLANK([Collectors.$H10]);&quot;-&quot;;[Collectors.$H10]);&quot;#&quot;))) &amp; &quot; | &quot; &amp; TEXT(IF(ISBLANK([Collectors.$J10]);&quot;-&quot;;[Collectors.$J10]);&quot;#&quot;) &amp; REPT(&quot; &quot;; [.$J$2]-LEN(TEXT(IF(ISBLANK([Collectors.$J10]);&quot;-&quot;;[Collectors.$J10]);&quot;#&quot;))) &amp; &quot; |&quot;" table:style-name="ce3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shhydra                  | service         | Active   | IPv4, IPv6 | -       | nobody |" table:formula="of:=&quot;| &quot; &amp; IF([Collectors.$F11]&lt;0;&quot;- &quot;;TEXT([Collectors.$F11];&quot;#&quot;))&amp; REPT(&quot; &quot;;[.$F$2]-LEN(TEXT([Collectors.$F11];&quot;#&quot;))) &amp;&quot; | &quot; &amp; [Collectors.$D11] &amp; REPT(&quot; &quot;;[.$D$2]-LEN([Collectors.$D11])) &amp; &quot; | &quot; &amp; [Collectors.$B11] &amp; REPT(&quot; &quot;;[.$B$2]-LEN([Collectors.$B11])) &amp; &quot; | &quot; &amp; IF([.C11]=1;&quot;Active&quot;;IF([.C11]=2;&quot;Passive&quot;;&quot;Active*&quot;)) &amp; REPT(&quot; &quot;;[.$C$2]-LEN(IF([.C11]=1;&quot;Active&quot;;IF([.C11]=2;&quot;Passive&quot;;&quot;Active*&quot;))))&amp;&quot; | &quot; &amp; TEXT([Collectors.$I11];&quot;#&quot;) &amp; REPT(&quot; &quot;; [.$I$2]-LEN(TEXT([Collectors.$I11];&quot;#&quot;))) &amp; &quot; | &quot; &amp; TEXT(IF(ISBLANK([Collectors.$H11]);&quot;-&quot;;[Collectors.$H11]);&quot;#&quot;) &amp; REPT(&quot; &quot;; [.$H$2]-LEN(TEXT(IF(ISBLANK([Collectors.$H11]);&quot;-&quot;;[Collectors.$H11]);&quot;#&quot;))) &amp; &quot; | &quot; &amp; TEXT(IF(ISBLANK([Collectors.$J11]);&quot;-&quot;;[Collectors.$J11]);&quot;#&quot;) &amp; REPT(&quot; &quot;; [.$J$2]-LEN(TEXT(IF(ISBLANK([Collectors.$J11]);&quot;-&quot;;[Collectors.$J11]);&quot;#&quot;))) &amp; &quot; |&quot;" table:style-name="ce3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iltwith</text:p>
          </table:table-cell>
          <table:table-cell office:value-type="string" table:style-name="ce1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5      | builtwith                 | domain          | Active*  | -          | -       | nobody |" table:formula="of:=&quot;| &quot; &amp; IF([Collectors.$F12]&lt;0;&quot;- &quot;;TEXT([Collectors.$F12];&quot;#&quot;))&amp; REPT(&quot; &quot;;[.$F$2]-LEN(TEXT([Collectors.$F12];&quot;#&quot;))) &amp;&quot; | &quot; &amp; [Collectors.$D12] &amp; REPT(&quot; &quot;;[.$D$2]-LEN([Collectors.$D12])) &amp; &quot; | &quot; &amp; [Collectors.$B12] &amp; REPT(&quot; &quot;;[.$B$2]-LEN([Collectors.$B12])) &amp; &quot; | &quot; &amp; IF([.C12]=1;&quot;Active&quot;;IF([.C12]=2;&quot;Passive&quot;;&quot;Active*&quot;)) &amp; REPT(&quot; &quot;;[.$C$2]-LEN(IF([.C12]=1;&quot;Active&quot;;IF([.C12]=2;&quot;Passive&quot;;&quot;Active*&quot;))))&amp;&quot; | &quot; &amp; TEXT([Collectors.$I12];&quot;#&quot;) &amp; REPT(&quot; &quot;; [.$I$2]-LEN(TEXT([Collectors.$I12];&quot;#&quot;))) &amp; &quot; | &quot; &amp; TEXT(IF(ISBLANK([Collectors.$H12]);&quot;-&quot;;[Collectors.$H12]);&quot;#&quot;) &amp; REPT(&quot; &quot;; [.$H$2]-LEN(TEXT(IF(ISBLANK([Collectors.$H12]);&quot;-&quot;;[Collectors.$H12]);&quot;#&quot;))) &amp; &quot; | &quot; &amp; TEXT(IF(ISBLANK([Collectors.$J12]);&quot;-&quot;;[Collectors.$J12]);&quot;#&quot;) &amp; REPT(&quot; &quot;; [.$J$2]-LEN(TEXT(IF(ISBLANK([Collectors.$J12]);&quot;-&quot;;[Collectors.$J12]);&quot;#&quot;))) &amp; &quot; |&quot;" table:style-name="ce3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stio</text:p>
          </table:table-cell>
          <table:table-cell office:value-type="string" table:style-name="ce1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7      | hostio                    | domain          | Active*  | -          | -       | nobody |" table:formula="of:=&quot;| &quot; &amp; IF([Collectors.$F13]&lt;0;&quot;- &quot;;TEXT([Collectors.$F13];&quot;#&quot;))&amp; REPT(&quot; &quot;;[.$F$2]-LEN(TEXT([Collectors.$F13];&quot;#&quot;))) &amp;&quot; | &quot; &amp; [Collectors.$D13] &amp; REPT(&quot; &quot;;[.$D$2]-LEN([Collectors.$D13])) &amp; &quot; | &quot; &amp; [Collectors.$B13] &amp; REPT(&quot; &quot;;[.$B$2]-LEN([Collectors.$B13])) &amp; &quot; | &quot; &amp; IF([.C13]=1;&quot;Active&quot;;IF([.C13]=2;&quot;Passive&quot;;&quot;Active*&quot;)) &amp; REPT(&quot; &quot;;[.$C$2]-LEN(IF([.C13]=1;&quot;Active&quot;;IF([.C13]=2;&quot;Passive&quot;;&quot;Active*&quot;))))&amp;&quot; | &quot; &amp; TEXT([Collectors.$I13];&quot;#&quot;) &amp; REPT(&quot; &quot;; [.$I$2]-LEN(TEXT([Collectors.$I13];&quot;#&quot;))) &amp; &quot; | &quot; &amp; TEXT(IF(ISBLANK([Collectors.$H13]);&quot;-&quot;;[Collectors.$H13]);&quot;#&quot;) &amp; REPT(&quot; &quot;; [.$H$2]-LEN(TEXT(IF(ISBLANK([Collectors.$H13]);&quot;-&quot;;[Collectors.$H13]);&quot;#&quot;))) &amp; &quot; | &quot; &amp; TEXT(IF(ISBLANK([Collectors.$J13]);&quot;-&quot;;[Collectors.$J13]);&quot;#&quot;) &amp; REPT(&quot; &quot;; [.$J$2]-LEN(TEXT(IF(ISBLANK([Collectors.$J13]);&quot;-&quot;;[Collectors.$J13]);&quot;#&quot;))) &amp; &quot; |&quot;" table:style-name="ce3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domain</text:p>
          </table:table-cell>
          <table:table-cell office:value-type="string" table:style-name="ce1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130      | censysdomain              | domain          | Active*  | -          | -       | kali   |" table:formula="of:=&quot;| &quot; &amp; IF([Collectors.$F14]&lt;0;&quot;- &quot;;TEXT([Collectors.$F14];&quot;#&quot;))&amp; REPT(&quot; &quot;;[.$F$2]-LEN(TEXT([Collectors.$F14];&quot;#&quot;))) &amp;&quot; | &quot; &amp; [Collectors.$D14] &amp; REPT(&quot; &quot;;[.$D$2]-LEN([Collectors.$D14])) &amp; &quot; | &quot; &amp; [Collectors.$B14] &amp; REPT(&quot; &quot;;[.$B$2]-LEN([Collectors.$B14])) &amp; &quot; | &quot; &amp; IF([.C14]=1;&quot;Active&quot;;IF([.C14]=2;&quot;Passive&quot;;&quot;Active*&quot;)) &amp; REPT(&quot; &quot;;[.$C$2]-LEN(IF([.C14]=1;&quot;Active&quot;;IF([.C14]=2;&quot;Passive&quot;;&quot;Active*&quot;))))&amp;&quot; | &quot; &amp; TEXT([Collectors.$I14];&quot;#&quot;) &amp; REPT(&quot; &quot;; [.$I$2]-LEN(TEXT([Collectors.$I14];&quot;#&quot;))) &amp; &quot; | &quot; &amp; TEXT(IF(ISBLANK([Collectors.$H14]);&quot;-&quot;;[Collectors.$H14]);&quot;#&quot;) &amp; REPT(&quot; &quot;; [.$H$2]-LEN(TEXT(IF(ISBLANK([Collectors.$H14]);&quot;-&quot;;[Collectors.$H14]);&quot;#&quot;))) &amp; &quot; | &quot; &amp; TEXT(IF(ISBLANK([Collectors.$J14]);&quot;-&quot;;[Collectors.$J14]);&quot;#&quot;) &amp; REPT(&quot; &quot;; [.$J$2]-LEN(TEXT(IF(ISBLANK([Collectors.$J14]);&quot;-&quot;;[Collectors.$J14]);&quot;#&quot;))) &amp; &quot; |&quot;" table:style-name="ce3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curitytrails</text:p>
          </table:table-cell>
          <table:table-cell office:value-type="string" table:style-name="ce1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31      | securitytrails            | domain          | Active*  | -          | -       | nobody |" table:formula="of:=&quot;| &quot; &amp; IF([Collectors.$F15]&lt;0;&quot;- &quot;;TEXT([Collectors.$F15];&quot;#&quot;))&amp; REPT(&quot; &quot;;[.$F$2]-LEN(TEXT([Collectors.$F15];&quot;#&quot;))) &amp;&quot; | &quot; &amp; [Collectors.$D15] &amp; REPT(&quot; &quot;;[.$D$2]-LEN([Collectors.$D15])) &amp; &quot; | &quot; &amp; [Collectors.$B15] &amp; REPT(&quot; &quot;;[.$B$2]-LEN([Collectors.$B15])) &amp; &quot; | &quot; &amp; IF([.C15]=1;&quot;Active&quot;;IF([.C15]=2;&quot;Passive&quot;;&quot;Active*&quot;)) &amp; REPT(&quot; &quot;;[.$C$2]-LEN(IF([.C15]=1;&quot;Active&quot;;IF([.C15]=2;&quot;Passive&quot;;&quot;Active*&quot;))))&amp;&quot; | &quot; &amp; TEXT([Collectors.$I15];&quot;#&quot;) &amp; REPT(&quot; &quot;; [.$I$2]-LEN(TEXT([Collectors.$I15];&quot;#&quot;))) &amp; &quot; | &quot; &amp; TEXT(IF(ISBLANK([Collectors.$H15]);&quot;-&quot;;[Collectors.$H15]);&quot;#&quot;) &amp; REPT(&quot; &quot;; [.$H$2]-LEN(TEXT(IF(ISBLANK([Collectors.$H15]);&quot;-&quot;;[Collectors.$H15]);&quot;#&quot;))) &amp; &quot; | &quot; &amp; TEXT(IF(ISBLANK([Collectors.$J15]);&quot;-&quot;;[Collectors.$J15]);&quot;#&quot;) &amp; REPT(&quot; &quot;; [.$J$2]-LEN(TEXT(IF(ISBLANK([Collectors.$J15]);&quot;-&quot;;[Collectors.$J15]);&quot;#&quot;))) &amp; &quot; |&quot;" table:style-name="ce3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dumpster</text:p>
          </table:table-cell>
          <table:table-cell office:value-type="string" table:style-name="ce1">
            <text:p>kismanage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host_host_name_mapping</text:p>
          </table:table-cell>
          <table:table-cell table:style-name="ce1"/>
          <table:table-cell office:value-type="string" office:string-value="| 132      | dnsdumpster               | domain          | Active*  | -          | -       | nobody |" table:formula="of:=&quot;| &quot; &amp; IF([Collectors.$F16]&lt;0;&quot;- &quot;;TEXT([Collectors.$F16];&quot;#&quot;))&amp; REPT(&quot; &quot;;[.$F$2]-LEN(TEXT([Collectors.$F16];&quot;#&quot;))) &amp;&quot; | &quot; &amp; [Collectors.$D16] &amp; REPT(&quot; &quot;;[.$D$2]-LEN([Collectors.$D16])) &amp; &quot; | &quot; &amp; [Collectors.$B16] &amp; REPT(&quot; &quot;;[.$B$2]-LEN([Collectors.$B16])) &amp; &quot; | &quot; &amp; IF([.C16]=1;&quot;Active&quot;;IF([.C16]=2;&quot;Passive&quot;;&quot;Active*&quot;)) &amp; REPT(&quot; &quot;;[.$C$2]-LEN(IF([.C16]=1;&quot;Active&quot;;IF([.C16]=2;&quot;Passive&quot;;&quot;Active*&quot;))))&amp;&quot; | &quot; &amp; TEXT([Collectors.$I16];&quot;#&quot;) &amp; REPT(&quot; &quot;; [.$I$2]-LEN(TEXT([Collectors.$I16];&quot;#&quot;))) &amp; &quot; | &quot; &amp; TEXT(IF(ISBLANK([Collectors.$H16]);&quot;-&quot;;[Collectors.$H16]);&quot;#&quot;) &amp; REPT(&quot; &quot;; [.$H$2]-LEN(TEXT(IF(ISBLANK([Collectors.$H16]);&quot;-&quot;;[Collectors.$H16]);&quot;#&quot;))) &amp; &quot; | &quot; &amp; TEXT(IF(ISBLANK([Collectors.$J16]);&quot;-&quot;;[Collectors.$J16]);&quot;#&quot;) &amp; REPT(&quot; &quot;; [.$J$2]-LEN(TEXT(IF(ISBLANK([Collectors.$J16]);&quot;-&quot;;[Collectors.$J16]);&quot;#&quot;))) &amp; &quot; |&quot;" table:style-name="ce3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tspotter</text:p>
          </table:table-cell>
          <table:table-cell office:value-type="string" table:style-name="ce1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, company, email, file</text:p>
          </table:table-cell>
          <table:table-cell table:style-name="ce1"/>
          <table:table-cell office:value-type="string" office:string-value="| 133      | certspotter               | domain          | Active*  | -          | -       | nobody |" table:formula="of:=&quot;| &quot; &amp; IF([Collectors.$F17]&lt;0;&quot;- &quot;;TEXT([Collectors.$F17];&quot;#&quot;))&amp; REPT(&quot; &quot;;[.$F$2]-LEN(TEXT([Collectors.$F17];&quot;#&quot;))) &amp;&quot; | &quot; &amp; [Collectors.$D17] &amp; REPT(&quot; &quot;;[.$D$2]-LEN([Collectors.$D17])) &amp; &quot; | &quot; &amp; [Collectors.$B17] &amp; REPT(&quot; &quot;;[.$B$2]-LEN([Collectors.$B17])) &amp; &quot; | &quot; &amp; IF([.C17]=1;&quot;Active&quot;;IF([.C17]=2;&quot;Passive&quot;;&quot;Active*&quot;)) &amp; REPT(&quot; &quot;;[.$C$2]-LEN(IF([.C17]=1;&quot;Active&quot;;IF([.C17]=2;&quot;Passive&quot;;&quot;Active*&quot;))))&amp;&quot; | &quot; &amp; TEXT([Collectors.$I17];&quot;#&quot;) &amp; REPT(&quot; &quot;; [.$I$2]-LEN(TEXT([Collectors.$I17];&quot;#&quot;))) &amp; &quot; | &quot; &amp; TEXT(IF(ISBLANK([Collectors.$H17]);&quot;-&quot;;[Collectors.$H17]);&quot;#&quot;) &amp; REPT(&quot; &quot;; [.$H$2]-LEN(TEXT(IF(ISBLANK([Collectors.$H17]);&quot;-&quot;;[Collectors.$H17]);&quot;#&quot;))) &amp; &quot; | &quot; &amp; TEXT(IF(ISBLANK([Collectors.$J17]);&quot;-&quot;;[Collectors.$J17]);&quot;#&quot;) &amp; REPT(&quot; &quot;; [.$J$2]-LEN(TEXT(IF(ISBLANK([Collectors.$J17]);&quot;-&quot;;[Collectors.$J17]);&quot;#&quot;))) &amp; &quot; |&quot;" table:style-name="ce3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domain</text:p>
          </table:table-cell>
          <table:table-cell office:value-type="string" table:style-name="ce1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4      | crtshdomain               | domain          | Active*  | -          | -       | nobody |" table:formula="of:=&quot;| &quot; &amp; IF([Collectors.$F18]&lt;0;&quot;- &quot;;TEXT([Collectors.$F18];&quot;#&quot;))&amp; REPT(&quot; &quot;;[.$F$2]-LEN(TEXT([Collectors.$F18];&quot;#&quot;))) &amp;&quot; | &quot; &amp; [Collectors.$D18] &amp; REPT(&quot; &quot;;[.$D$2]-LEN([Collectors.$D18])) &amp; &quot; | &quot; &amp; [Collectors.$B18] &amp; REPT(&quot; &quot;;[.$B$2]-LEN([Collectors.$B18])) &amp; &quot; | &quot; &amp; IF([.C18]=1;&quot;Active&quot;;IF([.C18]=2;&quot;Passive&quot;;&quot;Active*&quot;)) &amp; REPT(&quot; &quot;;[.$C$2]-LEN(IF([.C18]=1;&quot;Active&quot;;IF([.C18]=2;&quot;Passive&quot;;&quot;Active*&quot;))))&amp;&quot; | &quot; &amp; TEXT([Collectors.$I18];&quot;#&quot;) &amp; REPT(&quot; &quot;; [.$I$2]-LEN(TEXT([Collectors.$I18];&quot;#&quot;))) &amp; &quot; | &quot; &amp; TEXT(IF(ISBLANK([Collectors.$H18]);&quot;-&quot;;[Collectors.$H18]);&quot;#&quot;) &amp; REPT(&quot; &quot;; [.$H$2]-LEN(TEXT(IF(ISBLANK([Collectors.$H18]);&quot;-&quot;;[Collectors.$H18]);&quot;#&quot;))) &amp; &quot; | &quot; &amp; TEXT(IF(ISBLANK([Collectors.$J18]);&quot;-&quot;;[Collectors.$J18]);&quot;#&quot;) &amp; REPT(&quot; &quot;; [.$J$2]-LEN(TEXT(IF(ISBLANK([Collectors.$J18]);&quot;-&quot;;[Collectors.$J18]);&quot;#&quot;))) &amp; &quot; |&quot;" table:style-name="ce3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rustotal</text:p>
          </table:table-cell>
          <table:table-cell office:value-type="string" table:style-name="ce1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5      | virustotal                | domain          | Active*  | -          | -       | nobody |" table:formula="of:=&quot;| &quot; &amp; IF([Collectors.$F19]&lt;0;&quot;- &quot;;TEXT([Collectors.$F19];&quot;#&quot;))&amp; REPT(&quot; &quot;;[.$F$2]-LEN(TEXT([Collectors.$F19];&quot;#&quot;))) &amp;&quot; | &quot; &amp; [Collectors.$D19] &amp; REPT(&quot; &quot;;[.$D$2]-LEN([Collectors.$D19])) &amp; &quot; | &quot; &amp; [Collectors.$B19] &amp; REPT(&quot; &quot;;[.$B$2]-LEN([Collectors.$B19])) &amp; &quot; | &quot; &amp; IF([.C19]=1;&quot;Active&quot;;IF([.C19]=2;&quot;Passive&quot;;&quot;Active*&quot;)) &amp; REPT(&quot; &quot;;[.$C$2]-LEN(IF([.C19]=1;&quot;Active&quot;;IF([.C19]=2;&quot;Passive&quot;;&quot;Active*&quot;))))&amp;&quot; | &quot; &amp; TEXT([Collectors.$I19];&quot;#&quot;) &amp; REPT(&quot; &quot;; [.$I$2]-LEN(TEXT([Collectors.$I19];&quot;#&quot;))) &amp; &quot; | &quot; &amp; TEXT(IF(ISBLANK([Collectors.$H19]);&quot;-&quot;;[Collectors.$H19]);&quot;#&quot;) &amp; REPT(&quot; &quot;; [.$H$2]-LEN(TEXT(IF(ISBLANK([Collectors.$H19]);&quot;-&quot;;[Collectors.$H19]);&quot;#&quot;))) &amp; &quot; | &quot; &amp; TEXT(IF(ISBLANK([Collectors.$J19]);&quot;-&quot;;[Collectors.$J19]);&quot;#&quot;) &amp; REPT(&quot; &quot;; [.$J$2]-LEN(TEXT(IF(ISBLANK([Collectors.$J19]);&quot;-&quot;;[Collectors.$J19]);&quot;#&quot;))) &amp; &quot; |&quot;" table:style-name="ce3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ublist3r</text:p>
          </table:table-cell>
          <table:table-cell office:value-type="string" table:style-name="ce1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0      | dnssublist3r              | domain          | Active   | -          | -       | nobody |" table:formula="of:=&quot;| &quot; &amp; IF([Collectors.$F20]&lt;0;&quot;- &quot;;TEXT([Collectors.$F20];&quot;#&quot;))&amp; REPT(&quot; &quot;;[.$F$2]-LEN(TEXT([Collectors.$F20];&quot;#&quot;))) &amp;&quot; | &quot; &amp; [Collectors.$D20] &amp; REPT(&quot; &quot;;[.$D$2]-LEN([Collectors.$D20])) &amp; &quot; | &quot; &amp; [Collectors.$B20] &amp; REPT(&quot; &quot;;[.$B$2]-LEN([Collectors.$B20])) &amp; &quot; | &quot; &amp; IF([.C20]=1;&quot;Active&quot;;IF([.C20]=2;&quot;Passive&quot;;&quot;Active*&quot;)) &amp; REPT(&quot; &quot;;[.$C$2]-LEN(IF([.C20]=1;&quot;Active&quot;;IF([.C20]=2;&quot;Passive&quot;;&quot;Active*&quot;))))&amp;&quot; | &quot; &amp; TEXT([Collectors.$I20];&quot;#&quot;) &amp; REPT(&quot; &quot;; [.$I$2]-LEN(TEXT([Collectors.$I20];&quot;#&quot;))) &amp; &quot; | &quot; &amp; TEXT(IF(ISBLANK([Collectors.$H20]);&quot;-&quot;;[Collectors.$H20]);&quot;#&quot;) &amp; REPT(&quot; &quot;; [.$H$2]-LEN(TEXT(IF(ISBLANK([Collectors.$H20]);&quot;-&quot;;[Collectors.$H20]);&quot;#&quot;))) &amp; &quot; | &quot; &amp; TEXT(IF(ISBLANK([Collectors.$J20]);&quot;-&quot;;[Collectors.$J20]);&quot;#&quot;) &amp; REPT(&quot; &quot;; [.$J$2]-LEN(TEXT(IF(ISBLANK([Collectors.$J20]);&quot;-&quot;;[Collectors.$J20]);&quot;#&quot;))) &amp; &quot; |&quot;" table:style-name="ce3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amasspassive</text:p>
          </table:table-cell>
          <table:table-cell office:value-type="string" table:style-name="ce1">
            <text:p>amass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1      | dnsamasspassive           | domain          | Active*  | -          | -       | nobody |" table:formula="of:=&quot;| &quot; &amp; IF([Collectors.$F21]&lt;0;&quot;- &quot;;TEXT([Collectors.$F21];&quot;#&quot;))&amp; REPT(&quot; &quot;;[.$F$2]-LEN(TEXT([Collectors.$F21];&quot;#&quot;))) &amp;&quot; | &quot; &amp; [Collectors.$D21] &amp; REPT(&quot; &quot;;[.$D$2]-LEN([Collectors.$D21])) &amp; &quot; | &quot; &amp; [Collectors.$B21] &amp; REPT(&quot; &quot;;[.$B$2]-LEN([Collectors.$B21])) &amp; &quot; | &quot; &amp; IF([.C21]=1;&quot;Active&quot;;IF([.C21]=2;&quot;Passive&quot;;&quot;Active*&quot;)) &amp; REPT(&quot; &quot;;[.$C$2]-LEN(IF([.C21]=1;&quot;Active&quot;;IF([.C21]=2;&quot;Passive&quot;;&quot;Active*&quot;))))&amp;&quot; | &quot; &amp; TEXT([Collectors.$I21];&quot;#&quot;) &amp; REPT(&quot; &quot;; [.$I$2]-LEN(TEXT([Collectors.$I21];&quot;#&quot;))) &amp; &quot; | &quot; &amp; TEXT(IF(ISBLANK([Collectors.$H21]);&quot;-&quot;;[Collectors.$H21]);&quot;#&quot;) &amp; REPT(&quot; &quot;; [.$H$2]-LEN(TEXT(IF(ISBLANK([Collectors.$H21]);&quot;-&quot;;[Collectors.$H21]);&quot;#&quot;))) &amp; &quot; | &quot; &amp; TEXT(IF(ISBLANK([Collectors.$J21]);&quot;-&quot;;[Collectors.$J21]);&quot;#&quot;) &amp; REPT(&quot; &quot;; [.$J$2]-LEN(TEXT(IF(ISBLANK([Collectors.$J21]);&quot;-&quot;;[Collectors.$J21]);&quot;#&quot;))) &amp; &quot; |&quot;" table:style-name="ce3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amassactive</text:p>
          </table:table-cell>
          <table:table-cell office:value-type="string" table:style-name="ce1">
            <text:p>amass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2      | dnsamassactive            | domain          | Active   | -          | -       | nobody |" table:formula="of:=&quot;| &quot; &amp; IF([Collectors.$F22]&lt;0;&quot;- &quot;;TEXT([Collectors.$F22];&quot;#&quot;))&amp; REPT(&quot; &quot;;[.$F$2]-LEN(TEXT([Collectors.$F22];&quot;#&quot;))) &amp;&quot; | &quot; &amp; [Collectors.$D22] &amp; REPT(&quot; &quot;;[.$D$2]-LEN([Collectors.$D22])) &amp; &quot; | &quot; &amp; [Collectors.$B22] &amp; REPT(&quot; &quot;;[.$B$2]-LEN([Collectors.$B22])) &amp; &quot; | &quot; &amp; IF([.C22]=1;&quot;Active&quot;;IF([.C22]=2;&quot;Passive&quot;;&quot;Active*&quot;)) &amp; REPT(&quot; &quot;;[.$C$2]-LEN(IF([.C22]=1;&quot;Active&quot;;IF([.C22]=2;&quot;Passive&quot;;&quot;Active*&quot;))))&amp;&quot; | &quot; &amp; TEXT([Collectors.$I22];&quot;#&quot;) &amp; REPT(&quot; &quot;; [.$I$2]-LEN(TEXT([Collectors.$I22];&quot;#&quot;))) &amp; &quot; | &quot; &amp; TEXT(IF(ISBLANK([Collectors.$H22]);&quot;-&quot;;[Collectors.$H22]);&quot;#&quot;) &amp; REPT(&quot; &quot;; [.$H$2]-LEN(TEXT(IF(ISBLANK([Collectors.$H22]);&quot;-&quot;;[Collectors.$H22]);&quot;#&quot;))) &amp; &quot; | &quot; &amp; TEXT(IF(ISBLANK([Collectors.$J22]);&quot;-&quot;;[Collectors.$J22]);&quot;#&quot;) &amp; REPT(&quot; &quot;; [.$J$2]-LEN(TEXT(IF(ISBLANK([Collectors.$J22]);&quot;-&quot;;[Collectors.$J22]);&quot;#&quot;))) &amp; &quot; |&quot;" table:style-name="ce3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crobatdomain</text:p>
          </table:table-cell>
          <table:table-cell office:value-type="string" table:style-name="ce1">
            <text:p>crobat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3      | dnscrobatdomain           | domain          | Active*  | -          | -       | nobody |" table:formula="of:=&quot;| &quot; &amp; IF([Collectors.$F23]&lt;0;&quot;- &quot;;TEXT([Collectors.$F23];&quot;#&quot;))&amp; REPT(&quot; &quot;;[.$F$2]-LEN(TEXT([Collectors.$F23];&quot;#&quot;))) &amp;&quot; | &quot; &amp; [Collectors.$D23] &amp; REPT(&quot; &quot;;[.$D$2]-LEN([Collectors.$D23])) &amp; &quot; | &quot; &amp; [Collectors.$B23] &amp; REPT(&quot; &quot;;[.$B$2]-LEN([Collectors.$B23])) &amp; &quot; | &quot; &amp; IF([.C23]=1;&quot;Active&quot;;IF([.C23]=2;&quot;Passive&quot;;&quot;Active*&quot;)) &amp; REPT(&quot; &quot;;[.$C$2]-LEN(IF([.C23]=1;&quot;Active&quot;;IF([.C23]=2;&quot;Passive&quot;;&quot;Active*&quot;))))&amp;&quot; | &quot; &amp; TEXT([Collectors.$I23];&quot;#&quot;) &amp; REPT(&quot; &quot;; [.$I$2]-LEN(TEXT([Collectors.$I23];&quot;#&quot;))) &amp; &quot; | &quot; &amp; TEXT(IF(ISBLANK([Collectors.$H23]);&quot;-&quot;;[Collectors.$H23]);&quot;#&quot;) &amp; REPT(&quot; &quot;; [.$H$2]-LEN(TEXT(IF(ISBLANK([Collectors.$H23]);&quot;-&quot;;[Collectors.$H23]);&quot;#&quot;))) &amp; &quot; | &quot; &amp; TEXT(IF(ISBLANK([Collectors.$J23]);&quot;-&quot;;[Collectors.$J23]);&quot;#&quot;) &amp; REPT(&quot; &quot;; [.$J$2]-LEN(TEXT(IF(ISBLANK([Collectors.$J23]);&quot;-&quot;;[Collectors.$J23]);&quot;#&quot;))) &amp; &quot; |&quot;" table:style-name="ce3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crobattld</text:p>
          </table:table-cell>
          <table:table-cell office:value-type="string" table:style-name="ce1">
            <text:p>crobat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source</text:p>
          </table:table-cell>
          <table:table-cell table:style-name="ce1"/>
          <table:table-cell office:value-type="string" office:string-value="| 144      | dnscrobattld              | domain          | Active*  | -          | -       | nobody |" table:formula="of:=&quot;| &quot; &amp; IF([Collectors.$F24]&lt;0;&quot;- &quot;;TEXT([Collectors.$F24];&quot;#&quot;))&amp; REPT(&quot; &quot;;[.$F$2]-LEN(TEXT([Collectors.$F24];&quot;#&quot;))) &amp;&quot; | &quot; &amp; [Collectors.$D24] &amp; REPT(&quot; &quot;;[.$D$2]-LEN([Collectors.$D24])) &amp; &quot; | &quot; &amp; [Collectors.$B24] &amp; REPT(&quot; &quot;;[.$B$2]-LEN([Collectors.$B24])) &amp; &quot; | &quot; &amp; IF([.C24]=1;&quot;Active&quot;;IF([.C24]=2;&quot;Passive&quot;;&quot;Active*&quot;)) &amp; REPT(&quot; &quot;;[.$C$2]-LEN(IF([.C24]=1;&quot;Active&quot;;IF([.C24]=2;&quot;Passive&quot;;&quot;Active*&quot;))))&amp;&quot; | &quot; &amp; TEXT([Collectors.$I24];&quot;#&quot;) &amp; REPT(&quot; &quot;; [.$I$2]-LEN(TEXT([Collectors.$I24];&quot;#&quot;))) &amp; &quot; | &quot; &amp; TEXT(IF(ISBLANK([Collectors.$H24]);&quot;-&quot;;[Collectors.$H24]);&quot;#&quot;) &amp; REPT(&quot; &quot;; [.$H$2]-LEN(TEXT(IF(ISBLANK([Collectors.$H24]);&quot;-&quot;;[Collectors.$H24]);&quot;#&quot;))) &amp; &quot; | &quot; &amp; TEXT(IF(ISBLANK([Collectors.$J24]);&quot;-&quot;;[Collectors.$J24]);&quot;#&quot;) &amp; REPT(&quot; &quot;; [.$J$2]-LEN(TEXT(IF(ISBLANK([Collectors.$J24]);&quot;-&quot;;[Collectors.$J24]);&quot;#&quot;))) &amp; &quot; |&quot;" table:style-name="ce3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harvester</text:p>
          </table:table-cell>
          <table:table-cell office:value-type="string" table:style-name="ce1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, host</text:p>
          </table:table-cell>
          <table:table-cell table:style-name="ce1"/>
          <table:table-cell office:value-type="string" office:string-value="| 150      | theharvester              | domain          | Passive  | -          | -       | kali   |" table:formula="of:=&quot;| &quot; &amp; IF([Collectors.$F25]&lt;0;&quot;- &quot;;TEXT([Collectors.$F25];&quot;#&quot;))&amp; REPT(&quot; &quot;;[.$F$2]-LEN(TEXT([Collectors.$F25];&quot;#&quot;))) &amp;&quot; | &quot; &amp; [Collectors.$D25] &amp; REPT(&quot; &quot;;[.$D$2]-LEN([Collectors.$D25])) &amp; &quot; | &quot; &amp; [Collectors.$B25] &amp; REPT(&quot; &quot;;[.$B$2]-LEN([Collectors.$B25])) &amp; &quot; | &quot; &amp; IF([.C25]=1;&quot;Active&quot;;IF([.C25]=2;&quot;Passive&quot;;&quot;Active*&quot;)) &amp; REPT(&quot; &quot;;[.$C$2]-LEN(IF([.C25]=1;&quot;Active&quot;;IF([.C25]=2;&quot;Passive&quot;;&quot;Active*&quot;))))&amp;&quot; | &quot; &amp; TEXT([Collectors.$I25];&quot;#&quot;) &amp; REPT(&quot; &quot;; [.$I$2]-LEN(TEXT([Collectors.$I25];&quot;#&quot;))) &amp; &quot; | &quot; &amp; TEXT(IF(ISBLANK([Collectors.$H25]);&quot;-&quot;;[Collectors.$H25]);&quot;#&quot;) &amp; REPT(&quot; &quot;; [.$H$2]-LEN(TEXT(IF(ISBLANK([Collectors.$H25]);&quot;-&quot;;[Collectors.$H25]);&quot;#&quot;))) &amp; &quot; | &quot; &amp; TEXT(IF(ISBLANK([Collectors.$J25]);&quot;-&quot;;[Collectors.$J25]);&quot;#&quot;) &amp; REPT(&quot; &quot;; [.$J$2]-LEN(TEXT(IF(ISBLANK([Collectors.$J25]);&quot;-&quot;;[Collectors.$J25]);&quot;#&quot;))) &amp; &quot; |&quot;" table:style-name="ce3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sslurp</text:p>
          </table:table-cell>
          <table:table-cell office:value-type="string" table:style-name="ce1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number-columns-repeated="2" table:style-name="ce1"/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additional_info</text:p>
          </table:table-cell>
          <table:table-cell table:style-name="ce1"/>
          <table:table-cell office:value-type="string" office:string-value="| 155      | awsslurp                  | domain          | Active   |            | -       | nobody |" table:formula="of:=&quot;| &quot; &amp; IF([Collectors.$F26]&lt;0;&quot;- &quot;;TEXT([Collectors.$F26];&quot;#&quot;))&amp; REPT(&quot; &quot;;[.$F$2]-LEN(TEXT([Collectors.$F26];&quot;#&quot;))) &amp;&quot; | &quot; &amp; [Collectors.$D26] &amp; REPT(&quot; &quot;;[.$D$2]-LEN([Collectors.$D26])) &amp; &quot; | &quot; &amp; [Collectors.$B26] &amp; REPT(&quot; &quot;;[.$B$2]-LEN([Collectors.$B26])) &amp; &quot; | &quot; &amp; IF([.C26]=1;&quot;Active&quot;;IF([.C26]=2;&quot;Passive&quot;;&quot;Active*&quot;)) &amp; REPT(&quot; &quot;;[.$C$2]-LEN(IF([.C26]=1;&quot;Active&quot;;IF([.C26]=2;&quot;Passive&quot;;&quot;Active*&quot;))))&amp;&quot; | &quot; &amp; TEXT([Collectors.$I26];&quot;#&quot;) &amp; REPT(&quot; &quot;; [.$I$2]-LEN(TEXT([Collectors.$I26];&quot;#&quot;))) &amp; &quot; | &quot; &amp; TEXT(IF(ISBLANK([Collectors.$H26]);&quot;-&quot;;[Collectors.$H26]);&quot;#&quot;) &amp; REPT(&quot; &quot;; [.$H$2]-LEN(TEXT(IF(ISBLANK([Collectors.$H26]);&quot;-&quot;;[Collectors.$H26]);&quot;#&quot;))) &amp; &quot; | &quot; &amp; TEXT(IF(ISBLANK([Collectors.$J26]);&quot;-&quot;;[Collectors.$J26]);&quot;#&quot;) &amp; REPT(&quot; &quot;; [.$J$2]-LEN(TEXT(IF(ISBLANK([Collectors.$J26]);&quot;-&quot;;[Collectors.$J26]);&quot;#&quot;))) &amp; &quot; |&quot;" table:style-name="ce3">
            <text:p>| 155 <text:s text:c="5"/>| awsslurp <text:s text:c="17"/>| domain <text:s text:c="9"/>| Active <text:s text:c="2"/>| <text:s text:c="11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enum</text:p>
          </table:table-cell>
          <table:table-cell office:value-type="string" table:style-name="ce1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60      | dnsenum                   | domain          | Active   | -          | -       | nobody |" table:formula="of:=&quot;| &quot; &amp; IF([Collectors.$F27]&lt;0;&quot;- &quot;;TEXT([Collectors.$F27];&quot;#&quot;))&amp; REPT(&quot; &quot;;[.$F$2]-LEN(TEXT([Collectors.$F27];&quot;#&quot;))) &amp;&quot; | &quot; &amp; [Collectors.$D27] &amp; REPT(&quot; &quot;;[.$D$2]-LEN([Collectors.$D27])) &amp; &quot; | &quot; &amp; [Collectors.$B27] &amp; REPT(&quot; &quot;;[.$B$2]-LEN([Collectors.$B27])) &amp; &quot; | &quot; &amp; IF([.C27]=1;&quot;Active&quot;;IF([.C27]=2;&quot;Passive&quot;;&quot;Active*&quot;)) &amp; REPT(&quot; &quot;;[.$C$2]-LEN(IF([.C27]=1;&quot;Active&quot;;IF([.C27]=2;&quot;Passive&quot;;&quot;Active*&quot;))))&amp;&quot; | &quot; &amp; TEXT([Collectors.$I27];&quot;#&quot;) &amp; REPT(&quot; &quot;; [.$I$2]-LEN(TEXT([Collectors.$I27];&quot;#&quot;))) &amp; &quot; | &quot; &amp; TEXT(IF(ISBLANK([Collectors.$H27]);&quot;-&quot;;[Collectors.$H27]);&quot;#&quot;) &amp; REPT(&quot; &quot;; [.$H$2]-LEN(TEXT(IF(ISBLANK([Collectors.$H27]);&quot;-&quot;;[Collectors.$H27]);&quot;#&quot;))) &amp; &quot; | &quot; &amp; TEXT(IF(ISBLANK([Collectors.$J27]);&quot;-&quot;;[Collectors.$J27]);&quot;#&quot;) &amp; REPT(&quot; &quot;; [.$J$2]-LEN(TEXT(IF(ISBLANK([Collectors.$J27]);&quot;-&quot;;[Collectors.$J27]);&quot;#&quot;))) &amp; &quot; |&quot;" table:style-name="ce3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gobuster</text:p>
          </table:table-cell>
          <table:table-cell office:value-type="string" table:style-name="ce4">
            <text:p>gobuster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<text:s/></text:p>
          </table:table-cell>
          <table:table-cell office:value-type="string" office:string-value="| 170      | dnsgobuster               | domain          | Active   | -          | -       | nobody |" table:formula="of:=&quot;| &quot; &amp; IF([Collectors.$F28]&lt;0;&quot;- &quot;;TEXT([Collectors.$F28];&quot;#&quot;))&amp; REPT(&quot; &quot;;[.$F$2]-LEN(TEXT([Collectors.$F28];&quot;#&quot;))) &amp;&quot; | &quot; &amp; [Collectors.$D28] &amp; REPT(&quot; &quot;;[.$D$2]-LEN([Collectors.$D28])) &amp; &quot; | &quot; &amp; [Collectors.$B28] &amp; REPT(&quot; &quot;;[.$B$2]-LEN([Collectors.$B28])) &amp; &quot; | &quot; &amp; IF([.C28]=1;&quot;Active&quot;;IF([.C28]=2;&quot;Passive&quot;;&quot;Active*&quot;)) &amp; REPT(&quot; &quot;;[.$C$2]-LEN(IF([.C28]=1;&quot;Active&quot;;IF([.C28]=2;&quot;Passive&quot;;&quot;Active*&quot;))))&amp;&quot; | &quot; &amp; TEXT([Collectors.$I28];&quot;#&quot;) &amp; REPT(&quot; &quot;; [.$I$2]-LEN(TEXT([Collectors.$I28];&quot;#&quot;))) &amp; &quot; | &quot; &amp; TEXT(IF(ISBLANK([Collectors.$H28]);&quot;-&quot;;[Collectors.$H28]);&quot;#&quot;) &amp; REPT(&quot; &quot;; [.$H$2]-LEN(TEXT(IF(ISBLANK([Collectors.$H28]);&quot;-&quot;;[Collectors.$H28]);&quot;#&quot;))) &amp; &quot; | &quot; &amp; TEXT(IF(ISBLANK([Collectors.$J28]);&quot;-&quot;;[Collectors.$J28]);&quot;#&quot;) &amp; REPT(&quot; &quot;; [.$J$2]-LEN(TEXT(IF(ISBLANK([Collectors.$J28]);&quot;-&quot;;[Collectors.$J28]);&quot;#&quot;))) &amp; &quot; |&quot;" table:style-name="ce3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con</text:p>
          </table:table-cell>
          <table:table-cell office:value-type="string" table:style-name="ce4">
            <text:p>dnsrecon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, dnsgobuster<text:s/></text:p>
          </table:table-cell>
          <table:table-cell office:value-type="string" office:string-value="| 180      | dnsrecon                  | domain          | Active   | -          | -       | nobody |" table:formula="of:=&quot;| &quot; &amp; IF([Collectors.$F29]&lt;0;&quot;- &quot;;TEXT([Collectors.$F29];&quot;#&quot;))&amp; REPT(&quot; &quot;;[.$F$2]-LEN(TEXT([Collectors.$F29];&quot;#&quot;))) &amp;&quot; | &quot; &amp; [Collectors.$D29] &amp; REPT(&quot; &quot;;[.$D$2]-LEN([Collectors.$D29])) &amp; &quot; | &quot; &amp; [Collectors.$B29] &amp; REPT(&quot; &quot;;[.$B$2]-LEN([Collectors.$B29])) &amp; &quot; | &quot; &amp; IF([.C29]=1;&quot;Active&quot;;IF([.C29]=2;&quot;Passive&quot;;&quot;Active*&quot;)) &amp; REPT(&quot; &quot;;[.$C$2]-LEN(IF([.C29]=1;&quot;Active&quot;;IF([.C29]=2;&quot;Passive&quot;;&quot;Active*&quot;))))&amp;&quot; | &quot; &amp; TEXT([Collectors.$I29];&quot;#&quot;) &amp; REPT(&quot; &quot;; [.$I$2]-LEN(TEXT([Collectors.$I29];&quot;#&quot;))) &amp; &quot; | &quot; &amp; TEXT(IF(ISBLANK([Collectors.$H29]);&quot;-&quot;;[Collectors.$H29]);&quot;#&quot;) &amp; REPT(&quot; &quot;; [.$H$2]-LEN(TEXT(IF(ISBLANK([Collectors.$H29]);&quot;-&quot;;[Collectors.$H29]);&quot;#&quot;))) &amp; &quot; | &quot; &amp; TEXT(IF(ISBLANK([Collectors.$J29]);&quot;-&quot;;[Collectors.$J29]);&quot;#&quot;) &amp; REPT(&quot; &quot;; [.$J$2]-LEN(TEXT(IF(ISBLANK([Collectors.$J29]);&quot;-&quot;;[Collectors.$J29]);&quot;#&quot;))) &amp; &quot; |&quot;" table:style-name="ce3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oisdomain</text:p>
          </table:table-cell>
          <table:table-cell office:value-type="string" table:style-name="ce1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, domain_name</text:p>
          </table:table-cell>
          <table:table-cell office:value-type="string" table:style-name="ce1">
            <text:p>company, source, host, domain_name, host_name, email</text:p>
          </table:table-cell>
          <table:table-cell table:style-name="ce1"/>
          <table:table-cell office:value-type="string" office:string-value="| 210      | whoisdomain               | domain          | Active   | -          | 10      | nobody |" table:formula="of:=&quot;| &quot; &amp; IF([Collectors.$F30]&lt;0;&quot;- &quot;;TEXT([Collectors.$F30];&quot;#&quot;))&amp; REPT(&quot; &quot;;[.$F$2]-LEN(TEXT([Collectors.$F30];&quot;#&quot;))) &amp;&quot; | &quot; &amp; [Collectors.$D30] &amp; REPT(&quot; &quot;;[.$D$2]-LEN([Collectors.$D30])) &amp; &quot; | &quot; &amp; [Collectors.$B30] &amp; REPT(&quot; &quot;;[.$B$2]-LEN([Collectors.$B30])) &amp; &quot; | &quot; &amp; IF([.C30]=1;&quot;Active&quot;;IF([.C30]=2;&quot;Passive&quot;;&quot;Active*&quot;)) &amp; REPT(&quot; &quot;;[.$C$2]-LEN(IF([.C30]=1;&quot;Active&quot;;IF([.C30]=2;&quot;Passive&quot;;&quot;Active*&quot;))))&amp;&quot; | &quot; &amp; TEXT([Collectors.$I30];&quot;#&quot;) &amp; REPT(&quot; &quot;; [.$I$2]-LEN(TEXT([Collectors.$I30];&quot;#&quot;))) &amp; &quot; | &quot; &amp; TEXT(IF(ISBLANK([Collectors.$H30]);&quot;-&quot;;[Collectors.$H30]);&quot;#&quot;) &amp; REPT(&quot; &quot;; [.$H$2]-LEN(TEXT(IF(ISBLANK([Collectors.$H30]);&quot;-&quot;;[Collectors.$H30]);&quot;#&quot;))) &amp; &quot; | &quot; &amp; TEXT(IF(ISBLANK([Collectors.$J30]);&quot;-&quot;;[Collectors.$J30]);&quot;#&quot;) &amp; REPT(&quot; &quot;; [.$J$2]-LEN(TEXT(IF(ISBLANK([Collectors.$J30]);&quot;-&quot;;[Collectors.$J30]);&quot;#&quot;))) &amp; &quot; |&quot;" table:style-name="ce3">
            <text:p>| 210 <text:s text:c="5"/>| whoisdomain <text:s text:c="14"/>| domain <text:s text:c="9"/>| Active <text:s text:c="2"/>| - <text:s text:c="9"/>| 1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pf</text:p>
          </table:table-cell>
          <table:table-cell office:value-type="string" table:style-name="ce1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network</text:p>
          </table:table-cell>
          <table:table-cell table:style-name="ce1"/>
          <table:table-cell office:value-type="string" office:string-value="| 215      | dnsspf                    | domain          | Active   | -          | -       | nobody |" table:formula="of:=&quot;| &quot; &amp; IF([Collectors.$F31]&lt;0;&quot;- &quot;;TEXT([Collectors.$F31];&quot;#&quot;))&amp; REPT(&quot; &quot;;[.$F$2]-LEN(TEXT([Collectors.$F31];&quot;#&quot;))) &amp;&quot; | &quot; &amp; [Collectors.$D31] &amp; REPT(&quot; &quot;;[.$D$2]-LEN([Collectors.$D31])) &amp; &quot; | &quot; &amp; [Collectors.$B31] &amp; REPT(&quot; &quot;;[.$B$2]-LEN([Collectors.$B31])) &amp; &quot; | &quot; &amp; IF([.C31]=1;&quot;Active&quot;;IF([.C31]=2;&quot;Passive&quot;;&quot;Active*&quot;)) &amp; REPT(&quot; &quot;;[.$C$2]-LEN(IF([.C31]=1;&quot;Active&quot;;IF([.C31]=2;&quot;Passive&quot;;&quot;Active*&quot;))))&amp;&quot; | &quot; &amp; TEXT([Collectors.$I31];&quot;#&quot;) &amp; REPT(&quot; &quot;; [.$I$2]-LEN(TEXT([Collectors.$I31];&quot;#&quot;))) &amp; &quot; | &quot; &amp; TEXT(IF(ISBLANK([Collectors.$H31]);&quot;-&quot;;[Collectors.$H31]);&quot;#&quot;) &amp; REPT(&quot; &quot;; [.$H$2]-LEN(TEXT(IF(ISBLANK([Collectors.$H31]);&quot;-&quot;;[Collectors.$H31]);&quot;#&quot;))) &amp; &quot; | &quot; &amp; TEXT(IF(ISBLANK([Collectors.$J31]);&quot;-&quot;;[Collectors.$J31]);&quot;#&quot;) &amp; REPT(&quot; &quot;; [.$J$2]-LEN(TEXT(IF(ISBLANK([Collectors.$J31]);&quot;-&quot;;[Collectors.$J31]);&quot;#&quot;))) &amp; &quot; |&quot;" table:style-name="ce3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marc</text:p>
          </table:table-cell>
          <table:table-cell office:value-type="string" table:style-name="ce1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20      | dnsdmarc                  | domain          | Active   | -          | -       | nobody |" table:formula="of:=&quot;| &quot; &amp; IF([Collectors.$F32]&lt;0;&quot;- &quot;;TEXT([Collectors.$F32];&quot;#&quot;))&amp; REPT(&quot; &quot;;[.$F$2]-LEN(TEXT([Collectors.$F32];&quot;#&quot;))) &amp;&quot; | &quot; &amp; [Collectors.$D32] &amp; REPT(&quot; &quot;;[.$D$2]-LEN([Collectors.$D32])) &amp; &quot; | &quot; &amp; [Collectors.$B32] &amp; REPT(&quot; &quot;;[.$B$2]-LEN([Collectors.$B32])) &amp; &quot; | &quot; &amp; IF([.C32]=1;&quot;Active&quot;;IF([.C32]=2;&quot;Passive&quot;;&quot;Active*&quot;)) &amp; REPT(&quot; &quot;;[.$C$2]-LEN(IF([.C32]=1;&quot;Active&quot;;IF([.C32]=2;&quot;Passive&quot;;&quot;Active*&quot;))))&amp;&quot; | &quot; &amp; TEXT([Collectors.$I32];&quot;#&quot;) &amp; REPT(&quot; &quot;; [.$I$2]-LEN(TEXT([Collectors.$I32];&quot;#&quot;))) &amp; &quot; | &quot; &amp; TEXT(IF(ISBLANK([Collectors.$H32]);&quot;-&quot;;[Collectors.$H32]);&quot;#&quot;) &amp; REPT(&quot; &quot;; [.$H$2]-LEN(TEXT(IF(ISBLANK([Collectors.$H32]);&quot;-&quot;;[Collectors.$H32]);&quot;#&quot;))) &amp; &quot; | &quot; &amp; TEXT(IF(ISBLANK([Collectors.$J32]);&quot;-&quot;;[Collectors.$J32]);&quot;#&quot;) &amp; REPT(&quot; &quot;; [.$J$2]-LEN(TEXT(IF(ISBLANK([Collectors.$J32]);&quot;-&quot;;[Collectors.$J32]);&quot;#&quot;))) &amp; &quot; |&quot;" table:style-name="ce3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kim</text:p>
          </table:table-cell>
          <table:table-cell office:value-type="string" table:style-name="ce1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35      | dnsdkim                   | domain          | Active   | -          | -       | nobody |" table:formula="of:=&quot;| &quot; &amp; IF([Collectors.$F33]&lt;0;&quot;- &quot;;TEXT([Collectors.$F33];&quot;#&quot;))&amp; REPT(&quot; &quot;;[.$F$2]-LEN(TEXT([Collectors.$F33];&quot;#&quot;))) &amp;&quot; | &quot; &amp; [Collectors.$D33] &amp; REPT(&quot; &quot;;[.$D$2]-LEN([Collectors.$D33])) &amp; &quot; | &quot; &amp; [Collectors.$B33] &amp; REPT(&quot; &quot;;[.$B$2]-LEN([Collectors.$B33])) &amp; &quot; | &quot; &amp; IF([.C33]=1;&quot;Active&quot;;IF([.C33]=2;&quot;Passive&quot;;&quot;Active*&quot;)) &amp; REPT(&quot; &quot;;[.$C$2]-LEN(IF([.C33]=1;&quot;Active&quot;;IF([.C33]=2;&quot;Passive&quot;;&quot;Active*&quot;))))&amp;&quot; | &quot; &amp; TEXT([Collectors.$I33];&quot;#&quot;) &amp; REPT(&quot; &quot;; [.$I$2]-LEN(TEXT([Collectors.$I33];&quot;#&quot;))) &amp; &quot; | &quot; &amp; TEXT(IF(ISBLANK([Collectors.$H33]);&quot;-&quot;;[Collectors.$H33]);&quot;#&quot;) &amp; REPT(&quot; &quot;; [.$H$2]-LEN(TEXT(IF(ISBLANK([Collectors.$H33]);&quot;-&quot;;[Collectors.$H33]);&quot;#&quot;))) &amp; &quot; | &quot; &amp; TEXT(IF(ISBLANK([Collectors.$J33]);&quot;-&quot;;[Collectors.$J33]);&quot;#&quot;) &amp; REPT(&quot; &quot;; [.$J$2]-LEN(TEXT(IF(ISBLANK([Collectors.$J33]);&quot;-&quot;;[Collectors.$J33]);&quot;#&quot;))) &amp; &quot; |&quot;" table:style-name="ce3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takeover</text:p>
          </table:table-cell>
          <table:table-cell office:value-type="string" table:style-name="ce1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domain_name, host_name, source, host_name_host_name_mapping</text:p>
          </table:table-cell>
          <table:table-cell table:style-name="ce1"/>
          <table:table-cell office:value-type="string" office:string-value="| 240      | dnstakeover               | domain          | Active   | -          | -       | nobody |" table:formula="of:=&quot;| &quot; &amp; IF([Collectors.$F34]&lt;0;&quot;- &quot;;TEXT([Collectors.$F34];&quot;#&quot;))&amp; REPT(&quot; &quot;;[.$F$2]-LEN(TEXT([Collectors.$F34];&quot;#&quot;))) &amp;&quot; | &quot; &amp; [Collectors.$D34] &amp; REPT(&quot; &quot;;[.$D$2]-LEN([Collectors.$D34])) &amp; &quot; | &quot; &amp; [Collectors.$B34] &amp; REPT(&quot; &quot;;[.$B$2]-LEN([Collectors.$B34])) &amp; &quot; | &quot; &amp; IF([.C34]=1;&quot;Active&quot;;IF([.C34]=2;&quot;Passive&quot;;&quot;Active*&quot;)) &amp; REPT(&quot; &quot;;[.$C$2]-LEN(IF([.C34]=1;&quot;Active&quot;;IF([.C34]=2;&quot;Passive&quot;;&quot;Active*&quot;))))&amp;&quot; | &quot; &amp; TEXT([Collectors.$I34];&quot;#&quot;) &amp; REPT(&quot; &quot;; [.$I$2]-LEN(TEXT([Collectors.$I34];&quot;#&quot;))) &amp; &quot; | &quot; &amp; TEXT(IF(ISBLANK([Collectors.$H34]);&quot;-&quot;;[Collectors.$H34]);&quot;#&quot;) &amp; REPT(&quot; &quot;; [.$H$2]-LEN(TEXT(IF(ISBLANK([Collectors.$H34]);&quot;-&quot;;[Collectors.$H34]);&quot;#&quot;))) &amp; &quot; | &quot; &amp; TEXT(IF(ISBLANK([Collectors.$J34]);&quot;-&quot;;[Collectors.$J34]);&quot;#&quot;) &amp; REPT(&quot; &quot;; [.$J$2]-LEN(TEXT(IF(ISBLANK([Collectors.$J34]);&quot;-&quot;;[Collectors.$J34]);&quot;#&quot;))) &amp; &quot; |&quot;" table:style-name="ce3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host</text:p>
          </table:table-cell>
          <table:table-cell office:value-type="string" table:style-name="ce1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0      | dnshost                   | domain          | Active   | -          | -       | nobody |" table:formula="of:=&quot;| &quot; &amp; IF([Collectors.$F35]&lt;0;&quot;- &quot;;TEXT([Collectors.$F35];&quot;#&quot;))&amp; REPT(&quot; &quot;;[.$F$2]-LEN(TEXT([Collectors.$F35];&quot;#&quot;))) &amp;&quot; | &quot; &amp; [Collectors.$D35] &amp; REPT(&quot; &quot;;[.$D$2]-LEN([Collectors.$D35])) &amp; &quot; | &quot; &amp; [Collectors.$B35] &amp; REPT(&quot; &quot;;[.$B$2]-LEN([Collectors.$B35])) &amp; &quot; | &quot; &amp; IF([.C35]=1;&quot;Active&quot;;IF([.C35]=2;&quot;Passive&quot;;&quot;Active*&quot;)) &amp; REPT(&quot; &quot;;[.$C$2]-LEN(IF([.C35]=1;&quot;Active&quot;;IF([.C35]=2;&quot;Passive&quot;;&quot;Active*&quot;))))&amp;&quot; | &quot; &amp; TEXT([Collectors.$I35];&quot;#&quot;) &amp; REPT(&quot; &quot;; [.$I$2]-LEN(TEXT([Collectors.$I35];&quot;#&quot;))) &amp; &quot; | &quot; &amp; TEXT(IF(ISBLANK([Collectors.$H35]);&quot;-&quot;;[Collectors.$H35]);&quot;#&quot;) &amp; REPT(&quot; &quot;; [.$H$2]-LEN(TEXT(IF(ISBLANK([Collectors.$H35]);&quot;-&quot;;[Collectors.$H35]);&quot;#&quot;))) &amp; &quot; | &quot; &amp; TEXT(IF(ISBLANK([Collectors.$J35]);&quot;-&quot;;[Collectors.$J35]);&quot;#&quot;) &amp; REPT(&quot; &quot;; [.$J$2]-LEN(TEXT(IF(ISBLANK([Collectors.$J35]);&quot;-&quot;;[Collectors.$J35]);&quot;#&quot;))) &amp; &quot; |&quot;" table:style-name="ce3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nshostpublic</text:p>
          </table:table-cell>
          <table:table-cell office:value-type="string" table:style-name="ce1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2      | dnshostpublic             | domain          | Passive  | -          | -       | nobody |" table:formula="of:=&quot;| &quot; &amp; IF([Collectors.$F36]&lt;0;&quot;- &quot;;TEXT([Collectors.$F36];&quot;#&quot;))&amp; REPT(&quot; &quot;;[.$F$2]-LEN(TEXT([Collectors.$F36];&quot;#&quot;))) &amp;&quot; | &quot; &amp; [Collectors.$D36] &amp; REPT(&quot; &quot;;[.$D$2]-LEN([Collectors.$D36])) &amp; &quot; | &quot; &amp; [Collectors.$B36] &amp; REPT(&quot; &quot;;[.$B$2]-LEN([Collectors.$B36])) &amp; &quot; | &quot; &amp; IF([.C36]=1;&quot;Active&quot;;IF([.C36]=2;&quot;Passive&quot;;&quot;Active*&quot;)) &amp; REPT(&quot; &quot;;[.$C$2]-LEN(IF([.C36]=1;&quot;Active&quot;;IF([.C36]=2;&quot;Passive&quot;;&quot;Active*&quot;))))&amp;&quot; | &quot; &amp; TEXT([Collectors.$I36];&quot;#&quot;) &amp; REPT(&quot; &quot;; [.$I$2]-LEN(TEXT([Collectors.$I36];&quot;#&quot;))) &amp; &quot; | &quot; &amp; TEXT(IF(ISBLANK([Collectors.$H36]);&quot;-&quot;;[Collectors.$H36]);&quot;#&quot;) &amp; REPT(&quot; &quot;; [.$H$2]-LEN(TEXT(IF(ISBLANK([Collectors.$H36]);&quot;-&quot;;[Collectors.$H36]);&quot;#&quot;))) &amp; &quot; | &quot; &amp; TEXT(IF(ISBLANK([Collectors.$J36]);&quot;-&quot;;[Collectors.$J36]);&quot;#&quot;) &amp; REPT(&quot; &quot;; [.$J$2]-LEN(TEXT(IF(ISBLANK([Collectors.$J36]);&quot;-&quot;;[Collectors.$J36]);&quot;#&quot;))) &amp; &quot; |&quot;" table:style-name="ce3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verselookup</text:p>
          </table:table-cell>
          <table:table-cell office:value-type="string" table:style-name="ce4">
            <text:p>host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, host_host_name_mapping</text:p>
          </table:table-cell>
          <table:table-cell office:value-type="string" table:style-name="ce1">
            <text:p><text:s text:c="14"/></text:p>
          </table:table-cell>
          <table:table-cell office:value-type="string" office:string-value="| 320      | dnsreverselookup          | host            | Active   | IPv4, IPv6 | -       | nobody |" table:formula="of:=&quot;| &quot; &amp; IF([Collectors.$F37]&lt;0;&quot;- &quot;;TEXT([Collectors.$F37];&quot;#&quot;))&amp; REPT(&quot; &quot;;[.$F$2]-LEN(TEXT([Collectors.$F37];&quot;#&quot;))) &amp;&quot; | &quot; &amp; [Collectors.$D37] &amp; REPT(&quot; &quot;;[.$D$2]-LEN([Collectors.$D37])) &amp; &quot; | &quot; &amp; [Collectors.$B37] &amp; REPT(&quot; &quot;;[.$B$2]-LEN([Collectors.$B37])) &amp; &quot; | &quot; &amp; IF([.C37]=1;&quot;Active&quot;;IF([.C37]=2;&quot;Passive&quot;;&quot;Active*&quot;)) &amp; REPT(&quot; &quot;;[.$C$2]-LEN(IF([.C37]=1;&quot;Active&quot;;IF([.C37]=2;&quot;Passive&quot;;&quot;Active*&quot;))))&amp;&quot; | &quot; &amp; TEXT([Collectors.$I37];&quot;#&quot;) &amp; REPT(&quot; &quot;; [.$I$2]-LEN(TEXT([Collectors.$I37];&quot;#&quot;))) &amp; &quot; | &quot; &amp; TEXT(IF(ISBLANK([Collectors.$H37]);&quot;-&quot;;[Collectors.$H37]);&quot;#&quot;) &amp; REPT(&quot; &quot;; [.$H$2]-LEN(TEXT(IF(ISBLANK([Collectors.$H37]);&quot;-&quot;;[Collectors.$H37]);&quot;#&quot;))) &amp; &quot; | &quot; &amp; TEXT(IF(ISBLANK([Collectors.$J37]);&quot;-&quot;;[Collectors.$J37]);&quot;#&quot;) &amp; REPT(&quot; &quot;; [.$J$2]-LEN(TEXT(IF(ISBLANK([Collectors.$J37]);&quot;-&quot;;[Collectors.$J37]);&quot;#&quot;))) &amp; &quot; |&quot;" table:style-name="ce3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dnscrobatreversehost</text:p>
          </table:table-cell>
          <table:table-cell office:value-type="string" table:style-name="ce4">
            <text:p>crobat</text:p>
          </table:table-cell>
          <table:table-cell office:value-type="float" office:value="360" table:style-name="ce5">
            <text:p>36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360      | dnscrobatreversehost      | host            | Active*  | IPv4, IPv6 | -       | nobody |" table:formula="of:=&quot;| &quot; &amp; IF([Collectors.$F38]&lt;0;&quot;- &quot;;TEXT([Collectors.$F38];&quot;#&quot;))&amp; REPT(&quot; &quot;;[.$F$2]-LEN(TEXT([Collectors.$F38];&quot;#&quot;))) &amp;&quot; | &quot; &amp; [Collectors.$D38] &amp; REPT(&quot; &quot;;[.$D$2]-LEN([Collectors.$D38])) &amp; &quot; | &quot; &amp; [Collectors.$B38] &amp; REPT(&quot; &quot;;[.$B$2]-LEN([Collectors.$B38])) &amp; &quot; | &quot; &amp; IF([.C38]=1;&quot;Active&quot;;IF([.C38]=2;&quot;Passive&quot;;&quot;Active*&quot;)) &amp; REPT(&quot; &quot;;[.$C$2]-LEN(IF([.C38]=1;&quot;Active&quot;;IF([.C38]=2;&quot;Passive&quot;;&quot;Active*&quot;))))&amp;&quot; | &quot; &amp; TEXT([Collectors.$I38];&quot;#&quot;) &amp; REPT(&quot; &quot;; [.$I$2]-LEN(TEXT([Collectors.$I38];&quot;#&quot;))) &amp; &quot; | &quot; &amp; TEXT(IF(ISBLANK([Collectors.$H38]);&quot;-&quot;;[Collectors.$H38]);&quot;#&quot;) &amp; REPT(&quot; &quot;; [.$H$2]-LEN(TEXT(IF(ISBLANK([Collectors.$H38]);&quot;-&quot;;[Collectors.$H38]);&quot;#&quot;))) &amp; &quot; | &quot; &amp; TEXT(IF(ISBLANK([Collectors.$J38]);&quot;-&quot;;[Collectors.$J38]);&quot;#&quot;) &amp; REPT(&quot; &quot;; [.$J$2]-LEN(TEXT(IF(ISBLANK([Collectors.$J38]);&quot;-&quot;;[Collectors.$J38]);&quot;#&quot;))) &amp; &quot; |&quot;" table:style-name="ce3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</text:p>
          </table:table-cell>
          <table:table-cell table:style-name="ce1"/>
          <table:table-cell office:value-type="string" office:string-value="| 410      | hunter                    | domain          | Active*  | -          | -       | nobody |" table:formula="of:=&quot;| &quot; &amp; IF([Collectors.$F39]&lt;0;&quot;- &quot;;TEXT([Collectors.$F39];&quot;#&quot;))&amp; REPT(&quot; &quot;;[.$F$2]-LEN(TEXT([Collectors.$F39];&quot;#&quot;))) &amp;&quot; | &quot; &amp; [Collectors.$D39] &amp; REPT(&quot; &quot;;[.$D$2]-LEN([Collectors.$D39])) &amp; &quot; | &quot; &amp; [Collectors.$B39] &amp; REPT(&quot; &quot;;[.$B$2]-LEN([Collectors.$B39])) &amp; &quot; | &quot; &amp; IF([.C39]=1;&quot;Active&quot;;IF([.C39]=2;&quot;Passive&quot;;&quot;Active*&quot;)) &amp; REPT(&quot; &quot;;[.$C$2]-LEN(IF([.C39]=1;&quot;Active&quot;;IF([.C39]=2;&quot;Passive&quot;;&quot;Active*&quot;))))&amp;&quot; | &quot; &amp; TEXT([Collectors.$I39];&quot;#&quot;) &amp; REPT(&quot; &quot;; [.$I$2]-LEN(TEXT([Collectors.$I39];&quot;#&quot;))) &amp; &quot; | &quot; &amp; TEXT(IF(ISBLANK([Collectors.$H39]);&quot;-&quot;;[Collectors.$H39]);&quot;#&quot;) &amp; REPT(&quot; &quot;; [.$H$2]-LEN(TEXT(IF(ISBLANK([Collectors.$H39]);&quot;-&quot;;[Collectors.$H39]);&quot;#&quot;))) &amp; &quot; | &quot; &amp; TEXT(IF(ISBLANK([Collectors.$J39]);&quot;-&quot;;[Collectors.$J39]);&quot;#&quot;) &amp; REPT(&quot; &quot;; [.$J$2]-LEN(TEXT(IF(ISBLANK([Collectors.$J39]);&quot;-&quot;;[Collectors.$J39]);&quot;#&quot;))) &amp; &quot; |&quot;" table:style-name="ce3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breach</text:p>
          </table:table-cell>
          <table:table-cell office:value-type="string" table:style-name="ce1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20      | haveibeenbreach           | email           | Active*  | -          | -       | nobody |" table:formula="of:=&quot;| &quot; &amp; IF([Collectors.$F40]&lt;0;&quot;- &quot;;TEXT([Collectors.$F40];&quot;#&quot;))&amp; REPT(&quot; &quot;;[.$F$2]-LEN(TEXT([Collectors.$F40];&quot;#&quot;))) &amp;&quot; | &quot; &amp; [Collectors.$D40] &amp; REPT(&quot; &quot;;[.$D$2]-LEN([Collectors.$D40])) &amp; &quot; | &quot; &amp; [Collectors.$B40] &amp; REPT(&quot; &quot;;[.$B$2]-LEN([Collectors.$B40])) &amp; &quot; | &quot; &amp; IF([.C40]=1;&quot;Active&quot;;IF([.C40]=2;&quot;Passive&quot;;&quot;Active*&quot;)) &amp; REPT(&quot; &quot;;[.$C$2]-LEN(IF([.C40]=1;&quot;Active&quot;;IF([.C40]=2;&quot;Passive&quot;;&quot;Active*&quot;))))&amp;&quot; | &quot; &amp; TEXT([Collectors.$I40];&quot;#&quot;) &amp; REPT(&quot; &quot;; [.$I$2]-LEN(TEXT([Collectors.$I40];&quot;#&quot;))) &amp; &quot; | &quot; &amp; TEXT(IF(ISBLANK([Collectors.$H40]);&quot;-&quot;;[Collectors.$H40]);&quot;#&quot;) &amp; REPT(&quot; &quot;; [.$H$2]-LEN(TEXT(IF(ISBLANK([Collectors.$H40]);&quot;-&quot;;[Collectors.$H40]);&quot;#&quot;))) &amp; &quot; | &quot; &amp; TEXT(IF(ISBLANK([Collectors.$J40]);&quot;-&quot;;[Collectors.$J40]);&quot;#&quot;) &amp; REPT(&quot; &quot;; [.$J$2]-LEN(TEXT(IF(ISBLANK([Collectors.$J40]);&quot;-&quot;;[Collectors.$J40]);&quot;#&quot;))) &amp; &quot; |&quot;" table:style-name="ce3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paste</text:p>
          </table:table-cell>
          <table:table-cell office:value-type="string" table:style-name="ce1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30      | haveibeenpaste            | email           | Active*  | -          | -       | nobody |" table:formula="of:=&quot;| &quot; &amp; IF([Collectors.$F41]&lt;0;&quot;- &quot;;TEXT([Collectors.$F41];&quot;#&quot;))&amp; REPT(&quot; &quot;;[.$F$2]-LEN(TEXT([Collectors.$F41];&quot;#&quot;))) &amp;&quot; | &quot; &amp; [Collectors.$D41] &amp; REPT(&quot; &quot;;[.$D$2]-LEN([Collectors.$D41])) &amp; &quot; | &quot; &amp; [Collectors.$B41] &amp; REPT(&quot; &quot;;[.$B$2]-LEN([Collectors.$B41])) &amp; &quot; | &quot; &amp; IF([.C41]=1;&quot;Active&quot;;IF([.C41]=2;&quot;Passive&quot;;&quot;Active*&quot;)) &amp; REPT(&quot; &quot;;[.$C$2]-LEN(IF([.C41]=1;&quot;Active&quot;;IF([.C41]=2;&quot;Passive&quot;;&quot;Active*&quot;))))&amp;&quot; | &quot; &amp; TEXT([Collectors.$I41];&quot;#&quot;) &amp; REPT(&quot; &quot;; [.$I$2]-LEN(TEXT([Collectors.$I41];&quot;#&quot;))) &amp; &quot; | &quot; &amp; TEXT(IF(ISBLANK([Collectors.$H41]);&quot;-&quot;;[Collectors.$H41]);&quot;#&quot;) &amp; REPT(&quot; &quot;; [.$H$2]-LEN(TEXT(IF(ISBLANK([Collectors.$H41]);&quot;-&quot;;[Collectors.$H41]);&quot;#&quot;))) &amp; &quot; | &quot; &amp; TEXT(IF(ISBLANK([Collectors.$J41]);&quot;-&quot;;[Collectors.$J41]);&quot;#&quot;) &amp; REPT(&quot; &quot;; [.$J$2]-LEN(TEXT(IF(ISBLANK([Collectors.$J41]);&quot;-&quot;;[Collectors.$J41]);&quot;#&quot;))) &amp; &quot; |&quot;" table:style-name="ce3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host</text:p>
          </table:table-cell>
          <table:table-cell office:value-type="string" table:style-name="ce1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0      | whoishost                 | host            | Passive  | IPv4, IPv6 | -       | nobody |" table:formula="of:=&quot;| &quot; &amp; IF([Collectors.$F42]&lt;0;&quot;- &quot;;TEXT([Collectors.$F42];&quot;#&quot;))&amp; REPT(&quot; &quot;;[.$F$2]-LEN(TEXT([Collectors.$F42];&quot;#&quot;))) &amp;&quot; | &quot; &amp; [Collectors.$D42] &amp; REPT(&quot; &quot;;[.$D$2]-LEN([Collectors.$D42])) &amp; &quot; | &quot; &amp; [Collectors.$B42] &amp; REPT(&quot; &quot;;[.$B$2]-LEN([Collectors.$B42])) &amp; &quot; | &quot; &amp; IF([.C42]=1;&quot;Active&quot;;IF([.C42]=2;&quot;Passive&quot;;&quot;Active*&quot;)) &amp; REPT(&quot; &quot;;[.$C$2]-LEN(IF([.C42]=1;&quot;Active&quot;;IF([.C42]=2;&quot;Passive&quot;;&quot;Active*&quot;))))&amp;&quot; | &quot; &amp; TEXT([Collectors.$I42];&quot;#&quot;) &amp; REPT(&quot; &quot;; [.$I$2]-LEN(TEXT([Collectors.$I42];&quot;#&quot;))) &amp; &quot; | &quot; &amp; TEXT(IF(ISBLANK([Collectors.$H42]);&quot;-&quot;;[Collectors.$H42]);&quot;#&quot;) &amp; REPT(&quot; &quot;; [.$H$2]-LEN(TEXT(IF(ISBLANK([Collectors.$H42]);&quot;-&quot;;[Collectors.$H42]);&quot;#&quot;))) &amp; &quot; | &quot; &amp; TEXT(IF(ISBLANK([Collectors.$J42]);&quot;-&quot;;[Collectors.$J42]);&quot;#&quot;) &amp; REPT(&quot; &quot;; [.$J$2]-LEN(TEXT(IF(ISBLANK([Collectors.$J42]);&quot;-&quot;;[Collectors.$J42]);&quot;#&quot;))) &amp; &quot; |&quot;" table:style-name="ce3">
            <text:p>| 510 <text:s text:c="5"/>| whoishost <text:s text:c="16"/>| host <text:s text:c="11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network</text:p>
          </table:table-cell>
          <table:table-cell office:value-type="string" table:style-name="ce1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2      | whoisnetwork              | network         | Passive  | IPv4, IPv6 | -       | nobody |" table:formula="of:=&quot;| &quot; &amp; IF([Collectors.$F43]&lt;0;&quot;- &quot;;TEXT([Collectors.$F43];&quot;#&quot;))&amp; REPT(&quot; &quot;;[.$F$2]-LEN(TEXT([Collectors.$F43];&quot;#&quot;))) &amp;&quot; | &quot; &amp; [Collectors.$D43] &amp; REPT(&quot; &quot;;[.$D$2]-LEN([Collectors.$D43])) &amp; &quot; | &quot; &amp; [Collectors.$B43] &amp; REPT(&quot; &quot;;[.$B$2]-LEN([Collectors.$B43])) &amp; &quot; | &quot; &amp; IF([.C43]=1;&quot;Active&quot;;IF([.C43]=2;&quot;Passive&quot;;&quot;Active*&quot;)) &amp; REPT(&quot; &quot;;[.$C$2]-LEN(IF([.C43]=1;&quot;Active&quot;;IF([.C43]=2;&quot;Passive&quot;;&quot;Active*&quot;))))&amp;&quot; | &quot; &amp; TEXT([Collectors.$I43];&quot;#&quot;) &amp; REPT(&quot; &quot;; [.$I$2]-LEN(TEXT([Collectors.$I43];&quot;#&quot;))) &amp; &quot; | &quot; &amp; TEXT(IF(ISBLANK([Collectors.$H43]);&quot;-&quot;;[Collectors.$H43]);&quot;#&quot;) &amp; REPT(&quot; &quot;; [.$H$2]-LEN(TEXT(IF(ISBLANK([Collectors.$H43]);&quot;-&quot;;[Collectors.$H43]);&quot;#&quot;))) &amp; &quot; | &quot; &amp; TEXT(IF(ISBLANK([Collectors.$J43]);&quot;-&quot;;[Collectors.$J43]);&quot;#&quot;) &amp; REPT(&quot; &quot;; [.$J$2]-LEN(TEXT(IF(ISBLANK([Collectors.$J43]);&quot;-&quot;;[Collectors.$J43]);&quot;#&quot;))) &amp; &quot; |&quot;" table:style-name="ce3">
            <text:p>| 512 <text:s text:c="5"/>| whoisnetwork <text:s text:c="13"/>| network <text:s text:c="8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ersewhois</text:p>
          </table:table-cell>
          <table:table-cell office:value-type="string" table:style-name="ce1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</text:p>
          </table:table-cell>
          <table:table-cell table:style-name="ce1"/>
          <table:table-cell office:value-type="string" office:string-value="| 515      | reversewhois              | company         | Active*  | -          | -       | nobody |" table:formula="of:=&quot;| &quot; &amp; IF([Collectors.$F44]&lt;0;&quot;- &quot;;TEXT([Collectors.$F44];&quot;#&quot;))&amp; REPT(&quot; &quot;;[.$F$2]-LEN(TEXT([Collectors.$F44];&quot;#&quot;))) &amp;&quot; | &quot; &amp; [Collectors.$D44] &amp; REPT(&quot; &quot;;[.$D$2]-LEN([Collectors.$D44])) &amp; &quot; | &quot; &amp; [Collectors.$B44] &amp; REPT(&quot; &quot;;[.$B$2]-LEN([Collectors.$B44])) &amp; &quot; | &quot; &amp; IF([.C44]=1;&quot;Active&quot;;IF([.C44]=2;&quot;Passive&quot;;&quot;Active*&quot;)) &amp; REPT(&quot; &quot;;[.$C$2]-LEN(IF([.C44]=1;&quot;Active&quot;;IF([.C44]=2;&quot;Passive&quot;;&quot;Active*&quot;))))&amp;&quot; | &quot; &amp; TEXT([Collectors.$I44];&quot;#&quot;) &amp; REPT(&quot; &quot;; [.$I$2]-LEN(TEXT([Collectors.$I44];&quot;#&quot;))) &amp; &quot; | &quot; &amp; TEXT(IF(ISBLANK([Collectors.$H44]);&quot;-&quot;;[Collectors.$H44]);&quot;#&quot;) &amp; REPT(&quot; &quot;; [.$H$2]-LEN(TEXT(IF(ISBLANK([Collectors.$H44]);&quot;-&quot;;[Collectors.$H44]);&quot;#&quot;))) &amp; &quot; | &quot; &amp; TEXT(IF(ISBLANK([Collectors.$J44]);&quot;-&quot;;[Collectors.$J44]);&quot;#&quot;) &amp; REPT(&quot; &quot;; [.$J$2]-LEN(TEXT(IF(ISBLANK([Collectors.$J44]);&quot;-&quot;;[Collectors.$J44]);&quot;#&quot;))) &amp; &quot; |&quot;" table:style-name="ce3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host</text:p>
          </table:table-cell>
          <table:table-cell office:value-type="string" table:style-name="ce1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0      | shodanhost                | host            | Active*  | IPv4, IPv6 | -       | nobody |" table:formula="of:=&quot;| &quot; &amp; IF([Collectors.$F45]&lt;0;&quot;- &quot;;TEXT([Collectors.$F45];&quot;#&quot;))&amp; REPT(&quot; &quot;;[.$F$2]-LEN(TEXT([Collectors.$F45];&quot;#&quot;))) &amp;&quot; | &quot; &amp; [Collectors.$D45] &amp; REPT(&quot; &quot;;[.$D$2]-LEN([Collectors.$D45])) &amp; &quot; | &quot; &amp; [Collectors.$B45] &amp; REPT(&quot; &quot;;[.$B$2]-LEN([Collectors.$B45])) &amp; &quot; | &quot; &amp; IF([.C45]=1;&quot;Active&quot;;IF([.C45]=2;&quot;Passive&quot;;&quot;Active*&quot;)) &amp; REPT(&quot; &quot;;[.$C$2]-LEN(IF([.C45]=1;&quot;Active&quot;;IF([.C45]=2;&quot;Passive&quot;;&quot;Active*&quot;))))&amp;&quot; | &quot; &amp; TEXT([Collectors.$I45];&quot;#&quot;) &amp; REPT(&quot; &quot;; [.$I$2]-LEN(TEXT([Collectors.$I45];&quot;#&quot;))) &amp; &quot; | &quot; &amp; TEXT(IF(ISBLANK([Collectors.$H45]);&quot;-&quot;;[Collectors.$H45]);&quot;#&quot;) &amp; REPT(&quot; &quot;; [.$H$2]-LEN(TEXT(IF(ISBLANK([Collectors.$H45]);&quot;-&quot;;[Collectors.$H45]);&quot;#&quot;))) &amp; &quot; | &quot; &amp; TEXT(IF(ISBLANK([Collectors.$J45]);&quot;-&quot;;[Collectors.$J45]);&quot;#&quot;) &amp; REPT(&quot; &quot;; [.$J$2]-LEN(TEXT(IF(ISBLANK([Collectors.$J45]);&quot;-&quot;;[Collectors.$J45]);&quot;#&quot;))) &amp; &quot; |&quot;" table:style-name="ce3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network</text:p>
          </table:table-cell>
          <table:table-cell office:value-type="string" table:style-name="ce1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1      | shodannetwork             | network         | Active*  | IPv4, IPv6 | -       | nobody |" table:formula="of:=&quot;| &quot; &amp; IF([Collectors.$F46]&lt;0;&quot;- &quot;;TEXT([Collectors.$F46];&quot;#&quot;))&amp; REPT(&quot; &quot;;[.$F$2]-LEN(TEXT([Collectors.$F46];&quot;#&quot;))) &amp;&quot; | &quot; &amp; [Collectors.$D46] &amp; REPT(&quot; &quot;;[.$D$2]-LEN([Collectors.$D46])) &amp; &quot; | &quot; &amp; [Collectors.$B46] &amp; REPT(&quot; &quot;;[.$B$2]-LEN([Collectors.$B46])) &amp; &quot; | &quot; &amp; IF([.C46]=1;&quot;Active&quot;;IF([.C46]=2;&quot;Passive&quot;;&quot;Active*&quot;)) &amp; REPT(&quot; &quot;;[.$C$2]-LEN(IF([.C46]=1;&quot;Active&quot;;IF([.C46]=2;&quot;Passive&quot;;&quot;Active*&quot;))))&amp;&quot; | &quot; &amp; TEXT([Collectors.$I46];&quot;#&quot;) &amp; REPT(&quot; &quot;; [.$I$2]-LEN(TEXT([Collectors.$I46];&quot;#&quot;))) &amp; &quot; | &quot; &amp; TEXT(IF(ISBLANK([Collectors.$H46]);&quot;-&quot;;[Collectors.$H46]);&quot;#&quot;) &amp; REPT(&quot; &quot;; [.$H$2]-LEN(TEXT(IF(ISBLANK([Collectors.$H46]);&quot;-&quot;;[Collectors.$H46]);&quot;#&quot;))) &amp; &quot; | &quot; &amp; TEXT(IF(ISBLANK([Collectors.$J46]);&quot;-&quot;;[Collectors.$J46]);&quot;#&quot;) &amp; REPT(&quot; &quot;; [.$J$2]-LEN(TEXT(IF(ISBLANK([Collectors.$J46]);&quot;-&quot;;[Collectors.$J46]);&quot;#&quot;))) &amp; &quot; |&quot;" table:style-name="ce3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host</text:p>
          </table:table-cell>
          <table:table-cell office:value-type="string" table:style-name="ce1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service, source, additional_info, domain_name, host_name</text:p>
          </table:table-cell>
          <table:table-cell table:style-name="ce1"/>
          <table:table-cell office:value-type="string" office:string-value="| 530      | censyshost                | host            | Active*  | IPv4       | -       | nobody |" table:formula="of:=&quot;| &quot; &amp; IF([Collectors.$F47]&lt;0;&quot;- &quot;;TEXT([Collectors.$F47];&quot;#&quot;))&amp; REPT(&quot; &quot;;[.$F$2]-LEN(TEXT([Collectors.$F47];&quot;#&quot;))) &amp;&quot; | &quot; &amp; [Collectors.$D47] &amp; REPT(&quot; &quot;;[.$D$2]-LEN([Collectors.$D47])) &amp; &quot; | &quot; &amp; [Collectors.$B47] &amp; REPT(&quot; &quot;;[.$B$2]-LEN([Collectors.$B47])) &amp; &quot; | &quot; &amp; IF([.C47]=1;&quot;Active&quot;;IF([.C47]=2;&quot;Passive&quot;;&quot;Active*&quot;)) &amp; REPT(&quot; &quot;;[.$C$2]-LEN(IF([.C47]=1;&quot;Active&quot;;IF([.C47]=2;&quot;Passive&quot;;&quot;Active*&quot;))))&amp;&quot; | &quot; &amp; TEXT([Collectors.$I47];&quot;#&quot;) &amp; REPT(&quot; &quot;; [.$I$2]-LEN(TEXT([Collectors.$I47];&quot;#&quot;))) &amp; &quot; | &quot; &amp; TEXT(IF(ISBLANK([Collectors.$H47]);&quot;-&quot;;[Collectors.$H47]);&quot;#&quot;) &amp; REPT(&quot; &quot;; [.$H$2]-LEN(TEXT(IF(ISBLANK([Collectors.$H47]);&quot;-&quot;;[Collectors.$H47]);&quot;#&quot;))) &amp; &quot; | &quot; &amp; TEXT(IF(ISBLANK([Collectors.$J47]);&quot;-&quot;;[Collectors.$J47]);&quot;#&quot;) &amp; REPT(&quot; &quot;; [.$J$2]-LEN(TEXT(IF(ISBLANK([Collectors.$J47]);&quot;-&quot;;[Collectors.$J47]);&quot;#&quot;))) &amp; &quot; |&quot;" table:style-name="ce3">
            <text:p>| 530 <text:s text:c="5"/>| censyshost <text:s text:c="15"/>| host <text:s text:c="11"/>| Active* <text:s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company</text:p>
          </table:table-cell>
          <table:table-cell office:value-type="string" table:style-name="ce1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540      | crtshcompany              | company         | Active*  | -          | -       | root   |" table:formula="of:=&quot;| &quot; &amp; IF([Collectors.$F48]&lt;0;&quot;- &quot;;TEXT([Collectors.$F48];&quot;#&quot;))&amp; REPT(&quot; &quot;;[.$F$2]-LEN(TEXT([Collectors.$F48];&quot;#&quot;))) &amp;&quot; | &quot; &amp; [Collectors.$D48] &amp; REPT(&quot; &quot;;[.$D$2]-LEN([Collectors.$D48])) &amp; &quot; | &quot; &amp; [Collectors.$B48] &amp; REPT(&quot; &quot;;[.$B$2]-LEN([Collectors.$B48])) &amp; &quot; | &quot; &amp; IF([.C48]=1;&quot;Active&quot;;IF([.C48]=2;&quot;Passive&quot;;&quot;Active*&quot;)) &amp; REPT(&quot; &quot;;[.$C$2]-LEN(IF([.C48]=1;&quot;Active&quot;;IF([.C48]=2;&quot;Passive&quot;;&quot;Active*&quot;))))&amp;&quot; | &quot; &amp; TEXT([Collectors.$I48];&quot;#&quot;) &amp; REPT(&quot; &quot;; [.$I$2]-LEN(TEXT([Collectors.$I48];&quot;#&quot;))) &amp; &quot; | &quot; &amp; TEXT(IF(ISBLANK([Collectors.$H48]);&quot;-&quot;;[Collectors.$H48]);&quot;#&quot;) &amp; REPT(&quot; &quot;; [.$H$2]-LEN(TEXT(IF(ISBLANK([Collectors.$H48]);&quot;-&quot;;[Collectors.$H48]);&quot;#&quot;))) &amp; &quot; | &quot; &amp; TEXT(IF(ISBLANK([Collectors.$J48]);&quot;-&quot;;[Collectors.$J48]);&quot;#&quot;) &amp; REPT(&quot; &quot;; [.$J$2]-LEN(TEXT(IF(ISBLANK([Collectors.$J48]);&quot;-&quot;;[Collectors.$J48]);&quot;#&quot;))) &amp; &quot; |&quot;" table:style-name="ce3">
            <text:p>| 540 <text:s text:c="5"/>| crtshcompany <text:s text:c="13"/>| company <text:s text:c="8"/>| Active* <text:s/>| - <text:s text:c="9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crobatreversenetwork</text:p>
          </table:table-cell>
          <table:table-cell office:value-type="string" table:style-name="ce1">
            <text:p>crobat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550      | dnscrobatreversenetwork   | network         | Active*  | IPv4, IPv6 | -       | nobody |" table:formula="of:=&quot;| &quot; &amp; IF([Collectors.$F49]&lt;0;&quot;- &quot;;TEXT([Collectors.$F49];&quot;#&quot;))&amp; REPT(&quot; &quot;;[.$F$2]-LEN(TEXT([Collectors.$F49];&quot;#&quot;))) &amp;&quot; | &quot; &amp; [Collectors.$D49] &amp; REPT(&quot; &quot;;[.$D$2]-LEN([Collectors.$D49])) &amp; &quot; | &quot; &amp; [Collectors.$B49] &amp; REPT(&quot; &quot;;[.$B$2]-LEN([Collectors.$B49])) &amp; &quot; | &quot; &amp; IF([.C49]=1;&quot;Active&quot;;IF([.C49]=2;&quot;Passive&quot;;&quot;Active*&quot;)) &amp; REPT(&quot; &quot;;[.$C$2]-LEN(IF([.C49]=1;&quot;Active&quot;;IF([.C49]=2;&quot;Passive&quot;;&quot;Active*&quot;))))&amp;&quot; | &quot; &amp; TEXT([Collectors.$I49];&quot;#&quot;) &amp; REPT(&quot; &quot;; [.$I$2]-LEN(TEXT([Collectors.$I49];&quot;#&quot;))) &amp; &quot; | &quot; &amp; TEXT(IF(ISBLANK([Collectors.$H49]);&quot;-&quot;;[Collectors.$H49]);&quot;#&quot;) &amp; REPT(&quot; &quot;; [.$H$2]-LEN(TEXT(IF(ISBLANK([Collectors.$H49]);&quot;-&quot;;[Collectors.$H49]);&quot;#&quot;))) &amp; &quot; | &quot; &amp; TEXT(IF(ISBLANK([Collectors.$J49]);&quot;-&quot;;[Collectors.$J49]);&quot;#&quot;) &amp; REPT(&quot; &quot;; [.$J$2]-LEN(TEXT(IF(ISBLANK([Collectors.$J49]);&quot;-&quot;;[Collectors.$J49]);&quot;#&quot;))) &amp; &quot; |&quot;" table:style-name="ce3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network</text:p>
          </table:table-cell>
          <table:table-cell office:value-type="string" table:style-name="ce1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00     | tcpnmapnetwork            | network         | Active   | IPv4, IPv6 | -       | root   |" table:formula="of:=&quot;| &quot; &amp; IF([Collectors.$F50]&lt;0;&quot;- &quot;;TEXT([Collectors.$F50];&quot;#&quot;))&amp; REPT(&quot; &quot;;[.$F$2]-LEN(TEXT([Collectors.$F50];&quot;#&quot;))) &amp;&quot; | &quot; &amp; [Collectors.$D50] &amp; REPT(&quot; &quot;;[.$D$2]-LEN([Collectors.$D50])) &amp; &quot; | &quot; &amp; [Collectors.$B50] &amp; REPT(&quot; &quot;;[.$B$2]-LEN([Collectors.$B50])) &amp; &quot; | &quot; &amp; IF([.C50]=1;&quot;Active&quot;;IF([.C50]=2;&quot;Passive&quot;;&quot;Active*&quot;)) &amp; REPT(&quot; &quot;;[.$C$2]-LEN(IF([.C50]=1;&quot;Active&quot;;IF([.C50]=2;&quot;Passive&quot;;&quot;Active*&quot;))))&amp;&quot; | &quot; &amp; TEXT([Collectors.$I50];&quot;#&quot;) &amp; REPT(&quot; &quot;; [.$I$2]-LEN(TEXT([Collectors.$I50];&quot;#&quot;))) &amp; &quot; | &quot; &amp; TEXT(IF(ISBLANK([Collectors.$H50]);&quot;-&quot;;[Collectors.$H50]);&quot;#&quot;) &amp; REPT(&quot; &quot;; [.$H$2]-LEN(TEXT(IF(ISBLANK([Collectors.$H50]);&quot;-&quot;;[Collectors.$H50]);&quot;#&quot;))) &amp; &quot; | &quot; &amp; TEXT(IF(ISBLANK([Collectors.$J50]);&quot;-&quot;;[Collectors.$J50]);&quot;#&quot;) &amp; REPT(&quot; &quot;; [.$J$2]-LEN(TEXT(IF(ISBLANK([Collectors.$J50]);&quot;-&quot;;[Collectors.$J50]);&quot;#&quot;))) &amp; &quot; |&quot;" table:style-name="ce3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domain</text:p>
          </table:table-cell>
          <table:table-cell office:value-type="string" table:style-name="ce1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50     | tcpnmapdomain             | domain          | Active   | IPv4, IPv6 | -       | root   |" table:formula="of:=&quot;| &quot; &amp; IF([Collectors.$F51]&lt;0;&quot;- &quot;;TEXT([Collectors.$F51];&quot;#&quot;))&amp; REPT(&quot; &quot;;[.$F$2]-LEN(TEXT([Collectors.$F51];&quot;#&quot;))) &amp;&quot; | &quot; &amp; [Collectors.$D51] &amp; REPT(&quot; &quot;;[.$D$2]-LEN([Collectors.$D51])) &amp; &quot; | &quot; &amp; [Collectors.$B51] &amp; REPT(&quot; &quot;;[.$B$2]-LEN([Collectors.$B51])) &amp; &quot; | &quot; &amp; IF([.C51]=1;&quot;Active&quot;;IF([.C51]=2;&quot;Passive&quot;;&quot;Active*&quot;)) &amp; REPT(&quot; &quot;;[.$C$2]-LEN(IF([.C51]=1;&quot;Active&quot;;IF([.C51]=2;&quot;Passive&quot;;&quot;Active*&quot;))))&amp;&quot; | &quot; &amp; TEXT([Collectors.$I51];&quot;#&quot;) &amp; REPT(&quot; &quot;; [.$I$2]-LEN(TEXT([Collectors.$I51];&quot;#&quot;))) &amp; &quot; | &quot; &amp; TEXT(IF(ISBLANK([Collectors.$H51]);&quot;-&quot;;[Collectors.$H51]);&quot;#&quot;) &amp; REPT(&quot; &quot;; [.$H$2]-LEN(TEXT(IF(ISBLANK([Collectors.$H51]);&quot;-&quot;;[Collectors.$H51]);&quot;#&quot;))) &amp; &quot; | &quot; &amp; TEXT(IF(ISBLANK([Collectors.$J51]);&quot;-&quot;;[Collectors.$J51]);&quot;#&quot;) &amp; REPT(&quot; &quot;; [.$J$2]-LEN(TEXT(IF(ISBLANK([Collectors.$J51]);&quot;-&quot;;[Collectors.$J51]);&quot;#&quot;))) &amp; &quot; |&quot;" table:style-name="ce3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network</text:p>
          </table:table-cell>
          <table:table-cell office:value-type="string" table:style-name="ce1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00     | udpnmapnetwork            | network         | Active   | IPv4, IPv6 | -       | root   |" table:formula="of:=&quot;| &quot; &amp; IF([Collectors.$F52]&lt;0;&quot;- &quot;;TEXT([Collectors.$F52];&quot;#&quot;))&amp; REPT(&quot; &quot;;[.$F$2]-LEN(TEXT([Collectors.$F52];&quot;#&quot;))) &amp;&quot; | &quot; &amp; [Collectors.$D52] &amp; REPT(&quot; &quot;;[.$D$2]-LEN([Collectors.$D52])) &amp; &quot; | &quot; &amp; [Collectors.$B52] &amp; REPT(&quot; &quot;;[.$B$2]-LEN([Collectors.$B52])) &amp; &quot; | &quot; &amp; IF([.C52]=1;&quot;Active&quot;;IF([.C52]=2;&quot;Passive&quot;;&quot;Active*&quot;)) &amp; REPT(&quot; &quot;;[.$C$2]-LEN(IF([.C52]=1;&quot;Active&quot;;IF([.C52]=2;&quot;Passive&quot;;&quot;Active*&quot;))))&amp;&quot; | &quot; &amp; TEXT([Collectors.$I52];&quot;#&quot;) &amp; REPT(&quot; &quot;; [.$I$2]-LEN(TEXT([Collectors.$I52];&quot;#&quot;))) &amp; &quot; | &quot; &amp; TEXT(IF(ISBLANK([Collectors.$H52]);&quot;-&quot;;[Collectors.$H52]);&quot;#&quot;) &amp; REPT(&quot; &quot;; [.$H$2]-LEN(TEXT(IF(ISBLANK([Collectors.$H52]);&quot;-&quot;;[Collectors.$H52]);&quot;#&quot;))) &amp; &quot; | &quot; &amp; TEXT(IF(ISBLANK([Collectors.$J52]);&quot;-&quot;;[Collectors.$J52]);&quot;#&quot;) &amp; REPT(&quot; &quot;; [.$J$2]-LEN(TEXT(IF(ISBLANK([Collectors.$J52]);&quot;-&quot;;[Collectors.$J52]);&quot;#&quot;))) &amp; &quot; |&quot;" table:style-name="ce3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domain</text:p>
          </table:table-cell>
          <table:table-cell office:value-type="string" table:style-name="ce1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50     | udpnmapdomain             | domain          | Active   | IPv4, IPv6 | -       | root   |" table:formula="of:=&quot;| &quot; &amp; IF([Collectors.$F53]&lt;0;&quot;- &quot;;TEXT([Collectors.$F53];&quot;#&quot;))&amp; REPT(&quot; &quot;;[.$F$2]-LEN(TEXT([Collectors.$F53];&quot;#&quot;))) &amp;&quot; | &quot; &amp; [Collectors.$D53] &amp; REPT(&quot; &quot;;[.$D$2]-LEN([Collectors.$D53])) &amp; &quot; | &quot; &amp; [Collectors.$B53] &amp; REPT(&quot; &quot;;[.$B$2]-LEN([Collectors.$B53])) &amp; &quot; | &quot; &amp; IF([.C53]=1;&quot;Active&quot;;IF([.C53]=2;&quot;Passive&quot;;&quot;Active*&quot;)) &amp; REPT(&quot; &quot;;[.$C$2]-LEN(IF([.C53]=1;&quot;Active&quot;;IF([.C53]=2;&quot;Passive&quot;;&quot;Active*&quot;))))&amp;&quot; | &quot; &amp; TEXT([Collectors.$I53];&quot;#&quot;) &amp; REPT(&quot; &quot;; [.$I$2]-LEN(TEXT([Collectors.$I53];&quot;#&quot;))) &amp; &quot; | &quot; &amp; TEXT(IF(ISBLANK([Collectors.$H53]);&quot;-&quot;;[Collectors.$H53]);&quot;#&quot;) &amp; REPT(&quot; &quot;; [.$H$2]-LEN(TEXT(IF(ISBLANK([Collectors.$H53]);&quot;-&quot;;[Collectors.$H53]);&quot;#&quot;))) &amp; &quot; | &quot; &amp; TEXT(IF(ISBLANK([Collectors.$J53]);&quot;-&quot;;[Collectors.$J53]);&quot;#&quot;) &amp; REPT(&quot; &quot;; [.$J$2]-LEN(TEXT(IF(ISBLANK([Collectors.$J53]);&quot;-&quot;;[Collectors.$J53]);&quot;#&quot;))) &amp; &quot; |&quot;" table:style-name="ce3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mpnmapnetwork</text:p>
          </table:table-cell>
          <table:table-cell office:value-type="string" table:style-name="ce1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table:number-columns-repeated="2" table:style-name="ce1"/>
          <table:table-cell office:value-type="string" office:string-value="| 1270     | icmpnmapnetwork           | network         | Active   | IPv4, IPv6 | -       | root   |" table:formula="of:=&quot;| &quot; &amp; IF([Collectors.$F54]&lt;0;&quot;- &quot;;TEXT([Collectors.$F54];&quot;#&quot;))&amp; REPT(&quot; &quot;;[.$F$2]-LEN(TEXT([Collectors.$F54];&quot;#&quot;))) &amp;&quot; | &quot; &amp; [Collectors.$D54] &amp; REPT(&quot; &quot;;[.$D$2]-LEN([Collectors.$D54])) &amp; &quot; | &quot; &amp; [Collectors.$B54] &amp; REPT(&quot; &quot;;[.$B$2]-LEN([Collectors.$B54])) &amp; &quot; | &quot; &amp; IF([.C54]=1;&quot;Active&quot;;IF([.C54]=2;&quot;Passive&quot;;&quot;Active*&quot;)) &amp; REPT(&quot; &quot;;[.$C$2]-LEN(IF([.C54]=1;&quot;Active&quot;;IF([.C54]=2;&quot;Passive&quot;;&quot;Active*&quot;))))&amp;&quot; | &quot; &amp; TEXT([Collectors.$I54];&quot;#&quot;) &amp; REPT(&quot; &quot;; [.$I$2]-LEN(TEXT([Collectors.$I54];&quot;#&quot;))) &amp; &quot; | &quot; &amp; TEXT(IF(ISBLANK([Collectors.$H54]);&quot;-&quot;;[Collectors.$H54]);&quot;#&quot;) &amp; REPT(&quot; &quot;; [.$H$2]-LEN(TEXT(IF(ISBLANK([Collectors.$H54]);&quot;-&quot;;[Collectors.$H54]);&quot;#&quot;))) &amp; &quot; | &quot; &amp; TEXT(IF(ISBLANK([Collectors.$J54]);&quot;-&quot;;[Collectors.$J54]);&quot;#&quot;) &amp; REPT(&quot; &quot;; [.$J$2]-LEN(TEXT(IF(ISBLANK([Collectors.$J54]);&quot;-&quot;;[Collectors.$J54]);&quot;#&quot;))) &amp; &quot; |&quot;" table:style-name="ce3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masscannetwork</text:p>
          </table:table-cell>
          <table:table-cell office:value-type="string" table:style-name="ce1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</text:p>
          </table:table-cell>
          <table:table-cell table:style-name="ce1"/>
          <table:table-cell office:value-type="string" office:string-value="| 1300     | tcpmasscannetwork         | network         | Active   | IPv4       | -       | root   |" table:formula="of:=&quot;| &quot; &amp; IF([Collectors.$F55]&lt;0;&quot;- &quot;;TEXT([Collectors.$F55];&quot;#&quot;))&amp; REPT(&quot; &quot;;[.$F$2]-LEN(TEXT([Collectors.$F55];&quot;#&quot;))) &amp;&quot; | &quot; &amp; [Collectors.$D55] &amp; REPT(&quot; &quot;;[.$D$2]-LEN([Collectors.$D55])) &amp; &quot; | &quot; &amp; [Collectors.$B55] &amp; REPT(&quot; &quot;;[.$B$2]-LEN([Collectors.$B55])) &amp; &quot; | &quot; &amp; IF([.C55]=1;&quot;Active&quot;;IF([.C55]=2;&quot;Passive&quot;;&quot;Active*&quot;)) &amp; REPT(&quot; &quot;;[.$C$2]-LEN(IF([.C55]=1;&quot;Active&quot;;IF([.C55]=2;&quot;Passive&quot;;&quot;Active*&quot;))))&amp;&quot; | &quot; &amp; TEXT([Collectors.$I55];&quot;#&quot;) &amp; REPT(&quot; &quot;; [.$I$2]-LEN(TEXT([Collectors.$I55];&quot;#&quot;))) &amp; &quot; | &quot; &amp; TEXT(IF(ISBLANK([Collectors.$H55]);&quot;-&quot;;[Collectors.$H55]);&quot;#&quot;) &amp; REPT(&quot; &quot;; [.$H$2]-LEN(TEXT(IF(ISBLANK([Collectors.$H55]);&quot;-&quot;;[Collectors.$H55]);&quot;#&quot;))) &amp; &quot; | &quot; &amp; TEXT(IF(ISBLANK([Collectors.$J55]);&quot;-&quot;;[Collectors.$J55]);&quot;#&quot;) &amp; REPT(&quot; &quot;; [.$J$2]-LEN(TEXT(IF(ISBLANK([Collectors.$J55]);&quot;-&quot;;[Collectors.$J55]);&quot;#&quot;))) &amp; &quot; |&quot;" table:style-name="ce3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, 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axfr</text:p>
          </table:table-cell>
          <table:table-cell office:value-type="string" table:style-name="ce1">
            <text:p>host</text:p>
          </table:table-cell>
          <table:table-cell office:value-type="float" office:value="1305" table:style-name="ce2">
            <text:p>130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, service</text:p>
          </table:table-cell>
          <table:table-cell office:value-type="string" table:style-name="ce1">
            <text:p>host, domain_name, host_name, host_host_name_mapping, host_name_host_name_mapping</text:p>
          </table:table-cell>
          <table:table-cell table:style-name="ce1"/>
          <table:table-cell office:value-type="string" office:string-value="| 1305     | dnsaxfr                   | domain, service | Active   | IPv4, IPv6 | -       | nobody |" table:formula="of:=&quot;| &quot; &amp; IF([Collectors.$F56]&lt;0;&quot;- &quot;;TEXT([Collectors.$F56];&quot;#&quot;))&amp; REPT(&quot; &quot;;[.$F$2]-LEN(TEXT([Collectors.$F56];&quot;#&quot;))) &amp;&quot; | &quot; &amp; [Collectors.$D56] &amp; REPT(&quot; &quot;;[.$D$2]-LEN([Collectors.$D56])) &amp; &quot; | &quot; &amp; [Collectors.$B56] &amp; REPT(&quot; &quot;;[.$B$2]-LEN([Collectors.$B56])) &amp; &quot; | &quot; &amp; IF([.C56]=1;&quot;Active&quot;;IF([.C56]=2;&quot;Passive&quot;;&quot;Active*&quot;)) &amp; REPT(&quot; &quot;;[.$C$2]-LEN(IF([.C56]=1;&quot;Active&quot;;IF([.C56]=2;&quot;Passive&quot;;&quot;Active*&quot;))))&amp;&quot; | &quot; &amp; TEXT([Collectors.$I56];&quot;#&quot;) &amp; REPT(&quot; &quot;; [.$I$2]-LEN(TEXT([Collectors.$I56];&quot;#&quot;))) &amp; &quot; | &quot; &amp; TEXT(IF(ISBLANK([Collectors.$H56]);&quot;-&quot;;[Collectors.$H56]);&quot;#&quot;) &amp; REPT(&quot; &quot;; [.$H$2]-LEN(TEXT(IF(ISBLANK([Collectors.$H56]);&quot;-&quot;;[Collectors.$H56]);&quot;#&quot;))) &amp; &quot; | &quot; &amp; TEXT(IF(ISBLANK([Collectors.$J56]);&quot;-&quot;;[Collectors.$J56]);&quot;#&quot;) &amp; REPT(&quot; &quot;; [.$J$2]-LEN(TEXT(IF(ISBLANK([Collectors.$J56]);&quot;-&quot;;[Collectors.$J56]);&quot;#&quot;))) &amp; &quot; |&quot;" table:style-name="ce3">
            <text:p>| 1305 <text:s text:c="4"/>| dnsaxfr <text:s text:c="18"/>| domain, service 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hostgobuster</text:p>
          </table:table-cell>
          <table:table-cell office:value-type="string" table:style-name="ce1">
            <text:p>gobuster</text:p>
          </table:table-cell>
          <table:table-cell office:value-type="float" office:value="1320" table:style-name="ce2">
            <text:p>132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host_host_name_mapping</text:p>
          </table:table-cell>
          <table:table-cell table:style-name="ce1"/>
          <table:table-cell office:value-type="string" office:string-value="| 1320     | vhostgobuster             | service         | Active   | IPv4, IPv6 | -       | nobody |" table:formula="of:=&quot;| &quot; &amp; IF([Collectors.$F57]&lt;0;&quot;- &quot;;TEXT([Collectors.$F57];&quot;#&quot;))&amp; REPT(&quot; &quot;;[.$F$2]-LEN(TEXT([Collectors.$F57];&quot;#&quot;))) &amp;&quot; | &quot; &amp; [Collectors.$D57] &amp; REPT(&quot; &quot;;[.$D$2]-LEN([Collectors.$D57])) &amp; &quot; | &quot; &amp; [Collectors.$B57] &amp; REPT(&quot; &quot;;[.$B$2]-LEN([Collectors.$B57])) &amp; &quot; | &quot; &amp; IF([.C57]=1;&quot;Active&quot;;IF([.C57]=2;&quot;Passive&quot;;&quot;Active*&quot;)) &amp; REPT(&quot; &quot;;[.$C$2]-LEN(IF([.C57]=1;&quot;Active&quot;;IF([.C57]=2;&quot;Passive&quot;;&quot;Active*&quot;))))&amp;&quot; | &quot; &amp; TEXT([Collectors.$I57];&quot;#&quot;) &amp; REPT(&quot; &quot;; [.$I$2]-LEN(TEXT([Collectors.$I57];&quot;#&quot;))) &amp; &quot; | &quot; &amp; TEXT(IF(ISBLANK([Collectors.$H57]);&quot;-&quot;;[Collectors.$H57]);&quot;#&quot;) &amp; REPT(&quot; &quot;; [.$H$2]-LEN(TEXT(IF(ISBLANK([Collectors.$H57]);&quot;-&quot;;[Collectors.$H57]);&quot;#&quot;))) &amp; &quot; | &quot; &amp; TEXT(IF(ISBLANK([Collectors.$J57]);&quot;-&quot;;[Collectors.$J57]);&quot;#&quot;) &amp; REPT(&quot; &quot;; [.$J$2]-LEN(TEXT(IF(ISBLANK([Collectors.$J57]);&quot;-&quot;;[Collectors.$J57]);&quot;#&quot;))) &amp; &quot; |&quot;" table:style-name="ce3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servicenmap</text:p>
          </table:table-cell>
          <table:table-cell office:value-type="string" table:style-name="ce1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</text:p>
          </table:table-cell>
          <table:table-cell table:style-name="ce1"/>
          <table:table-cell office:value-type="string" office:string-value="| 1350     | anyservicenmap            | service         | Active   | IPv4, IPv6 | -       | root   |" table:formula="of:=&quot;| &quot; &amp; IF([Collectors.$F58]&lt;0;&quot;- &quot;;TEXT([Collectors.$F58];&quot;#&quot;))&amp; REPT(&quot; &quot;;[.$F$2]-LEN(TEXT([Collectors.$F58];&quot;#&quot;))) &amp;&quot; | &quot; &amp; [Collectors.$D58] &amp; REPT(&quot; &quot;;[.$D$2]-LEN([Collectors.$D58])) &amp; &quot; | &quot; &amp; [Collectors.$B58] &amp; REPT(&quot; &quot;;[.$B$2]-LEN([Collectors.$B58])) &amp; &quot; | &quot; &amp; IF([.C58]=1;&quot;Active&quot;;IF([.C58]=2;&quot;Passive&quot;;&quot;Active*&quot;)) &amp; REPT(&quot; &quot;;[.$C$2]-LEN(IF([.C58]=1;&quot;Active&quot;;IF([.C58]=2;&quot;Passive&quot;;&quot;Active*&quot;))))&amp;&quot; | &quot; &amp; TEXT([Collectors.$I58];&quot;#&quot;) &amp; REPT(&quot; &quot;; [.$I$2]-LEN(TEXT([Collectors.$I58];&quot;#&quot;))) &amp; &quot; | &quot; &amp; TEXT(IF(ISBLANK([Collectors.$H58]);&quot;-&quot;;[Collectors.$H58]);&quot;#&quot;) &amp; REPT(&quot; &quot;; [.$H$2]-LEN(TEXT(IF(ISBLANK([Collectors.$H58]);&quot;-&quot;;[Collectors.$H58]);&quot;#&quot;))) &amp; &quot; | &quot; &amp; TEXT(IF(ISBLANK([Collectors.$J58]);&quot;-&quot;;[Collectors.$J58]);&quot;#&quot;) &amp; REPT(&quot; &quot;; [.$J$2]-LEN(TEXT(IF(ISBLANK([Collectors.$J58]);&quot;-&quot;;[Collectors.$J58]);&quot;#&quot;))) &amp; &quot; |&quot;" table:style-name="ce3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cptraceroute</text:p>
          </table:table-cell>
          <table:table-cell office:value-type="string" table:style-name="ce4">
            <text:p>traceroute</text:p>
          </table:table-cell>
          <table:table-cell office:value-type="float" office:value="1820" table:style-name="ce5">
            <text:p>1820</text:p>
          </table:table-cell>
          <table:table-cell table:style-name="ce5"/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820     | tcptraceroute             | host            | Active   | IPv4, IPv6 | -       | nobody |" table:formula="of:=&quot;| &quot; &amp; IF([Collectors.$F59]&lt;0;&quot;- &quot;;TEXT([Collectors.$F59];&quot;#&quot;))&amp; REPT(&quot; &quot;;[.$F$2]-LEN(TEXT([Collectors.$F59];&quot;#&quot;))) &amp;&quot; | &quot; &amp; [Collectors.$D59] &amp; REPT(&quot; &quot;;[.$D$2]-LEN([Collectors.$D59])) &amp; &quot; | &quot; &amp; [Collectors.$B59] &amp; REPT(&quot; &quot;;[.$B$2]-LEN([Collectors.$B59])) &amp; &quot; | &quot; &amp; IF([.C59]=1;&quot;Active&quot;;IF([.C59]=2;&quot;Passive&quot;;&quot;Active*&quot;)) &amp; REPT(&quot; &quot;;[.$C$2]-LEN(IF([.C59]=1;&quot;Active&quot;;IF([.C59]=2;&quot;Passive&quot;;&quot;Active*&quot;))))&amp;&quot; | &quot; &amp; TEXT([Collectors.$I59];&quot;#&quot;) &amp; REPT(&quot; &quot;; [.$I$2]-LEN(TEXT([Collectors.$I59];&quot;#&quot;))) &amp; &quot; | &quot; &amp; TEXT(IF(ISBLANK([Collectors.$H59]);&quot;-&quot;;[Collectors.$H59]);&quot;#&quot;) &amp; REPT(&quot; &quot;; [.$H$2]-LEN(TEXT(IF(ISBLANK([Collectors.$H59]);&quot;-&quot;;[Collectors.$H59]);&quot;#&quot;))) &amp; &quot; | &quot; &amp; TEXT(IF(ISBLANK([Collectors.$J59]);&quot;-&quot;;[Collectors.$J59]);&quot;#&quot;) &amp; REPT(&quot; &quot;; [.$J$2]-LEN(TEXT(IF(ISBLANK([Collectors.$J59]);&quot;-&quot;;[Collectors.$J59]);&quot;#&quot;))) &amp; &quot; |&quot;" table:style-name="ce3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msfrobotstxt</text:p>
          </table:table-cell>
          <table:table-cell office:value-type="string" table:style-name="ce1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900     | httpmsfrobotstxt          | service, vhost  | Active   | IPv4, IPv6 | -       | root   |" table:formula="of:=&quot;| &quot; &amp; IF([Collectors.$F60]&lt;0;&quot;- &quot;;TEXT([Collectors.$F60];&quot;#&quot;))&amp; REPT(&quot; &quot;;[.$F$2]-LEN(TEXT([Collectors.$F60];&quot;#&quot;))) &amp;&quot; | &quot; &amp; [Collectors.$D60] &amp; REPT(&quot; &quot;;[.$D$2]-LEN([Collectors.$D60])) &amp; &quot; | &quot; &amp; [Collectors.$B60] &amp; REPT(&quot; &quot;;[.$B$2]-LEN([Collectors.$B60])) &amp; &quot; | &quot; &amp; IF([.C60]=1;&quot;Active&quot;;IF([.C60]=2;&quot;Passive&quot;;&quot;Active*&quot;)) &amp; REPT(&quot; &quot;;[.$C$2]-LEN(IF([.C60]=1;&quot;Active&quot;;IF([.C60]=2;&quot;Passive&quot;;&quot;Active*&quot;))))&amp;&quot; | &quot; &amp; TEXT([Collectors.$I60];&quot;#&quot;) &amp; REPT(&quot; &quot;; [.$I$2]-LEN(TEXT([Collectors.$I60];&quot;#&quot;))) &amp; &quot; | &quot; &amp; TEXT(IF(ISBLANK([Collectors.$H60]);&quot;-&quot;;[Collectors.$H60]);&quot;#&quot;) &amp; REPT(&quot; &quot;; [.$H$2]-LEN(TEXT(IF(ISBLANK([Collectors.$H60]);&quot;-&quot;;[Collectors.$H60]);&quot;#&quot;))) &amp; &quot; | &quot; &amp; TEXT(IF(ISBLANK([Collectors.$J60]);&quot;-&quot;;[Collectors.$J60]);&quot;#&quot;) &amp; REPT(&quot; &quot;; [.$J$2]-LEN(TEXT(IF(ISBLANK([Collectors.$J60]);&quot;-&quot;;[Collectors.$J60]);&quot;#&quot;))) &amp; &quot; |&quot;" table:style-name="ce3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nmap</text:p>
          </table:table-cell>
          <table:table-cell office:value-type="string" table:style-name="ce4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00     | dnsnmap                   | service         | Active   | IPv4, IPv6 | -       | root   |" table:formula="of:=&quot;| &quot; &amp; IF([Collectors.$F61]&lt;0;&quot;- &quot;;TEXT([Collectors.$F61];&quot;#&quot;))&amp; REPT(&quot; &quot;;[.$F$2]-LEN(TEXT([Collectors.$F61];&quot;#&quot;))) &amp;&quot; | &quot; &amp; [Collectors.$D61] &amp; REPT(&quot; &quot;;[.$D$2]-LEN([Collectors.$D61])) &amp; &quot; | &quot; &amp; [Collectors.$B61] &amp; REPT(&quot; &quot;;[.$B$2]-LEN([Collectors.$B61])) &amp; &quot; | &quot; &amp; IF([.C61]=1;&quot;Active&quot;;IF([.C61]=2;&quot;Passive&quot;;&quot;Active*&quot;)) &amp; REPT(&quot; &quot;;[.$C$2]-LEN(IF([.C61]=1;&quot;Active&quot;;IF([.C61]=2;&quot;Passive&quot;;&quot;Active*&quot;))))&amp;&quot; | &quot; &amp; TEXT([Collectors.$I61];&quot;#&quot;) &amp; REPT(&quot; &quot;; [.$I$2]-LEN(TEXT([Collectors.$I61];&quot;#&quot;))) &amp; &quot; | &quot; &amp; TEXT(IF(ISBLANK([Collectors.$H61]);&quot;-&quot;;[Collectors.$H61]);&quot;#&quot;) &amp; REPT(&quot; &quot;; [.$H$2]-LEN(TEXT(IF(ISBLANK([Collectors.$H61]);&quot;-&quot;;[Collectors.$H61]);&quot;#&quot;))) &amp; &quot; | &quot; &amp; TEXT(IF(ISBLANK([Collectors.$J61]);&quot;-&quot;;[Collectors.$J61]);&quot;#&quot;) &amp; REPT(&quot; &quot;; [.$J$2]-LEN(TEXT(IF(ISBLANK([Collectors.$J61]);&quot;-&quot;;[Collectors.$J61]);&quot;#&quot;))) &amp; &quot; |&quot;" table:style-name="ce3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netnmap</text:p>
          </table:table-cell>
          <table:table-cell office:value-type="string" table:style-name="ce4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20     | telnetnmap                | service         | Active   | IPv4, IPv6 | -       | root   |" table:formula="of:=&quot;| &quot; &amp; IF([Collectors.$F62]&lt;0;&quot;- &quot;;TEXT([Collectors.$F62];&quot;#&quot;))&amp; REPT(&quot; &quot;;[.$F$2]-LEN(TEXT([Collectors.$F62];&quot;#&quot;))) &amp;&quot; | &quot; &amp; [Collectors.$D62] &amp; REPT(&quot; &quot;;[.$D$2]-LEN([Collectors.$D62])) &amp; &quot; | &quot; &amp; [Collectors.$B62] &amp; REPT(&quot; &quot;;[.$B$2]-LEN([Collectors.$B62])) &amp; &quot; | &quot; &amp; IF([.C62]=1;&quot;Active&quot;;IF([.C62]=2;&quot;Passive&quot;;&quot;Active*&quot;)) &amp; REPT(&quot; &quot;;[.$C$2]-LEN(IF([.C62]=1;&quot;Active&quot;;IF([.C62]=2;&quot;Passive&quot;;&quot;Active*&quot;))))&amp;&quot; | &quot; &amp; TEXT([Collectors.$I62];&quot;#&quot;) &amp; REPT(&quot; &quot;; [.$I$2]-LEN(TEXT([Collectors.$I62];&quot;#&quot;))) &amp; &quot; | &quot; &amp; TEXT(IF(ISBLANK([Collectors.$H62]);&quot;-&quot;;[Collectors.$H62]);&quot;#&quot;) &amp; REPT(&quot; &quot;; [.$H$2]-LEN(TEXT(IF(ISBLANK([Collectors.$H62]);&quot;-&quot;;[Collectors.$H62]);&quot;#&quot;))) &amp; &quot; | &quot; &amp; TEXT(IF(ISBLANK([Collectors.$J62]);&quot;-&quot;;[Collectors.$J62]);&quot;#&quot;) &amp; REPT(&quot; &quot;; [.$J$2]-LEN(TEXT(IF(ISBLANK([Collectors.$J62]);&quot;-&quot;;[Collectors.$J62]);&quot;#&quot;))) &amp; &quot; |&quot;" table:style-name="ce3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nmap</text:p>
          </table:table-cell>
          <table:table-cell office:value-type="string" table:style-name="ce4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40     | vncnmap                   | service         | Active   | IPv4, IPv6 | -       | root   |" table:formula="of:=&quot;| &quot; &amp; IF([Collectors.$F63]&lt;0;&quot;- &quot;;TEXT([Collectors.$F63];&quot;#&quot;))&amp; REPT(&quot; &quot;;[.$F$2]-LEN(TEXT([Collectors.$F63];&quot;#&quot;))) &amp;&quot; | &quot; &amp; [Collectors.$D63] &amp; REPT(&quot; &quot;;[.$D$2]-LEN([Collectors.$D63])) &amp; &quot; | &quot; &amp; [Collectors.$B63] &amp; REPT(&quot; &quot;;[.$B$2]-LEN([Collectors.$B63])) &amp; &quot; | &quot; &amp; IF([.C63]=1;&quot;Active&quot;;IF([.C63]=2;&quot;Passive&quot;;&quot;Active*&quot;)) &amp; REPT(&quot; &quot;;[.$C$2]-LEN(IF([.C63]=1;&quot;Active&quot;;IF([.C63]=2;&quot;Passive&quot;;&quot;Active*&quot;))))&amp;&quot; | &quot; &amp; TEXT([Collectors.$I63];&quot;#&quot;) &amp; REPT(&quot; &quot;; [.$I$2]-LEN(TEXT([Collectors.$I63];&quot;#&quot;))) &amp; &quot; | &quot; &amp; TEXT(IF(ISBLANK([Collectors.$H63]);&quot;-&quot;;[Collectors.$H63]);&quot;#&quot;) &amp; REPT(&quot; &quot;; [.$H$2]-LEN(TEXT(IF(ISBLANK([Collectors.$H63]);&quot;-&quot;;[Collectors.$H63]);&quot;#&quot;))) &amp; &quot; | &quot; &amp; TEXT(IF(ISBLANK([Collectors.$J63]);&quot;-&quot;;[Collectors.$J63]);&quot;#&quot;) &amp; REPT(&quot; &quot;; [.$J$2]-LEN(TEXT(IF(ISBLANK([Collectors.$J63]);&quot;-&quot;;[Collectors.$J63]);&quot;#&quot;))) &amp; &quot; |&quot;" table:style-name="ce3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nmap</text:p>
          </table:table-cell>
          <table:table-cell office:value-type="string" table:style-name="ce4">
            <text:p>nmap</text:p>
          </table:table-cell>
          <table:table-cell office:value-type="float" office:value="2100" table:style-name="ce5">
            <text:p>21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</text:p>
          </table:table-cell>
          <table:table-cell table:style-name="ce1"/>
          <table:table-cell office:value-type="string" office:string-value="| 2100     | mssqlnmap                 | service         | Active   | IPv4, IPv6 | -       | root   |" table:formula="of:=&quot;| &quot; &amp; IF([Collectors.$F64]&lt;0;&quot;- &quot;;TEXT([Collectors.$F64];&quot;#&quot;))&amp; REPT(&quot; &quot;;[.$F$2]-LEN(TEXT([Collectors.$F64];&quot;#&quot;))) &amp;&quot; | &quot; &amp; [Collectors.$D64] &amp; REPT(&quot; &quot;;[.$D$2]-LEN([Collectors.$D64])) &amp; &quot; | &quot; &amp; [Collectors.$B64] &amp; REPT(&quot; &quot;;[.$B$2]-LEN([Collectors.$B64])) &amp; &quot; | &quot; &amp; IF([.C64]=1;&quot;Active&quot;;IF([.C64]=2;&quot;Passive&quot;;&quot;Active*&quot;)) &amp; REPT(&quot; &quot;;[.$C$2]-LEN(IF([.C64]=1;&quot;Active&quot;;IF([.C64]=2;&quot;Passive&quot;;&quot;Active*&quot;))))&amp;&quot; | &quot; &amp; TEXT([Collectors.$I64];&quot;#&quot;) &amp; REPT(&quot; &quot;; [.$I$2]-LEN(TEXT([Collectors.$I64];&quot;#&quot;))) &amp; &quot; | &quot; &amp; TEXT(IF(ISBLANK([Collectors.$H64]);&quot;-&quot;;[Collectors.$H64]);&quot;#&quot;) &amp; REPT(&quot; &quot;; [.$H$2]-LEN(TEXT(IF(ISBLANK([Collectors.$H64]);&quot;-&quot;;[Collectors.$H64]);&quot;#&quot;))) &amp; &quot; | &quot; &amp; TEXT(IF(ISBLANK([Collectors.$J64]);&quot;-&quot;;[Collectors.$J64]);&quot;#&quot;) &amp; REPT(&quot; &quot;; [.$J$2]-LEN(TEXT(IF(ISBLANK([Collectors.$J64]);&quot;-&quot;;[Collectors.$J64]);&quot;#&quot;))) &amp; &quot; |&quot;" table:style-name="ce3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ysqlnmap</text:p>
          </table:table-cell>
          <table:table-cell office:value-type="string" table:style-name="ce4">
            <text:p>nmap</text:p>
          </table:table-cell>
          <table:table-cell office:value-type="float" office:value="2150" table:style-name="ce5">
            <text:p>215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50     | mysqlnmap                 | service         | Active   | IPv4, IPv6 | -       | root   |" table:formula="of:=&quot;| &quot; &amp; IF([Collectors.$F65]&lt;0;&quot;- &quot;;TEXT([Collectors.$F65];&quot;#&quot;))&amp; REPT(&quot; &quot;;[.$F$2]-LEN(TEXT([Collectors.$F65];&quot;#&quot;))) &amp;&quot; | &quot; &amp; [Collectors.$D65] &amp; REPT(&quot; &quot;;[.$D$2]-LEN([Collectors.$D65])) &amp; &quot; | &quot; &amp; [Collectors.$B65] &amp; REPT(&quot; &quot;;[.$B$2]-LEN([Collectors.$B65])) &amp; &quot; | &quot; &amp; IF([.C65]=1;&quot;Active&quot;;IF([.C65]=2;&quot;Passive&quot;;&quot;Active*&quot;)) &amp; REPT(&quot; &quot;;[.$C$2]-LEN(IF([.C65]=1;&quot;Active&quot;;IF([.C65]=2;&quot;Passive&quot;;&quot;Active*&quot;))))&amp;&quot; | &quot; &amp; TEXT([Collectors.$I65];&quot;#&quot;) &amp; REPT(&quot; &quot;; [.$I$2]-LEN(TEXT([Collectors.$I65];&quot;#&quot;))) &amp; &quot; | &quot; &amp; TEXT(IF(ISBLANK([Collectors.$H65]);&quot;-&quot;;[Collectors.$H65]);&quot;#&quot;) &amp; REPT(&quot; &quot;; [.$H$2]-LEN(TEXT(IF(ISBLANK([Collectors.$H65]);&quot;-&quot;;[Collectors.$H65]);&quot;#&quot;))) &amp; &quot; | &quot; &amp; TEXT(IF(ISBLANK([Collectors.$J65]);&quot;-&quot;;[Collectors.$J65]);&quot;#&quot;) &amp; REPT(&quot; &quot;; [.$J$2]-LEN(TEXT(IF(ISBLANK([Collectors.$J65]);&quot;-&quot;;[Collectors.$J65]);&quot;#&quot;))) &amp; &quot; |&quot;" table:style-name="ce3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nmap</text:p>
          </table:table-cell>
          <table:table-cell office:value-type="string" table:style-name="ce4">
            <text:p>nmap</text:p>
          </table:table-cell>
          <table:table-cell office:value-type="float" office:value="2200" table:style-name="ce5">
            <text:p>2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200     | smbnmap                   | service         | Active   | IPv4, IPv6 | -       | root   |" table:formula="of:=&quot;| &quot; &amp; IF([Collectors.$F66]&lt;0;&quot;- &quot;;TEXT([Collectors.$F66];&quot;#&quot;))&amp; REPT(&quot; &quot;;[.$F$2]-LEN(TEXT([Collectors.$F66];&quot;#&quot;))) &amp;&quot; | &quot; &amp; [Collectors.$D66] &amp; REPT(&quot; &quot;;[.$D$2]-LEN([Collectors.$D66])) &amp; &quot; | &quot; &amp; [Collectors.$B66] &amp; REPT(&quot; &quot;;[.$B$2]-LEN([Collectors.$B66])) &amp; &quot; | &quot; &amp; IF([.C66]=1;&quot;Active&quot;;IF([.C66]=2;&quot;Passive&quot;;&quot;Active*&quot;)) &amp; REPT(&quot; &quot;;[.$C$2]-LEN(IF([.C66]=1;&quot;Active&quot;;IF([.C66]=2;&quot;Passive&quot;;&quot;Active*&quot;))))&amp;&quot; | &quot; &amp; TEXT([Collectors.$I66];&quot;#&quot;) &amp; REPT(&quot; &quot;; [.$I$2]-LEN(TEXT([Collectors.$I66];&quot;#&quot;))) &amp; &quot; | &quot; &amp; TEXT(IF(ISBLANK([Collectors.$H66]);&quot;-&quot;;[Collectors.$H66]);&quot;#&quot;) &amp; REPT(&quot; &quot;; [.$H$2]-LEN(TEXT(IF(ISBLANK([Collectors.$H66]);&quot;-&quot;;[Collectors.$H66]);&quot;#&quot;))) &amp; &quot; | &quot; &amp; TEXT(IF(ISBLANK([Collectors.$J66]);&quot;-&quot;;[Collectors.$J66]);&quot;#&quot;) &amp; REPT(&quot; &quot;; [.$J$2]-LEN(TEXT(IF(ISBLANK([Collectors.$J66]);&quot;-&quot;;[Collectors.$J66]);&quot;#&quot;))) &amp; &quot; |&quot;" table:style-name="ce3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nmap</text:p>
          </table:table-cell>
          <table:table-cell office:value-type="string" table:style-name="ce4">
            <text:p>nmap</text:p>
          </table:table-cell>
          <table:table-cell office:value-type="float" office:value="2250" table:style-name="ce5">
            <text:p>225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250     | ftpnmap                   | service         | Active   | IPv4, IPv6 | -       | root   |" table:formula="of:=&quot;| &quot; &amp; IF([Collectors.$F67]&lt;0;&quot;- &quot;;TEXT([Collectors.$F67];&quot;#&quot;))&amp; REPT(&quot; &quot;;[.$F$2]-LEN(TEXT([Collectors.$F67];&quot;#&quot;))) &amp;&quot; | &quot; &amp; [Collectors.$D67] &amp; REPT(&quot; &quot;;[.$D$2]-LEN([Collectors.$D67])) &amp; &quot; | &quot; &amp; [Collectors.$B67] &amp; REPT(&quot; &quot;;[.$B$2]-LEN([Collectors.$B67])) &amp; &quot; | &quot; &amp; IF([.C67]=1;&quot;Active&quot;;IF([.C67]=2;&quot;Passive&quot;;&quot;Active*&quot;)) &amp; REPT(&quot; &quot;;[.$C$2]-LEN(IF([.C67]=1;&quot;Active&quot;;IF([.C67]=2;&quot;Passive&quot;;&quot;Active*&quot;))))&amp;&quot; | &quot; &amp; TEXT([Collectors.$I67];&quot;#&quot;) &amp; REPT(&quot; &quot;; [.$I$2]-LEN(TEXT([Collectors.$I67];&quot;#&quot;))) &amp; &quot; | &quot; &amp; TEXT(IF(ISBLANK([Collectors.$H67]);&quot;-&quot;;[Collectors.$H67]);&quot;#&quot;) &amp; REPT(&quot; &quot;; [.$H$2]-LEN(TEXT(IF(ISBLANK([Collectors.$H67]);&quot;-&quot;;[Collectors.$H67]);&quot;#&quot;))) &amp; &quot; | &quot; &amp; TEXT(IF(ISBLANK([Collectors.$J67]);&quot;-&quot;;[Collectors.$J67]);&quot;#&quot;) &amp; REPT(&quot; &quot;; [.$J$2]-LEN(TEXT(IF(ISBLANK([Collectors.$J67]);&quot;-&quot;;[Collectors.$J67]);&quot;#&quot;))) &amp; &quot; |&quot;" table:style-name="ce3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nmap</text:p>
          </table:table-cell>
          <table:table-cell office:value-type="string" table:style-name="ce4">
            <text:p>nmap</text:p>
          </table:table-cell>
          <table:table-cell office:value-type="float" office:value="2300" table:style-name="ce5">
            <text:p>2300</text:p>
          </table:table-cell>
          <table:table-cell office:value-type="string" table:style-name="ce5">
            <text:p>sm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_method, source, domain_name, host_name</text:p>
          </table:table-cell>
          <table:table-cell table:style-name="ce1"/>
          <table:table-cell office:value-type="string" office:string-value="| 2300     | smtpnmap                  | service         | Active   | IPv4, IPv6 | -       | root   |" table:formula="of:=&quot;| &quot; &amp; IF([Collectors.$F68]&lt;0;&quot;- &quot;;TEXT([Collectors.$F68];&quot;#&quot;))&amp; REPT(&quot; &quot;;[.$F$2]-LEN(TEXT([Collectors.$F68];&quot;#&quot;))) &amp;&quot; | &quot; &amp; [Collectors.$D68] &amp; REPT(&quot; &quot;;[.$D$2]-LEN([Collectors.$D68])) &amp; &quot; | &quot; &amp; [Collectors.$B68] &amp; REPT(&quot; &quot;;[.$B$2]-LEN([Collectors.$B68])) &amp; &quot; | &quot; &amp; IF([.C68]=1;&quot;Active&quot;;IF([.C68]=2;&quot;Passive&quot;;&quot;Active*&quot;)) &amp; REPT(&quot; &quot;;[.$C$2]-LEN(IF([.C68]=1;&quot;Active&quot;;IF([.C68]=2;&quot;Passive&quot;;&quot;Active*&quot;))))&amp;&quot; | &quot; &amp; TEXT([Collectors.$I68];&quot;#&quot;) &amp; REPT(&quot; &quot;; [.$I$2]-LEN(TEXT([Collectors.$I68];&quot;#&quot;))) &amp; &quot; | &quot; &amp; TEXT(IF(ISBLANK([Collectors.$H68]);&quot;-&quot;;[Collectors.$H68]);&quot;#&quot;) &amp; REPT(&quot; &quot;; [.$H$2]-LEN(TEXT(IF(ISBLANK([Collectors.$H68]);&quot;-&quot;;[Collectors.$H68]);&quot;#&quot;))) &amp; &quot; | &quot; &amp; TEXT(IF(ISBLANK([Collectors.$J68]);&quot;-&quot;;[Collectors.$J68]);&quot;#&quot;) &amp; REPT(&quot; &quot;; [.$J$2]-LEN(TEXT(IF(ISBLANK([Collectors.$J68]);&quot;-&quot;;[Collectors.$J68]);&quot;#&quot;))) &amp; &quot; |&quot;" table:style-name="ce3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nmap</text:p>
          </table:table-cell>
          <table:table-cell office:value-type="string" table:style-name="ce4">
            <text:p>nmap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, domain_name, host_name</text:p>
          </table:table-cell>
          <table:table-cell table:style-name="ce1"/>
          <table:table-cell office:value-type="string" office:string-value="| 2400     | rpcnmap                   | service         | Active   | IPv4, IPv6 | -       | root   |" table:formula="of:=&quot;| &quot; &amp; IF([Collectors.$F69]&lt;0;&quot;- &quot;;TEXT([Collectors.$F69];&quot;#&quot;))&amp; REPT(&quot; &quot;;[.$F$2]-LEN(TEXT([Collectors.$F69];&quot;#&quot;))) &amp;&quot; | &quot; &amp; [Collectors.$D69] &amp; REPT(&quot; &quot;;[.$D$2]-LEN([Collectors.$D69])) &amp; &quot; | &quot; &amp; [Collectors.$B69] &amp; REPT(&quot; &quot;;[.$B$2]-LEN([Collectors.$B69])) &amp; &quot; | &quot; &amp; IF([.C69]=1;&quot;Active&quot;;IF([.C69]=2;&quot;Passive&quot;;&quot;Active*&quot;)) &amp; REPT(&quot; &quot;;[.$C$2]-LEN(IF([.C69]=1;&quot;Active&quot;;IF([.C69]=2;&quot;Passive&quot;;&quot;Active*&quot;))))&amp;&quot; | &quot; &amp; TEXT([Collectors.$I69];&quot;#&quot;) &amp; REPT(&quot; &quot;; [.$I$2]-LEN(TEXT([Collectors.$I69];&quot;#&quot;))) &amp; &quot; | &quot; &amp; TEXT(IF(ISBLANK([Collectors.$H69]);&quot;-&quot;;[Collectors.$H69]);&quot;#&quot;) &amp; REPT(&quot; &quot;; [.$H$2]-LEN(TEXT(IF(ISBLANK([Collectors.$H69]);&quot;-&quot;;[Collectors.$H69]);&quot;#&quot;))) &amp; &quot; | &quot; &amp; TEXT(IF(ISBLANK([Collectors.$J69]);&quot;-&quot;;[Collectors.$J69]);&quot;#&quot;) &amp; REPT(&quot; &quot;; [.$J$2]-LEN(TEXT(IF(ISBLANK([Collectors.$J69]);&quot;-&quot;;[Collectors.$J69]);&quot;#&quot;))) &amp; &quot; |&quot;" table:style-name="ce3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dpnmap</text:p>
          </table:table-cell>
          <table:table-cell office:value-type="string" table:style-name="ce4">
            <text:p>nmap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500     | rdpnmap                   | service         | Active   | IPv4, IPv6 | -       | root   |" table:formula="of:=&quot;| &quot; &amp; IF([Collectors.$F70]&lt;0;&quot;- &quot;;TEXT([Collectors.$F70];&quot;#&quot;))&amp; REPT(&quot; &quot;;[.$F$2]-LEN(TEXT([Collectors.$F70];&quot;#&quot;))) &amp;&quot; | &quot; &amp; [Collectors.$D70] &amp; REPT(&quot; &quot;;[.$D$2]-LEN([Collectors.$D70])) &amp; &quot; | &quot; &amp; [Collectors.$B70] &amp; REPT(&quot; &quot;;[.$B$2]-LEN([Collectors.$B70])) &amp; &quot; | &quot; &amp; IF([.C70]=1;&quot;Active&quot;;IF([.C70]=2;&quot;Passive&quot;;&quot;Active*&quot;)) &amp; REPT(&quot; &quot;;[.$C$2]-LEN(IF([.C70]=1;&quot;Active&quot;;IF([.C70]=2;&quot;Passive&quot;;&quot;Active*&quot;))))&amp;&quot; | &quot; &amp; TEXT([Collectors.$I70];&quot;#&quot;) &amp; REPT(&quot; &quot;; [.$I$2]-LEN(TEXT([Collectors.$I70];&quot;#&quot;))) &amp; &quot; | &quot; &amp; TEXT(IF(ISBLANK([Collectors.$H70]);&quot;-&quot;;[Collectors.$H70]);&quot;#&quot;) &amp; REPT(&quot; &quot;; [.$H$2]-LEN(TEXT(IF(ISBLANK([Collectors.$H70]);&quot;-&quot;;[Collectors.$H70]);&quot;#&quot;))) &amp; &quot; | &quot; &amp; TEXT(IF(ISBLANK([Collectors.$J70]);&quot;-&quot;;[Collectors.$J70]);&quot;#&quot;) &amp; REPT(&quot; &quot;; [.$J$2]-LEN(TEXT(IF(ISBLANK([Collectors.$J70]);&quot;-&quot;;[Collectors.$J70]);&quot;#&quot;))) &amp; &quot; |&quot;" table:style-name="ce3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op3nmap</text:p>
          </table:table-cell>
          <table:table-cell office:value-type="string" table:style-name="ce4">
            <text:p>nmap</text:p>
          </table:table-cell>
          <table:table-cell office:value-type="float" office:value="2700" table:style-name="ce5">
            <text:p>2700</text:p>
          </table:table-cell>
          <table:table-cell office:value-type="string" table:style-name="ce5">
            <text:p>pop3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700     | pop3nmap                  | service         | Active   | IPv4, IPv6 | -       | root   |" table:formula="of:=&quot;| &quot; &amp; IF([Collectors.$F71]&lt;0;&quot;- &quot;;TEXT([Collectors.$F71];&quot;#&quot;))&amp; REPT(&quot; &quot;;[.$F$2]-LEN(TEXT([Collectors.$F71];&quot;#&quot;))) &amp;&quot; | &quot; &amp; [Collectors.$D71] &amp; REPT(&quot; &quot;;[.$D$2]-LEN([Collectors.$D71])) &amp; &quot; | &quot; &amp; [Collectors.$B71] &amp; REPT(&quot; &quot;;[.$B$2]-LEN([Collectors.$B71])) &amp; &quot; | &quot; &amp; IF([.C71]=1;&quot;Active&quot;;IF([.C71]=2;&quot;Passive&quot;;&quot;Active*&quot;)) &amp; REPT(&quot; &quot;;[.$C$2]-LEN(IF([.C71]=1;&quot;Active&quot;;IF([.C71]=2;&quot;Passive&quot;;&quot;Active*&quot;))))&amp;&quot; | &quot; &amp; TEXT([Collectors.$I71];&quot;#&quot;) &amp; REPT(&quot; &quot;; [.$I$2]-LEN(TEXT([Collectors.$I71];&quot;#&quot;))) &amp; &quot; | &quot; &amp; TEXT(IF(ISBLANK([Collectors.$H71]);&quot;-&quot;;[Collectors.$H71]);&quot;#&quot;) &amp; REPT(&quot; &quot;; [.$H$2]-LEN(TEXT(IF(ISBLANK([Collectors.$H71]);&quot;-&quot;;[Collectors.$H71]);&quot;#&quot;))) &amp; &quot; | &quot; &amp; TEXT(IF(ISBLANK([Collectors.$J71]);&quot;-&quot;;[Collectors.$J71]);&quot;#&quot;) &amp; REPT(&quot; &quot;; [.$J$2]-LEN(TEXT(IF(ISBLANK([Collectors.$J71]);&quot;-&quot;;[Collectors.$J71]);&quot;#&quot;))) &amp; &quot; |&quot;" table:style-name="ce3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rpcenum</text:p>
          </table:table-cell>
          <table:table-cell office:value-type="string" table:style-name="ce4">
            <text:p>nmap</text:p>
          </table:table-cell>
          <table:table-cell office:value-type="float" office:value="2750" table:style-name="ce5">
            <text:p>2750</text:p>
          </table:table-cell>
          <table:table-cell office:value-type="string" table:style-name="ce5">
            <text:p>ms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750     | msrpcenum                 | service         | Active   | IPv4, IPv6 | -       | root   |" table:formula="of:=&quot;| &quot; &amp; IF([Collectors.$F72]&lt;0;&quot;- &quot;;TEXT([Collectors.$F72];&quot;#&quot;))&amp; REPT(&quot; &quot;;[.$F$2]-LEN(TEXT([Collectors.$F72];&quot;#&quot;))) &amp;&quot; | &quot; &amp; [Collectors.$D72] &amp; REPT(&quot; &quot;;[.$D$2]-LEN([Collectors.$D72])) &amp; &quot; | &quot; &amp; [Collectors.$B72] &amp; REPT(&quot; &quot;;[.$B$2]-LEN([Collectors.$B72])) &amp; &quot; | &quot; &amp; IF([.C72]=1;&quot;Active&quot;;IF([.C72]=2;&quot;Passive&quot;;&quot;Active*&quot;)) &amp; REPT(&quot; &quot;;[.$C$2]-LEN(IF([.C72]=1;&quot;Active&quot;;IF([.C72]=2;&quot;Passive&quot;;&quot;Active*&quot;))))&amp;&quot; | &quot; &amp; TEXT([Collectors.$I72];&quot;#&quot;) &amp; REPT(&quot; &quot;; [.$I$2]-LEN(TEXT([Collectors.$I72];&quot;#&quot;))) &amp; &quot; | &quot; &amp; TEXT(IF(ISBLANK([Collectors.$H72]);&quot;-&quot;;[Collectors.$H72]);&quot;#&quot;) &amp; REPT(&quot; &quot;; [.$H$2]-LEN(TEXT(IF(ISBLANK([Collectors.$H72]);&quot;-&quot;;[Collectors.$H72]);&quot;#&quot;))) &amp; &quot; | &quot; &amp; TEXT(IF(ISBLANK([Collectors.$J72]);&quot;-&quot;;[Collectors.$J72]);&quot;#&quot;) &amp; REPT(&quot; &quot;; [.$J$2]-LEN(TEXT(IF(ISBLANK([Collectors.$J72]);&quot;-&quot;;[Collectors.$J72]);&quot;#&quot;))) &amp; &quot; |&quot;" table:style-name="ce3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mapnmap</text:p>
          </table:table-cell>
          <table:table-cell office:value-type="string" table:style-name="ce4">
            <text:p>nmap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im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00     | imapnmap                  | service         | Active   | IPv4, IPv6 | -       | root   |" table:formula="of:=&quot;| &quot; &amp; IF([Collectors.$F73]&lt;0;&quot;- &quot;;TEXT([Collectors.$F73];&quot;#&quot;))&amp; REPT(&quot; &quot;;[.$F$2]-LEN(TEXT([Collectors.$F73];&quot;#&quot;))) &amp;&quot; | &quot; &amp; [Collectors.$D73] &amp; REPT(&quot; &quot;;[.$D$2]-LEN([Collectors.$D73])) &amp; &quot; | &quot; &amp; [Collectors.$B73] &amp; REPT(&quot; &quot;;[.$B$2]-LEN([Collectors.$B73])) &amp; &quot; | &quot; &amp; IF([.C73]=1;&quot;Active&quot;;IF([.C73]=2;&quot;Passive&quot;;&quot;Active*&quot;)) &amp; REPT(&quot; &quot;;[.$C$2]-LEN(IF([.C73]=1;&quot;Active&quot;;IF([.C73]=2;&quot;Passive&quot;;&quot;Active*&quot;))))&amp;&quot; | &quot; &amp; TEXT([Collectors.$I73];&quot;#&quot;) &amp; REPT(&quot; &quot;; [.$I$2]-LEN(TEXT([Collectors.$I73];&quot;#&quot;))) &amp; &quot; | &quot; &amp; TEXT(IF(ISBLANK([Collectors.$H73]);&quot;-&quot;;[Collectors.$H73]);&quot;#&quot;) &amp; REPT(&quot; &quot;; [.$H$2]-LEN(TEXT(IF(ISBLANK([Collectors.$H73]);&quot;-&quot;;[Collectors.$H73]);&quot;#&quot;))) &amp; &quot; | &quot; &amp; TEXT(IF(ISBLANK([Collectors.$J73]);&quot;-&quot;;[Collectors.$J73]);&quot;#&quot;) &amp; REPT(&quot; &quot;; [.$J$2]-LEN(TEXT(IF(ISBLANK([Collectors.$J73]);&quot;-&quot;;[Collectors.$J73]);&quot;#&quot;))) &amp; &quot; |&quot;" table:style-name="ce3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x11nmap</text:p>
          </table:table-cell>
          <table:table-cell office:value-type="string" table:style-name="ce4">
            <text:p>nmap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x11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50     | x11nmap                   | service         | Active   | IPv4, IPv6 | -       | root   |" table:formula="of:=&quot;| &quot; &amp; IF([Collectors.$F74]&lt;0;&quot;- &quot;;TEXT([Collectors.$F74];&quot;#&quot;))&amp; REPT(&quot; &quot;;[.$F$2]-LEN(TEXT([Collectors.$F74];&quot;#&quot;))) &amp;&quot; | &quot; &amp; [Collectors.$D74] &amp; REPT(&quot; &quot;;[.$D$2]-LEN([Collectors.$D74])) &amp; &quot; | &quot; &amp; [Collectors.$B74] &amp; REPT(&quot; &quot;;[.$B$2]-LEN([Collectors.$B74])) &amp; &quot; | &quot; &amp; IF([.C74]=1;&quot;Active&quot;;IF([.C74]=2;&quot;Passive&quot;;&quot;Active*&quot;)) &amp; REPT(&quot; &quot;;[.$C$2]-LEN(IF([.C74]=1;&quot;Active&quot;;IF([.C74]=2;&quot;Passive&quot;;&quot;Active*&quot;))))&amp;&quot; | &quot; &amp; TEXT([Collectors.$I74];&quot;#&quot;) &amp; REPT(&quot; &quot;; [.$I$2]-LEN(TEXT([Collectors.$I74];&quot;#&quot;))) &amp; &quot; | &quot; &amp; TEXT(IF(ISBLANK([Collectors.$H74]);&quot;-&quot;;[Collectors.$H74]);&quot;#&quot;) &amp; REPT(&quot; &quot;; [.$H$2]-LEN(TEXT(IF(ISBLANK([Collectors.$H74]);&quot;-&quot;;[Collectors.$H74]);&quot;#&quot;))) &amp; &quot; | &quot; &amp; TEXT(IF(ISBLANK([Collectors.$J74]);&quot;-&quot;;[Collectors.$J74]);&quot;#&quot;) &amp; REPT(&quot; &quot;; [.$J$2]-LEN(TEXT(IF(ISBLANK([Collectors.$J74]);&quot;-&quot;;[Collectors.$J74]);&quot;#&quot;))) &amp; &quot; |&quot;" table:style-name="ce3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ftpnmap</text:p>
          </table:table-cell>
          <table:table-cell office:value-type="string" table:style-name="ce4">
            <text:p>nmap</text:p>
          </table:table-cell>
          <table:table-cell office:value-type="float" office:value="2900" table:style-name="ce5">
            <text:p>2900</text:p>
          </table:table-cell>
          <table:table-cell office:value-type="string" table:style-name="ce5">
            <text:p>t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2900     | tftpnmap                  | service         | Active   | IPv4, IPv6 | -       | root   |" table:formula="of:=&quot;| &quot; &amp; IF([Collectors.$F75]&lt;0;&quot;- &quot;;TEXT([Collectors.$F75];&quot;#&quot;))&amp; REPT(&quot; &quot;;[.$F$2]-LEN(TEXT([Collectors.$F75];&quot;#&quot;))) &amp;&quot; | &quot; &amp; [Collectors.$D75] &amp; REPT(&quot; &quot;;[.$D$2]-LEN([Collectors.$D75])) &amp; &quot; | &quot; &amp; [Collectors.$B75] &amp; REPT(&quot; &quot;;[.$B$2]-LEN([Collectors.$B75])) &amp; &quot; | &quot; &amp; IF([.C75]=1;&quot;Active&quot;;IF([.C75]=2;&quot;Passive&quot;;&quot;Active*&quot;)) &amp; REPT(&quot; &quot;;[.$C$2]-LEN(IF([.C75]=1;&quot;Active&quot;;IF([.C75]=2;&quot;Passive&quot;;&quot;Active*&quot;))))&amp;&quot; | &quot; &amp; TEXT([Collectors.$I75];&quot;#&quot;) &amp; REPT(&quot; &quot;; [.$I$2]-LEN(TEXT([Collectors.$I75];&quot;#&quot;))) &amp; &quot; | &quot; &amp; TEXT(IF(ISBLANK([Collectors.$H75]);&quot;-&quot;;[Collectors.$H75]);&quot;#&quot;) &amp; REPT(&quot; &quot;; [.$H$2]-LEN(TEXT(IF(ISBLANK([Collectors.$H75]);&quot;-&quot;;[Collectors.$H75]);&quot;#&quot;))) &amp; &quot; | &quot; &amp; TEXT(IF(ISBLANK([Collectors.$J75]);&quot;-&quot;;[Collectors.$J75]);&quot;#&quot;) &amp; REPT(&quot; &quot;; [.$J$2]-LEN(TEXT(IF(ISBLANK([Collectors.$J75]);&quot;-&quot;;[Collectors.$J75]);&quot;#&quot;))) &amp; &quot; |&quot;" table:style-name="ce3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fsnmap</text:p>
          </table:table-cell>
          <table:table-cell office:value-type="string" table:style-name="ce4">
            <text:p>nmap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nf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950     | nfsnmap                   | service         | Active   | IPv4, IPv6 | -       | root   |" table:formula="of:=&quot;| &quot; &amp; IF([Collectors.$F76]&lt;0;&quot;- &quot;;TEXT([Collectors.$F76];&quot;#&quot;))&amp; REPT(&quot; &quot;;[.$F$2]-LEN(TEXT([Collectors.$F76];&quot;#&quot;))) &amp;&quot; | &quot; &amp; [Collectors.$D76] &amp; REPT(&quot; &quot;;[.$D$2]-LEN([Collectors.$D76])) &amp; &quot; | &quot; &amp; [Collectors.$B76] &amp; REPT(&quot; &quot;;[.$B$2]-LEN([Collectors.$B76])) &amp; &quot; | &quot; &amp; IF([.C76]=1;&quot;Active&quot;;IF([.C76]=2;&quot;Passive&quot;;&quot;Active*&quot;)) &amp; REPT(&quot; &quot;;[.$C$2]-LEN(IF([.C76]=1;&quot;Active&quot;;IF([.C76]=2;&quot;Passive&quot;;&quot;Active*&quot;))))&amp;&quot; | &quot; &amp; TEXT([Collectors.$I76];&quot;#&quot;) &amp; REPT(&quot; &quot;; [.$I$2]-LEN(TEXT([Collectors.$I76];&quot;#&quot;))) &amp; &quot; | &quot; &amp; TEXT(IF(ISBLANK([Collectors.$H76]);&quot;-&quot;;[Collectors.$H76]);&quot;#&quot;) &amp; REPT(&quot; &quot;; [.$H$2]-LEN(TEXT(IF(ISBLANK([Collectors.$H76]);&quot;-&quot;;[Collectors.$H76]);&quot;#&quot;))) &amp; &quot; | &quot; &amp; TEXT(IF(ISBLANK([Collectors.$J76]);&quot;-&quot;;[Collectors.$J76]);&quot;#&quot;) &amp; REPT(&quot; &quot;; [.$J$2]-LEN(TEXT(IF(ISBLANK([Collectors.$J76]);&quot;-&quot;;[Collectors.$J76]);&quot;#&quot;))) &amp; &quot; |&quot;" table:style-name="ce3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inger</text:p>
          </table:table-cell>
          <table:table-cell office:value-type="string" table:style-name="ce4">
            <text:p>finger</text:p>
          </table:table-cell>
          <table:table-cell office:value-type="float" office:value="3100" table:style-name="ce5">
            <text:p>3100</text:p>
          </table:table-cell>
          <table:table-cell table:style-name="ce5"/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100     | finger                    | service         | Active   | IPv4       | -       | nobody |" table:formula="of:=&quot;| &quot; &amp; IF([Collectors.$F77]&lt;0;&quot;- &quot;;TEXT([Collectors.$F77];&quot;#&quot;))&amp; REPT(&quot; &quot;;[.$F$2]-LEN(TEXT([Collectors.$F77];&quot;#&quot;))) &amp;&quot; | &quot; &amp; [Collectors.$D77] &amp; REPT(&quot; &quot;;[.$D$2]-LEN([Collectors.$D77])) &amp; &quot; | &quot; &amp; [Collectors.$B77] &amp; REPT(&quot; &quot;;[.$B$2]-LEN([Collectors.$B77])) &amp; &quot; | &quot; &amp; IF([.C77]=1;&quot;Active&quot;;IF([.C77]=2;&quot;Passive&quot;;&quot;Active*&quot;)) &amp; REPT(&quot; &quot;;[.$C$2]-LEN(IF([.C77]=1;&quot;Active&quot;;IF([.C77]=2;&quot;Passive&quot;;&quot;Active*&quot;))))&amp;&quot; | &quot; &amp; TEXT([Collectors.$I77];&quot;#&quot;) &amp; REPT(&quot; &quot;; [.$I$2]-LEN(TEXT([Collectors.$I77];&quot;#&quot;))) &amp; &quot; | &quot; &amp; TEXT(IF(ISBLANK([Collectors.$H77]);&quot;-&quot;;[Collectors.$H77]);&quot;#&quot;) &amp; REPT(&quot; &quot;; [.$H$2]-LEN(TEXT(IF(ISBLANK([Collectors.$H77]);&quot;-&quot;;[Collectors.$H77]);&quot;#&quot;))) &amp; &quot; | &quot; &amp; TEXT(IF(ISBLANK([Collectors.$J77]);&quot;-&quot;;[Collectors.$J77]);&quot;#&quot;) &amp; REPT(&quot; &quot;; [.$J$2]-LEN(TEXT(IF(ISBLANK([Collectors.$J77]);&quot;-&quot;;[Collectors.$J77]);&quot;#&quot;))) &amp; &quot; |&quot;" table:style-name="ce3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date</text:p>
          </table:table-cell>
          <table:table-cell office:value-type="string" table:style-name="ce4">
            <text:p>ntpdate</text:p>
          </table:table-cell>
          <table:table-cell office:value-type="float" office:value="3200" table:style-name="ce5">
            <text:p>32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200     | ntpdate                   | service         | Active   | IPv4, IPv6 | -       | nobody |" table:formula="of:=&quot;| &quot; &amp; IF([Collectors.$F78]&lt;0;&quot;- &quot;;TEXT([Collectors.$F78];&quot;#&quot;))&amp; REPT(&quot; &quot;;[.$F$2]-LEN(TEXT([Collectors.$F78];&quot;#&quot;))) &amp;&quot; | &quot; &amp; [Collectors.$D78] &amp; REPT(&quot; &quot;;[.$D$2]-LEN([Collectors.$D78])) &amp; &quot; | &quot; &amp; [Collectors.$B78] &amp; REPT(&quot; &quot;;[.$B$2]-LEN([Collectors.$B78])) &amp; &quot; | &quot; &amp; IF([.C78]=1;&quot;Active&quot;;IF([.C78]=2;&quot;Passive&quot;;&quot;Active*&quot;)) &amp; REPT(&quot; &quot;;[.$C$2]-LEN(IF([.C78]=1;&quot;Active&quot;;IF([.C78]=2;&quot;Passive&quot;;&quot;Active*&quot;))))&amp;&quot; | &quot; &amp; TEXT([Collectors.$I78];&quot;#&quot;) &amp; REPT(&quot; &quot;; [.$I$2]-LEN(TEXT([Collectors.$I78];&quot;#&quot;))) &amp; &quot; | &quot; &amp; TEXT(IF(ISBLANK([Collectors.$H78]);&quot;-&quot;;[Collectors.$H78]);&quot;#&quot;) &amp; REPT(&quot; &quot;; [.$H$2]-LEN(TEXT(IF(ISBLANK([Collectors.$H78]);&quot;-&quot;;[Collectors.$H78]);&quot;#&quot;))) &amp; &quot; | &quot; &amp; TEXT(IF(ISBLANK([Collectors.$J78]);&quot;-&quot;;[Collectors.$J78]);&quot;#&quot;) &amp; REPT(&quot; &quot;; [.$J$2]-LEN(TEXT(IF(ISBLANK([Collectors.$J78]);&quot;-&quot;;[Collectors.$J78]);&quot;#&quot;))) &amp; &quot; |&quot;" table:style-name="ce3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q</text:p>
          </table:table-cell>
          <table:table-cell office:value-type="string" table:style-name="ce4">
            <text:p>ntpq</text:p>
          </table:table-cell>
          <table:table-cell office:value-type="float" office:value="3300" table:style-name="ce5">
            <text:p>33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300     | ntpq                      | service         | Active   | IPv4, IPv6 | -       | nobody |" table:formula="of:=&quot;| &quot; &amp; IF([Collectors.$F79]&lt;0;&quot;- &quot;;TEXT([Collectors.$F79];&quot;#&quot;))&amp; REPT(&quot; &quot;;[.$F$2]-LEN(TEXT([Collectors.$F79];&quot;#&quot;))) &amp;&quot; | &quot; &amp; [Collectors.$D79] &amp; REPT(&quot; &quot;;[.$D$2]-LEN([Collectors.$D79])) &amp; &quot; | &quot; &amp; [Collectors.$B79] &amp; REPT(&quot; &quot;;[.$B$2]-LEN([Collectors.$B79])) &amp; &quot; | &quot; &amp; IF([.C79]=1;&quot;Active&quot;;IF([.C79]=2;&quot;Passive&quot;;&quot;Active*&quot;)) &amp; REPT(&quot; &quot;;[.$C$2]-LEN(IF([.C79]=1;&quot;Active&quot;;IF([.C79]=2;&quot;Passive&quot;;&quot;Active*&quot;))))&amp;&quot; | &quot; &amp; TEXT([Collectors.$I79];&quot;#&quot;) &amp; REPT(&quot; &quot;; [.$I$2]-LEN(TEXT([Collectors.$I79];&quot;#&quot;))) &amp; &quot; | &quot; &amp; TEXT(IF(ISBLANK([Collectors.$H79]);&quot;-&quot;;[Collectors.$H79]);&quot;#&quot;) &amp; REPT(&quot; &quot;; [.$H$2]-LEN(TEXT(IF(ISBLANK([Collectors.$H79]);&quot;-&quot;;[Collectors.$H79]);&quot;#&quot;))) &amp; &quot; | &quot; &amp; TEXT(IF(ISBLANK([Collectors.$J79]);&quot;-&quot;;[Collectors.$J79]);&quot;#&quot;) &amp; REPT(&quot; &quot;; [.$J$2]-LEN(TEXT(IF(ISBLANK([Collectors.$J79]);&quot;-&quot;;[Collectors.$J79]);&quot;#&quot;))) &amp; &quot; |&quot;" table:style-name="ce3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323version</text:p>
          </table:table-cell>
          <table:table-cell office:value-type="string" table:style-name="ce4">
            <text:p>msfconsole</text:p>
          </table:table-cell>
          <table:table-cell office:value-type="float" office:value="4000" table:style-name="ce5">
            <text:p>40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000     | h323version               | service         | Active   | IPv4, IPv6 | -       | root   |" table:formula="of:=&quot;| &quot; &amp; IF([Collectors.$F80]&lt;0;&quot;- &quot;;TEXT([Collectors.$F80];&quot;#&quot;))&amp; REPT(&quot; &quot;;[.$F$2]-LEN(TEXT([Collectors.$F80];&quot;#&quot;))) &amp;&quot; | &quot; &amp; [Collectors.$D80] &amp; REPT(&quot; &quot;;[.$D$2]-LEN([Collectors.$D80])) &amp; &quot; | &quot; &amp; [Collectors.$B80] &amp; REPT(&quot; &quot;;[.$B$2]-LEN([Collectors.$B80])) &amp; &quot; | &quot; &amp; IF([.C80]=1;&quot;Active&quot;;IF([.C80]=2;&quot;Passive&quot;;&quot;Active*&quot;)) &amp; REPT(&quot; &quot;;[.$C$2]-LEN(IF([.C80]=1;&quot;Active&quot;;IF([.C80]=2;&quot;Passive&quot;;&quot;Active*&quot;))))&amp;&quot; | &quot; &amp; TEXT([Collectors.$I80];&quot;#&quot;) &amp; REPT(&quot; &quot;; [.$I$2]-LEN(TEXT([Collectors.$I80];&quot;#&quot;))) &amp; &quot; | &quot; &amp; TEXT(IF(ISBLANK([Collectors.$H80]);&quot;-&quot;;[Collectors.$H80]);&quot;#&quot;) &amp; REPT(&quot; &quot;; [.$H$2]-LEN(TEXT(IF(ISBLANK([Collectors.$H80]);&quot;-&quot;;[Collectors.$H80]);&quot;#&quot;))) &amp; &quot; | &quot; &amp; TEXT(IF(ISBLANK([Collectors.$J80]);&quot;-&quot;;[Collectors.$J80]);&quot;#&quot;) &amp; REPT(&quot; &quot;; [.$J$2]-LEN(TEXT(IF(ISBLANK([Collectors.$J80]);&quot;-&quot;;[Collectors.$J80]);&quot;#&quot;))) &amp; &quot; |&quot;" table:style-name="ce3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nmap</text:p>
          </table:table-cell>
          <table:table-cell office:value-type="string" table:style-name="ce4">
            <text:p>nmap</text:p>
          </table:table-cell>
          <table:table-cell office:value-type="float" office:value="4100" table:style-name="ce5">
            <text:p>41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00     | sipnmap                   | service         | Active   | IPv4, IPv6 | -       | root   |" table:formula="of:=&quot;| &quot; &amp; IF([Collectors.$F81]&lt;0;&quot;- &quot;;TEXT([Collectors.$F81];&quot;#&quot;))&amp; REPT(&quot; &quot;;[.$F$2]-LEN(TEXT([Collectors.$F81];&quot;#&quot;))) &amp;&quot; | &quot; &amp; [Collectors.$D81] &amp; REPT(&quot; &quot;;[.$D$2]-LEN([Collectors.$D81])) &amp; &quot; | &quot; &amp; [Collectors.$B81] &amp; REPT(&quot; &quot;;[.$B$2]-LEN([Collectors.$B81])) &amp; &quot; | &quot; &amp; IF([.C81]=1;&quot;Active&quot;;IF([.C81]=2;&quot;Passive&quot;;&quot;Active*&quot;)) &amp; REPT(&quot; &quot;;[.$C$2]-LEN(IF([.C81]=1;&quot;Active&quot;;IF([.C81]=2;&quot;Passive&quot;;&quot;Active*&quot;))))&amp;&quot; | &quot; &amp; TEXT([Collectors.$I81];&quot;#&quot;) &amp; REPT(&quot; &quot;; [.$I$2]-LEN(TEXT([Collectors.$I81];&quot;#&quot;))) &amp; &quot; | &quot; &amp; TEXT(IF(ISBLANK([Collectors.$H81]);&quot;-&quot;;[Collectors.$H81]);&quot;#&quot;) &amp; REPT(&quot; &quot;; [.$H$2]-LEN(TEXT(IF(ISBLANK([Collectors.$H81]);&quot;-&quot;;[Collectors.$H81]);&quot;#&quot;))) &amp; &quot; | &quot; &amp; TEXT(IF(ISBLANK([Collectors.$J81]);&quot;-&quot;;[Collectors.$J81]);&quot;#&quot;) &amp; REPT(&quot; &quot;; [.$J$2]-LEN(TEXT(IF(ISBLANK([Collectors.$J81]);&quot;-&quot;;[Collectors.$J81]);&quot;#&quot;))) &amp; &quot; |&quot;" table:style-name="ce3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msf</text:p>
          </table:table-cell>
          <table:table-cell office:value-type="string" table:style-name="ce4">
            <text:p>msfconsole</text:p>
          </table:table-cell>
          <table:table-cell office:value-type="float" office:value="4120" table:style-name="ce5">
            <text:p>412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20     | sipmsf                    | service         | Active   | IPv4, IPv6 | -       | root   |" table:formula="of:=&quot;| &quot; &amp; IF([Collectors.$F82]&lt;0;&quot;- &quot;;TEXT([Collectors.$F82];&quot;#&quot;))&amp; REPT(&quot; &quot;;[.$F$2]-LEN(TEXT([Collectors.$F82];&quot;#&quot;))) &amp;&quot; | &quot; &amp; [Collectors.$D82] &amp; REPT(&quot; &quot;;[.$D$2]-LEN([Collectors.$D82])) &amp; &quot; | &quot; &amp; [Collectors.$B82] &amp; REPT(&quot; &quot;;[.$B$2]-LEN([Collectors.$B82])) &amp; &quot; | &quot; &amp; IF([.C82]=1;&quot;Active&quot;;IF([.C82]=2;&quot;Passive&quot;;&quot;Active*&quot;)) &amp; REPT(&quot; &quot;;[.$C$2]-LEN(IF([.C82]=1;&quot;Active&quot;;IF([.C82]=2;&quot;Passive&quot;;&quot;Active*&quot;))))&amp;&quot; | &quot; &amp; TEXT([Collectors.$I82];&quot;#&quot;) &amp; REPT(&quot; &quot;; [.$I$2]-LEN(TEXT([Collectors.$I82];&quot;#&quot;))) &amp; &quot; | &quot; &amp; TEXT(IF(ISBLANK([Collectors.$H82]);&quot;-&quot;;[Collectors.$H82]);&quot;#&quot;) &amp; REPT(&quot; &quot;; [.$H$2]-LEN(TEXT(IF(ISBLANK([Collectors.$H82]);&quot;-&quot;;[Collectors.$H82]);&quot;#&quot;))) &amp; &quot; | &quot; &amp; TEXT(IF(ISBLANK([Collectors.$J82]);&quot;-&quot;;[Collectors.$J82]);&quot;#&quot;) &amp; REPT(&quot; &quot;; [.$J$2]-LEN(TEXT(IF(ISBLANK([Collectors.$J82]);&quot;-&quot;;[Collectors.$J82]);&quot;#&quot;))) &amp; &quot; |&quot;" table:style-name="ce3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tunnmap</text:p>
          </table:table-cell>
          <table:table-cell office:value-type="string" table:style-name="ce4">
            <text:p>nmap</text:p>
          </table:table-cell>
          <table:table-cell office:value-type="float" office:value="4200" table:style-name="ce5">
            <text:p>42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200     | stunnmap                  | service         | Active   | IPv4, IPv6 | -       | root   |" table:formula="of:=&quot;| &quot; &amp; IF([Collectors.$F83]&lt;0;&quot;- &quot;;TEXT([Collectors.$F83];&quot;#&quot;))&amp; REPT(&quot; &quot;;[.$F$2]-LEN(TEXT([Collectors.$F83];&quot;#&quot;))) &amp;&quot; | &quot; &amp; [Collectors.$D83] &amp; REPT(&quot; &quot;;[.$D$2]-LEN([Collectors.$D83])) &amp; &quot; | &quot; &amp; [Collectors.$B83] &amp; REPT(&quot; &quot;;[.$B$2]-LEN([Collectors.$B83])) &amp; &quot; | &quot; &amp; IF([.C83]=1;&quot;Active&quot;;IF([.C83]=2;&quot;Passive&quot;;&quot;Active*&quot;)) &amp; REPT(&quot; &quot;;[.$C$2]-LEN(IF([.C83]=1;&quot;Active&quot;;IF([.C83]=2;&quot;Passive&quot;;&quot;Active*&quot;))))&amp;&quot; | &quot; &amp; TEXT([Collectors.$I83];&quot;#&quot;) &amp; REPT(&quot; &quot;; [.$I$2]-LEN(TEXT([Collectors.$I83];&quot;#&quot;))) &amp; &quot; | &quot; &amp; TEXT(IF(ISBLANK([Collectors.$H83]);&quot;-&quot;;[Collectors.$H83]);&quot;#&quot;) &amp; REPT(&quot; &quot;; [.$H$2]-LEN(TEXT(IF(ISBLANK([Collectors.$H83]);&quot;-&quot;;[Collectors.$H83]);&quot;#&quot;))) &amp; &quot; | &quot; &amp; TEXT(IF(ISBLANK([Collectors.$J83]);&quot;-&quot;;[Collectors.$J83]);&quot;#&quot;) &amp; REPT(&quot; &quot;; [.$J$2]-LEN(TEXT(IF(ISBLANK([Collectors.$J83]);&quot;-&quot;;[Collectors.$J83]);&quot;#&quot;))) &amp; &quot; |&quot;" table:style-name="ce3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hydra</text:p>
          </table:table-cell>
          <table:table-cell office:value-type="string" table:style-name="ce4">
            <text:p>hydra</text:p>
          </table:table-cell>
          <table:table-cell office:value-type="float" office:value="11100" table:style-name="ce5">
            <text:p>11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100    | ftphydra                  | service         | Active   | IPv4, IPv6 | -       | nobody |" table:formula="of:=&quot;| &quot; &amp; IF([Collectors.$F84]&lt;0;&quot;- &quot;;TEXT([Collectors.$F84];&quot;#&quot;))&amp; REPT(&quot; &quot;;[.$F$2]-LEN(TEXT([Collectors.$F84];&quot;#&quot;))) &amp;&quot; | &quot; &amp; [Collectors.$D84] &amp; REPT(&quot; &quot;;[.$D$2]-LEN([Collectors.$D84])) &amp; &quot; | &quot; &amp; [Collectors.$B84] &amp; REPT(&quot; &quot;;[.$B$2]-LEN([Collectors.$B84])) &amp; &quot; | &quot; &amp; IF([.C84]=1;&quot;Active&quot;;IF([.C84]=2;&quot;Passive&quot;;&quot;Active*&quot;)) &amp; REPT(&quot; &quot;;[.$C$2]-LEN(IF([.C84]=1;&quot;Active&quot;;IF([.C84]=2;&quot;Passive&quot;;&quot;Active*&quot;))))&amp;&quot; | &quot; &amp; TEXT([Collectors.$I84];&quot;#&quot;) &amp; REPT(&quot; &quot;; [.$I$2]-LEN(TEXT([Collectors.$I84];&quot;#&quot;))) &amp; &quot; | &quot; &amp; TEXT(IF(ISBLANK([Collectors.$H84]);&quot;-&quot;;[Collectors.$H84]);&quot;#&quot;) &amp; REPT(&quot; &quot;; [.$H$2]-LEN(TEXT(IF(ISBLANK([Collectors.$H84]);&quot;-&quot;;[Collectors.$H84]);&quot;#&quot;))) &amp; &quot; | &quot; &amp; TEXT(IF(ISBLANK([Collectors.$J84]);&quot;-&quot;;[Collectors.$J84]);&quot;#&quot;) &amp; REPT(&quot; &quot;; [.$J$2]-LEN(TEXT(IF(ISBLANK([Collectors.$J84]);&quot;-&quot;;[Collectors.$J84]);&quot;#&quot;))) &amp; &quot; |&quot;" table:style-name="ce3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hydra</text:p>
          </table:table-cell>
          <table:table-cell office:value-type="string" table:style-name="ce4">
            <text:p>hydra</text:p>
          </table:table-cell>
          <table:table-cell office:value-type="float" office:value="11200" table:style-name="ce5">
            <text:p>112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200    | mssqlhydra                | service         | Active   | IPv4, IPv6 | -       | nobody |" table:formula="of:=&quot;| &quot; &amp; IF([Collectors.$F85]&lt;0;&quot;- &quot;;TEXT([Collectors.$F85];&quot;#&quot;))&amp; REPT(&quot; &quot;;[.$F$2]-LEN(TEXT([Collectors.$F85];&quot;#&quot;))) &amp;&quot; | &quot; &amp; [Collectors.$D85] &amp; REPT(&quot; &quot;;[.$D$2]-LEN([Collectors.$D85])) &amp; &quot; | &quot; &amp; [Collectors.$B85] &amp; REPT(&quot; &quot;;[.$B$2]-LEN([Collectors.$B85])) &amp; &quot; | &quot; &amp; IF([.C85]=1;&quot;Active&quot;;IF([.C85]=2;&quot;Passive&quot;;&quot;Active*&quot;)) &amp; REPT(&quot; &quot;;[.$C$2]-LEN(IF([.C85]=1;&quot;Active&quot;;IF([.C85]=2;&quot;Passive&quot;;&quot;Active*&quot;))))&amp;&quot; | &quot; &amp; TEXT([Collectors.$I85];&quot;#&quot;) &amp; REPT(&quot; &quot;; [.$I$2]-LEN(TEXT([Collectors.$I85];&quot;#&quot;))) &amp; &quot; | &quot; &amp; TEXT(IF(ISBLANK([Collectors.$H85]);&quot;-&quot;;[Collectors.$H85]);&quot;#&quot;) &amp; REPT(&quot; &quot;; [.$H$2]-LEN(TEXT(IF(ISBLANK([Collectors.$H85]);&quot;-&quot;;[Collectors.$H85]);&quot;#&quot;))) &amp; &quot; | &quot; &amp; TEXT(IF(ISBLANK([Collectors.$J85]);&quot;-&quot;;[Collectors.$J85]);&quot;#&quot;) &amp; REPT(&quot; &quot;; [.$J$2]-LEN(TEXT(IF(ISBLANK([Collectors.$J85]);&quot;-&quot;;[Collectors.$J85]);&quot;#&quot;))) &amp; &quot; |&quot;" table:style-name="ce3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gsqlhydra</text:p>
          </table:table-cell>
          <table:table-cell office:value-type="string" table:style-name="ce4">
            <text:p>hydra</text:p>
          </table:table-cell>
          <table:table-cell office:value-type="float" office:value="11400" table:style-name="ce5">
            <text:p>11400</text:p>
          </table:table-cell>
          <table:table-cell office:value-type="string" table:style-name="ce5">
            <text:p>pg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400    | pgsqlhydra                | service         | Active   | IPv4, IPv6 | -       | nobody |" table:formula="of:=&quot;| &quot; &amp; IF([Collectors.$F86]&lt;0;&quot;- &quot;;TEXT([Collectors.$F86];&quot;#&quot;))&amp; REPT(&quot; &quot;;[.$F$2]-LEN(TEXT([Collectors.$F86];&quot;#&quot;))) &amp;&quot; | &quot; &amp; [Collectors.$D86] &amp; REPT(&quot; &quot;;[.$D$2]-LEN([Collectors.$D86])) &amp; &quot; | &quot; &amp; [Collectors.$B86] &amp; REPT(&quot; &quot;;[.$B$2]-LEN([Collectors.$B86])) &amp; &quot; | &quot; &amp; IF([.C86]=1;&quot;Active&quot;;IF([.C86]=2;&quot;Passive&quot;;&quot;Active*&quot;)) &amp; REPT(&quot; &quot;;[.$C$2]-LEN(IF([.C86]=1;&quot;Active&quot;;IF([.C86]=2;&quot;Passive&quot;;&quot;Active*&quot;))))&amp;&quot; | &quot; &amp; TEXT([Collectors.$I86];&quot;#&quot;) &amp; REPT(&quot; &quot;; [.$I$2]-LEN(TEXT([Collectors.$I86];&quot;#&quot;))) &amp; &quot; | &quot; &amp; TEXT(IF(ISBLANK([Collectors.$H86]);&quot;-&quot;;[Collectors.$H86]);&quot;#&quot;) &amp; REPT(&quot; &quot;; [.$H$2]-LEN(TEXT(IF(ISBLANK([Collectors.$H86]);&quot;-&quot;;[Collectors.$H86]);&quot;#&quot;))) &amp; &quot; | &quot; &amp; TEXT(IF(ISBLANK([Collectors.$J86]);&quot;-&quot;;[Collectors.$J86]);&quot;#&quot;) &amp; REPT(&quot; &quot;; [.$J$2]-LEN(TEXT(IF(ISBLANK([Collectors.$J86]);&quot;-&quot;;[Collectors.$J86]);&quot;#&quot;))) &amp; &quot; |&quot;" table:style-name="ce3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hydra</text:p>
          </table:table-cell>
          <table:table-cell office:value-type="string" table:style-name="ce4">
            <text:p>hydra</text:p>
          </table:table-cell>
          <table:table-cell office:value-type="float" office:value="11500" table:style-name="ce5">
            <text:p>115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500    | snmphydra                 | service         | Active   | IPv4, IPv6 | -       | nobody |" table:formula="of:=&quot;| &quot; &amp; IF([Collectors.$F87]&lt;0;&quot;- &quot;;TEXT([Collectors.$F87];&quot;#&quot;))&amp; REPT(&quot; &quot;;[.$F$2]-LEN(TEXT([Collectors.$F87];&quot;#&quot;))) &amp;&quot; | &quot; &amp; [Collectors.$D87] &amp; REPT(&quot; &quot;;[.$D$2]-LEN([Collectors.$D87])) &amp; &quot; | &quot; &amp; [Collectors.$B87] &amp; REPT(&quot; &quot;;[.$B$2]-LEN([Collectors.$B87])) &amp; &quot; | &quot; &amp; IF([.C87]=1;&quot;Active&quot;;IF([.C87]=2;&quot;Passive&quot;;&quot;Active*&quot;)) &amp; REPT(&quot; &quot;;[.$C$2]-LEN(IF([.C87]=1;&quot;Active&quot;;IF([.C87]=2;&quot;Passive&quot;;&quot;Active*&quot;))))&amp;&quot; | &quot; &amp; TEXT([Collectors.$I87];&quot;#&quot;) &amp; REPT(&quot; &quot;; [.$I$2]-LEN(TEXT([Collectors.$I87];&quot;#&quot;))) &amp; &quot; | &quot; &amp; TEXT(IF(ISBLANK([Collectors.$H87]);&quot;-&quot;;[Collectors.$H87]);&quot;#&quot;) &amp; REPT(&quot; &quot;; [.$H$2]-LEN(TEXT(IF(ISBLANK([Collectors.$H87]);&quot;-&quot;;[Collectors.$H87]);&quot;#&quot;))) &amp; &quot; | &quot; &amp; TEXT(IF(ISBLANK([Collectors.$J87]);&quot;-&quot;;[Collectors.$J87]);&quot;#&quot;) &amp; REPT(&quot; &quot;; [.$J$2]-LEN(TEXT(IF(ISBLANK([Collectors.$J87]);&quot;-&quot;;[Collectors.$J87]);&quot;#&quot;))) &amp; &quot; |&quot;" table:style-name="ce3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changeme</text:p>
          </table:table-cell>
          <table:table-cell office:value-type="string" table:style-name="ce1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600    | sshchangeme               | service         | Active   | IPv4, IPv6 | -       | kali   |" table:formula="of:=&quot;| &quot; &amp; IF([Collectors.$F88]&lt;0;&quot;- &quot;;TEXT([Collectors.$F88];&quot;#&quot;))&amp; REPT(&quot; &quot;;[.$F$2]-LEN(TEXT([Collectors.$F88];&quot;#&quot;))) &amp;&quot; | &quot; &amp; [Collectors.$D88] &amp; REPT(&quot; &quot;;[.$D$2]-LEN([Collectors.$D88])) &amp; &quot; | &quot; &amp; [Collectors.$B88] &amp; REPT(&quot; &quot;;[.$B$2]-LEN([Collectors.$B88])) &amp; &quot; | &quot; &amp; IF([.C88]=1;&quot;Active&quot;;IF([.C88]=2;&quot;Passive&quot;;&quot;Active*&quot;)) &amp; REPT(&quot; &quot;;[.$C$2]-LEN(IF([.C88]=1;&quot;Active&quot;;IF([.C88]=2;&quot;Passive&quot;;&quot;Active*&quot;))))&amp;&quot; | &quot; &amp; TEXT([Collectors.$I88];&quot;#&quot;) &amp; REPT(&quot; &quot;; [.$I$2]-LEN(TEXT([Collectors.$I88];&quot;#&quot;))) &amp; &quot; | &quot; &amp; TEXT(IF(ISBLANK([Collectors.$H88]);&quot;-&quot;;[Collectors.$H88]);&quot;#&quot;) &amp; REPT(&quot; &quot;; [.$H$2]-LEN(TEXT(IF(ISBLANK([Collectors.$H88]);&quot;-&quot;;[Collectors.$H88]);&quot;#&quot;))) &amp; &quot; | &quot; &amp; TEXT(IF(ISBLANK([Collectors.$J88]);&quot;-&quot;;[Collectors.$J88]);&quot;#&quot;) &amp; REPT(&quot; &quot;; [.$J$2]-LEN(TEXT(IF(ISBLANK([Collectors.$J88]);&quot;-&quot;;[Collectors.$J88]);&quot;#&quot;))) &amp; &quot; |&quot;" table:style-name="ce3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changeme</text:p>
          </table:table-cell>
          <table:table-cell office:value-type="string" table:style-name="ce1">
            <text:p>changeme</text:p>
          </table:table-cell>
          <table:table-cell office:value-type="float" office:value="11610" table:style-name="ce2">
            <text:p>1161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office:value-type="string" table:style-name="ce1">
            <text:p>credential, path, source</text:p>
          </table:table-cell>
          <table:table-cell table:style-name="ce1"/>
          <table:table-cell office:value-type="string" office:string-value="| 11610    | httpchangeme              | service, vhost  | Active   | IPv4, IPv6 | -       | kali   |" table:formula="of:=&quot;| &quot; &amp; IF([Collectors.$F89]&lt;0;&quot;- &quot;;TEXT([Collectors.$F89];&quot;#&quot;))&amp; REPT(&quot; &quot;;[.$F$2]-LEN(TEXT([Collectors.$F89];&quot;#&quot;))) &amp;&quot; | &quot; &amp; [Collectors.$D89] &amp; REPT(&quot; &quot;;[.$D$2]-LEN([Collectors.$D89])) &amp; &quot; | &quot; &amp; [Collectors.$B89] &amp; REPT(&quot; &quot;;[.$B$2]-LEN([Collectors.$B89])) &amp; &quot; | &quot; &amp; IF([.C89]=1;&quot;Active&quot;;IF([.C89]=2;&quot;Passive&quot;;&quot;Active*&quot;)) &amp; REPT(&quot; &quot;;[.$C$2]-LEN(IF([.C89]=1;&quot;Active&quot;;IF([.C89]=2;&quot;Passive&quot;;&quot;Active*&quot;))))&amp;&quot; | &quot; &amp; TEXT([Collectors.$I89];&quot;#&quot;) &amp; REPT(&quot; &quot;; [.$I$2]-LEN(TEXT([Collectors.$I89];&quot;#&quot;))) &amp; &quot; | &quot; &amp; TEXT(IF(ISBLANK([Collectors.$H89]);&quot;-&quot;;[Collectors.$H89]);&quot;#&quot;) &amp; REPT(&quot; &quot;; [.$H$2]-LEN(TEXT(IF(ISBLANK([Collectors.$H89]);&quot;-&quot;;[Collectors.$H89]);&quot;#&quot;))) &amp; &quot; | &quot; &amp; TEXT(IF(ISBLANK([Collectors.$J89]);&quot;-&quot;;[Collectors.$J89]);&quot;#&quot;) &amp; REPT(&quot; &quot;; [.$J$2]-LEN(TEXT(IF(ISBLANK([Collectors.$J89]);&quot;-&quot;;[Collectors.$J89]);&quot;#&quot;))) &amp; &quot; |&quot;" table:style-name="ce3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pmi</text:p>
          </table:table-cell>
          <table:table-cell office:value-type="string" table:style-name="ce4">
            <text:p>msfconsole</text:p>
          </table:table-cell>
          <table:table-cell office:value-type="float" office:value="11700" table:style-name="ce5">
            <text:p>11700</text:p>
          </table:table-cell>
          <table:table-cell office:value-type="string" table:style-name="ce5">
            <text:p>ipmi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700    | ipmi                      | service         | Active   | IPv4, IPv6 | -       | root   |" table:formula="of:=&quot;| &quot; &amp; IF([Collectors.$F90]&lt;0;&quot;- &quot;;TEXT([Collectors.$F90];&quot;#&quot;))&amp; REPT(&quot; &quot;;[.$F$2]-LEN(TEXT([Collectors.$F90];&quot;#&quot;))) &amp;&quot; | &quot; &amp; [Collectors.$D90] &amp; REPT(&quot; &quot;;[.$D$2]-LEN([Collectors.$D90])) &amp; &quot; | &quot; &amp; [Collectors.$B90] &amp; REPT(&quot; &quot;;[.$B$2]-LEN([Collectors.$B90])) &amp; &quot; | &quot; &amp; IF([.C90]=1;&quot;Active&quot;;IF([.C90]=2;&quot;Passive&quot;;&quot;Active*&quot;)) &amp; REPT(&quot; &quot;;[.$C$2]-LEN(IF([.C90]=1;&quot;Active&quot;;IF([.C90]=2;&quot;Passive&quot;;&quot;Active*&quot;))))&amp;&quot; | &quot; &amp; TEXT([Collectors.$I90];&quot;#&quot;) &amp; REPT(&quot; &quot;; [.$I$2]-LEN(TEXT([Collectors.$I90];&quot;#&quot;))) &amp; &quot; | &quot; &amp; TEXT(IF(ISBLANK([Collectors.$H90]);&quot;-&quot;;[Collectors.$H90]);&quot;#&quot;) &amp; REPT(&quot; &quot;; [.$H$2]-LEN(TEXT(IF(ISBLANK([Collectors.$H90]);&quot;-&quot;;[Collectors.$H90]);&quot;#&quot;))) &amp; &quot; | &quot; &amp; TEXT(IF(ISBLANK([Collectors.$J90]);&quot;-&quot;;[Collectors.$J90]);&quot;#&quot;) &amp; REPT(&quot; &quot;; [.$J$2]-LEN(TEXT(IF(ISBLANK([Collectors.$J90]);&quot;-&quot;;[Collectors.$J90]);&quot;#&quot;))) &amp; &quot; |&quot;" table:style-name="ce3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filelist</text:p>
          </table:table-cell>
          <table:table-cell office:value-type="string" table:style-name="ce4">
            <text:p>curl</text:p>
          </table:table-cell>
          <table:table-cell office:value-type="float" office:value="12100" table:style-name="ce5">
            <text:p>12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2100    | ftpfilelist               | service         | Active   | IPv4, IPv6 | -       | nobody |" table:formula="of:=&quot;| &quot; &amp; IF([Collectors.$F91]&lt;0;&quot;- &quot;;TEXT([Collectors.$F91];&quot;#&quot;))&amp; REPT(&quot; &quot;;[.$F$2]-LEN(TEXT([Collectors.$F91];&quot;#&quot;))) &amp;&quot; | &quot; &amp; [Collectors.$D91] &amp; REPT(&quot; &quot;;[.$D$2]-LEN([Collectors.$D91])) &amp; &quot; | &quot; &amp; [Collectors.$B91] &amp; REPT(&quot; &quot;;[.$B$2]-LEN([Collectors.$B91])) &amp; &quot; | &quot; &amp; IF([.C91]=1;&quot;Active&quot;;IF([.C91]=2;&quot;Passive&quot;;&quot;Active*&quot;)) &amp; REPT(&quot; &quot;;[.$C$2]-LEN(IF([.C91]=1;&quot;Active&quot;;IF([.C91]=2;&quot;Passive&quot;;&quot;Active*&quot;))))&amp;&quot; | &quot; &amp; TEXT([Collectors.$I91];&quot;#&quot;) &amp; REPT(&quot; &quot;; [.$I$2]-LEN(TEXT([Collectors.$I91];&quot;#&quot;))) &amp; &quot; | &quot; &amp; TEXT(IF(ISBLANK([Collectors.$H91]);&quot;-&quot;;[Collectors.$H91]);&quot;#&quot;) &amp; REPT(&quot; &quot;; [.$H$2]-LEN(TEXT(IF(ISBLANK([Collectors.$H91]);&quot;-&quot;;[Collectors.$H91]);&quot;#&quot;))) &amp; &quot; | &quot; &amp; TEXT(IF(ISBLANK([Collectors.$J91]);&quot;-&quot;;[Collectors.$J91]);&quot;#&quot;) &amp; REPT(&quot; &quot;; [.$J$2]-LEN(TEXT(IF(ISBLANK([Collectors.$J91]);&quot;-&quot;;[Collectors.$J91]);&quot;#&quot;))) &amp; &quot; |&quot;" table:style-name="ce3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howmount</text:p>
          </table:table-cell>
          <table:table-cell office:value-type="string" table:style-name="ce4">
            <text:p>showmount</text:p>
          </table:table-cell>
          <table:table-cell office:value-type="float" office:value="13000" table:style-name="ce5">
            <text:p>13000</text:p>
          </table:table-cell>
          <table:table-cell office:value-type="string" table:style-name="ce5">
            <text:p>nf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000    | showmount                 | service         | Active   | IPv4, IPv6 | 300     | nobody |" table:formula="of:=&quot;| &quot; &amp; IF([Collectors.$F92]&lt;0;&quot;- &quot;;TEXT([Collectors.$F92];&quot;#&quot;))&amp; REPT(&quot; &quot;;[.$F$2]-LEN(TEXT([Collectors.$F92];&quot;#&quot;))) &amp;&quot; | &quot; &amp; [Collectors.$D92] &amp; REPT(&quot; &quot;;[.$D$2]-LEN([Collectors.$D92])) &amp; &quot; | &quot; &amp; [Collectors.$B92] &amp; REPT(&quot; &quot;;[.$B$2]-LEN([Collectors.$B92])) &amp; &quot; | &quot; &amp; IF([.C92]=1;&quot;Active&quot;;IF([.C92]=2;&quot;Passive&quot;;&quot;Active*&quot;)) &amp; REPT(&quot; &quot;;[.$C$2]-LEN(IF([.C92]=1;&quot;Active&quot;;IF([.C92]=2;&quot;Passive&quot;;&quot;Active*&quot;))))&amp;&quot; | &quot; &amp; TEXT([Collectors.$I92];&quot;#&quot;) &amp; REPT(&quot; &quot;; [.$I$2]-LEN(TEXT([Collectors.$I92];&quot;#&quot;))) &amp; &quot; | &quot; &amp; TEXT(IF(ISBLANK([Collectors.$H92]);&quot;-&quot;;[Collectors.$H92]);&quot;#&quot;) &amp; REPT(&quot; &quot;; [.$H$2]-LEN(TEXT(IF(ISBLANK([Collectors.$H92]);&quot;-&quot;;[Collectors.$H92]);&quot;#&quot;))) &amp; &quot; | &quot; &amp; TEXT(IF(ISBLANK([Collectors.$J92]);&quot;-&quot;;[Collectors.$J92]);&quot;#&quot;) &amp; REPT(&quot; &quot;; [.$J$2]-LEN(TEXT(IF(ISBLANK([Collectors.$J92]);&quot;-&quot;;[Collectors.$J92]);&quot;#&quot;))) &amp; &quot; |&quot;" table:style-name="ce3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me</text:p>
          </table:table-cell>
          <table:table-cell office:value-type="string" table:style-name="ce4">
            <text:p>crackmapexec</text:p>
          </table:table-cell>
          <table:table-cell office:value-type="float" office:value="13090" table:style-name="ce5">
            <text:p>1309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host, service, domain_name</text:p>
          </table:table-cell>
          <table:table-cell table:style-name="ce1"/>
          <table:table-cell office:value-type="string" office:string-value="| 13090    | smbcme                    | service         | Active   | IPv4       | -       | kali   |" table:formula="of:=&quot;| &quot; &amp; IF([Collectors.$F93]&lt;0;&quot;- &quot;;TEXT([Collectors.$F93];&quot;#&quot;))&amp; REPT(&quot; &quot;;[.$F$2]-LEN(TEXT([Collectors.$F93];&quot;#&quot;))) &amp;&quot; | &quot; &amp; [Collectors.$D93] &amp; REPT(&quot; &quot;;[.$D$2]-LEN([Collectors.$D93])) &amp; &quot; | &quot; &amp; [Collectors.$B93] &amp; REPT(&quot; &quot;;[.$B$2]-LEN([Collectors.$B93])) &amp; &quot; | &quot; &amp; IF([.C93]=1;&quot;Active&quot;;IF([.C93]=2;&quot;Passive&quot;;&quot;Active*&quot;)) &amp; REPT(&quot; &quot;;[.$C$2]-LEN(IF([.C93]=1;&quot;Active&quot;;IF([.C93]=2;&quot;Passive&quot;;&quot;Active*&quot;))))&amp;&quot; | &quot; &amp; TEXT([Collectors.$I93];&quot;#&quot;) &amp; REPT(&quot; &quot;; [.$I$2]-LEN(TEXT([Collectors.$I93];&quot;#&quot;))) &amp; &quot; | &quot; &amp; TEXT(IF(ISBLANK([Collectors.$H93]);&quot;-&quot;;[Collectors.$H93]);&quot;#&quot;) &amp; REPT(&quot; &quot;; [.$H$2]-LEN(TEXT(IF(ISBLANK([Collectors.$H93]);&quot;-&quot;;[Collectors.$H93]);&quot;#&quot;))) &amp; &quot; | &quot; &amp; TEXT(IF(ISBLANK([Collectors.$J93]);&quot;-&quot;;[Collectors.$J93]);&quot;#&quot;) &amp; REPT(&quot; &quot;; [.$J$2]-LEN(TEXT(IF(ISBLANK([Collectors.$J93]);&quot;-&quot;;[Collectors.$J93]);&quot;#&quot;))) &amp; &quot; |&quot;" table:style-name="ce3">
            <text:p>| 13090 <text:s text:c="3"/>| smbcme <text:s text:c="19"/>| service <text:s text:c="8"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lient</text:p>
          </table:table-cell>
          <table:table-cell office:value-type="string" table:style-name="ce4">
            <text:p>smbclient</text:p>
          </table:table-cell>
          <table:table-cell office:value-type="float" office:value="13100" table:style-name="ce5">
            <text:p>13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100    | smbclient                 | service         | Active   | IPv4, IPv6 | -       | nobody |" table:formula="of:=&quot;| &quot; &amp; IF([Collectors.$F94]&lt;0;&quot;- &quot;;TEXT([Collectors.$F94];&quot;#&quot;))&amp; REPT(&quot; &quot;;[.$F$2]-LEN(TEXT([Collectors.$F94];&quot;#&quot;))) &amp;&quot; | &quot; &amp; [Collectors.$D94] &amp; REPT(&quot; &quot;;[.$D$2]-LEN([Collectors.$D94])) &amp; &quot; | &quot; &amp; [Collectors.$B94] &amp; REPT(&quot; &quot;;[.$B$2]-LEN([Collectors.$B94])) &amp; &quot; | &quot; &amp; IF([.C94]=1;&quot;Active&quot;;IF([.C94]=2;&quot;Passive&quot;;&quot;Active*&quot;)) &amp; REPT(&quot; &quot;;[.$C$2]-LEN(IF([.C94]=1;&quot;Active&quot;;IF([.C94]=2;&quot;Passive&quot;;&quot;Active*&quot;))))&amp;&quot; | &quot; &amp; TEXT([Collectors.$I94];&quot;#&quot;) &amp; REPT(&quot; &quot;; [.$I$2]-LEN(TEXT([Collectors.$I94];&quot;#&quot;))) &amp; &quot; | &quot; &amp; TEXT(IF(ISBLANK([Collectors.$H94]);&quot;-&quot;;[Collectors.$H94]);&quot;#&quot;) &amp; REPT(&quot; &quot;; [.$H$2]-LEN(TEXT(IF(ISBLANK([Collectors.$H94]);&quot;-&quot;;[Collectors.$H94]);&quot;#&quot;))) &amp; &quot; | &quot; &amp; TEXT(IF(ISBLANK([Collectors.$J94]);&quot;-&quot;;[Collectors.$J94]);&quot;#&quot;) &amp; REPT(&quot; &quot;; [.$J$2]-LEN(TEXT(IF(ISBLANK([Collectors.$J94]);&quot;-&quot;;[Collectors.$J94]);&quot;#&quot;))) &amp; &quot; |&quot;" table:style-name="ce3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filelist</text:p>
          </table:table-cell>
          <table:table-cell office:value-type="string" table:style-name="ce4">
            <text:p>smbclient</text:p>
          </table:table-cell>
          <table:table-cell office:value-type="float" office:value="13200" table:style-name="ce5">
            <text:p>13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, path</text:p>
          </table:table-cell>
          <table:table-cell table:number-columns-repeated="2" table:style-name="ce1"/>
          <table:table-cell office:value-type="string" office:string-value="| 13200    | smbfilelist               | service         | Active   | IPv4, IPv6 | -       | nobody |" table:formula="of:=&quot;| &quot; &amp; IF([Collectors.$F95]&lt;0;&quot;- &quot;;TEXT([Collectors.$F95];&quot;#&quot;))&amp; REPT(&quot; &quot;;[.$F$2]-LEN(TEXT([Collectors.$F95];&quot;#&quot;))) &amp;&quot; | &quot; &amp; [Collectors.$D95] &amp; REPT(&quot; &quot;;[.$D$2]-LEN([Collectors.$D95])) &amp; &quot; | &quot; &amp; [Collectors.$B95] &amp; REPT(&quot; &quot;;[.$B$2]-LEN([Collectors.$B95])) &amp; &quot; | &quot; &amp; IF([.C95]=1;&quot;Active&quot;;IF([.C95]=2;&quot;Passive&quot;;&quot;Active*&quot;)) &amp; REPT(&quot; &quot;;[.$C$2]-LEN(IF([.C95]=1;&quot;Active&quot;;IF([.C95]=2;&quot;Passive&quot;;&quot;Active*&quot;))))&amp;&quot; | &quot; &amp; TEXT([Collectors.$I95];&quot;#&quot;) &amp; REPT(&quot; &quot;; [.$I$2]-LEN(TEXT([Collectors.$I95];&quot;#&quot;))) &amp; &quot; | &quot; &amp; TEXT(IF(ISBLANK([Collectors.$H95]);&quot;-&quot;;[Collectors.$H95]);&quot;#&quot;) &amp; REPT(&quot; &quot;; [.$H$2]-LEN(TEXT(IF(ISBLANK([Collectors.$H95]);&quot;-&quot;;[Collectors.$H95]);&quot;#&quot;))) &amp; &quot; | &quot; &amp; TEXT(IF(ISBLANK([Collectors.$J95]);&quot;-&quot;;[Collectors.$J95]);&quot;#&quot;) &amp; REPT(&quot; &quot;; [.$J$2]-LEN(TEXT(IF(ISBLANK([Collectors.$J95]);&quot;-&quot;;[Collectors.$J95]);&quot;#&quot;))) &amp; &quot; |&quot;" table:style-name="ce3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map</text:p>
          </table:table-cell>
          <table:table-cell office:value-type="string" table:style-name="ce4">
            <text:p>smbmap</text:p>
          </table:table-cell>
          <table:table-cell office:value-type="float" office:value="13210" table:style-name="ce5">
            <text:p>1321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13210    | smbmap                    | service         | Active   | IPv4       | -       | nobody |" table:formula="of:=&quot;| &quot; &amp; IF([Collectors.$F96]&lt;0;&quot;- &quot;;TEXT([Collectors.$F96];&quot;#&quot;))&amp; REPT(&quot; &quot;;[.$F$2]-LEN(TEXT([Collectors.$F96];&quot;#&quot;))) &amp;&quot; | &quot; &amp; [Collectors.$D96] &amp; REPT(&quot; &quot;;[.$D$2]-LEN([Collectors.$D96])) &amp; &quot; | &quot; &amp; [Collectors.$B96] &amp; REPT(&quot; &quot;;[.$B$2]-LEN([Collectors.$B96])) &amp; &quot; | &quot; &amp; IF([.C96]=1;&quot;Active&quot;;IF([.C96]=2;&quot;Passive&quot;;&quot;Active*&quot;)) &amp; REPT(&quot; &quot;;[.$C$2]-LEN(IF([.C96]=1;&quot;Active&quot;;IF([.C96]=2;&quot;Passive&quot;;&quot;Active*&quot;))))&amp;&quot; | &quot; &amp; TEXT([Collectors.$I96];&quot;#&quot;) &amp; REPT(&quot; &quot;; [.$I$2]-LEN(TEXT([Collectors.$I96];&quot;#&quot;))) &amp; &quot; | &quot; &amp; TEXT(IF(ISBLANK([Collectors.$H96]);&quot;-&quot;;[Collectors.$H96]);&quot;#&quot;) &amp; REPT(&quot; &quot;; [.$H$2]-LEN(TEXT(IF(ISBLANK([Collectors.$H96]);&quot;-&quot;;[Collectors.$H96]);&quot;#&quot;))) &amp; &quot; | &quot; &amp; TEXT(IF(ISBLANK([Collectors.$J96]);&quot;-&quot;;[Collectors.$J96]);&quot;#&quot;) &amp; REPT(&quot; &quot;; [.$J$2]-LEN(TEXT(IF(ISBLANK([Collectors.$J96]);&quot;-&quot;;[Collectors.$J96]);&quot;#&quot;))) &amp; &quot; |&quot;" table:style-name="ce3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btscan</text:p>
          </table:table-cell>
          <table:table-cell office:value-type="string" table:style-name="ce4">
            <text:p>nbtscan</text:p>
          </table:table-cell>
          <table:table-cell office:value-type="float" office:value="21500" table:style-name="ce5">
            <text:p>21500</text:p>
          </table:table-cell>
          <table:table-cell office:value-type="string" table:style-name="ce5">
            <text:p>netbio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21500    | nbtscan                   | service         | Active   | IPv4       | -       | nobody |" table:formula="of:=&quot;| &quot; &amp; IF([Collectors.$F97]&lt;0;&quot;- &quot;;TEXT([Collectors.$F97];&quot;#&quot;))&amp; REPT(&quot; &quot;;[.$F$2]-LEN(TEXT([Collectors.$F97];&quot;#&quot;))) &amp;&quot; | &quot; &amp; [Collectors.$D97] &amp; REPT(&quot; &quot;;[.$D$2]-LEN([Collectors.$D97])) &amp; &quot; | &quot; &amp; [Collectors.$B97] &amp; REPT(&quot; &quot;;[.$B$2]-LEN([Collectors.$B97])) &amp; &quot; | &quot; &amp; IF([.C97]=1;&quot;Active&quot;;IF([.C97]=2;&quot;Passive&quot;;&quot;Active*&quot;)) &amp; REPT(&quot; &quot;;[.$C$2]-LEN(IF([.C97]=1;&quot;Active&quot;;IF([.C97]=2;&quot;Passive&quot;;&quot;Active*&quot;))))&amp;&quot; | &quot; &amp; TEXT([Collectors.$I97];&quot;#&quot;) &amp; REPT(&quot; &quot;; [.$I$2]-LEN(TEXT([Collectors.$I97];&quot;#&quot;))) &amp; &quot; | &quot; &amp; TEXT(IF(ISBLANK([Collectors.$H97]);&quot;-&quot;;[Collectors.$H97]);&quot;#&quot;) &amp; REPT(&quot; &quot;; [.$H$2]-LEN(TEXT(IF(ISBLANK([Collectors.$H97]);&quot;-&quot;;[Collectors.$H97]);&quot;#&quot;))) &amp; &quot; | &quot; &amp; TEXT(IF(ISBLANK([Collectors.$J97]);&quot;-&quot;;[Collectors.$J97]);&quot;#&quot;) &amp; REPT(&quot; &quot;; [.$J$2]-LEN(TEXT(IF(ISBLANK([Collectors.$J97]);&quot;-&quot;;[Collectors.$J97]);&quot;#&quot;))) &amp; &quot; |&quot;" table:style-name="ce3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search</text:p>
          </table:table-cell>
          <table:table-cell office:value-type="string" table:style-name="ce4">
            <text:p>ldapsearch</text:p>
          </table:table-cell>
          <table:table-cell office:value-type="float" office:value="21600" table:style-name="ce5">
            <text:p>2160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additional_info, source, command</text:p>
          </table:table-cell>
          <table:table-cell table:style-name="ce1"/>
          <table:table-cell office:value-type="string" office:string-value="| 21600    | ldapsearch                | service         | Active   | IPv4, IPv6 | -       | nobody |" table:formula="of:=&quot;| &quot; &amp; IF([Collectors.$F98]&lt;0;&quot;- &quot;;TEXT([Collectors.$F98];&quot;#&quot;))&amp; REPT(&quot; &quot;;[.$F$2]-LEN(TEXT([Collectors.$F98];&quot;#&quot;))) &amp;&quot; | &quot; &amp; [Collectors.$D98] &amp; REPT(&quot; &quot;;[.$D$2]-LEN([Collectors.$D98])) &amp; &quot; | &quot; &amp; [Collectors.$B98] &amp; REPT(&quot; &quot;;[.$B$2]-LEN([Collectors.$B98])) &amp; &quot; | &quot; &amp; IF([.C98]=1;&quot;Active&quot;;IF([.C98]=2;&quot;Passive&quot;;&quot;Active*&quot;)) &amp; REPT(&quot; &quot;;[.$C$2]-LEN(IF([.C98]=1;&quot;Active&quot;;IF([.C98]=2;&quot;Passive&quot;;&quot;Active*&quot;))))&amp;&quot; | &quot; &amp; TEXT([Collectors.$I98];&quot;#&quot;) &amp; REPT(&quot; &quot;; [.$I$2]-LEN(TEXT([Collectors.$I98];&quot;#&quot;))) &amp; &quot; | &quot; &amp; TEXT(IF(ISBLANK([Collectors.$H98]);&quot;-&quot;;[Collectors.$H98]);&quot;#&quot;) &amp; REPT(&quot; &quot;; [.$H$2]-LEN(TEXT(IF(ISBLANK([Collectors.$H98]);&quot;-&quot;;[Collectors.$H98]);&quot;#&quot;))) &amp; &quot; | &quot; &amp; TEXT(IF(ISBLANK([Collectors.$J98]);&quot;-&quot;;[Collectors.$J98]);&quot;#&quot;) &amp; REPT(&quot; &quot;; [.$J$2]-LEN(TEXT(IF(ISBLANK([Collectors.$J98]);&quot;-&quot;;[Collectors.$J98]);&quot;#&quot;))) &amp; &quot; |&quot;" table:style-name="ce3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nmap</text:p>
          </table:table-cell>
          <table:table-cell office:value-type="string" table:style-name="ce4">
            <text:p>nmap</text:p>
          </table:table-cell>
          <table:table-cell office:value-type="float" office:value="21610" table:style-name="ce5">
            <text:p>2161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610    | ldapnmap                  | service         | Active   | IPv4, IPv6 | -       | root   |" table:formula="of:=&quot;| &quot; &amp; IF([Collectors.$F99]&lt;0;&quot;- &quot;;TEXT([Collectors.$F99];&quot;#&quot;))&amp; REPT(&quot; &quot;;[.$F$2]-LEN(TEXT([Collectors.$F99];&quot;#&quot;))) &amp;&quot; | &quot; &amp; [Collectors.$D99] &amp; REPT(&quot; &quot;;[.$D$2]-LEN([Collectors.$D99])) &amp; &quot; | &quot; &amp; [Collectors.$B99] &amp; REPT(&quot; &quot;;[.$B$2]-LEN([Collectors.$B99])) &amp; &quot; | &quot; &amp; IF([.C99]=1;&quot;Active&quot;;IF([.C99]=2;&quot;Passive&quot;;&quot;Active*&quot;)) &amp; REPT(&quot; &quot;;[.$C$2]-LEN(IF([.C99]=1;&quot;Active&quot;;IF([.C99]=2;&quot;Passive&quot;;&quot;Active*&quot;))))&amp;&quot; | &quot; &amp; TEXT([Collectors.$I99];&quot;#&quot;) &amp; REPT(&quot; &quot;; [.$I$2]-LEN(TEXT([Collectors.$I99];&quot;#&quot;))) &amp; &quot; | &quot; &amp; TEXT(IF(ISBLANK([Collectors.$H99]);&quot;-&quot;;[Collectors.$H99]);&quot;#&quot;) &amp; REPT(&quot; &quot;; [.$H$2]-LEN(TEXT(IF(ISBLANK([Collectors.$H99]);&quot;-&quot;;[Collectors.$H99]);&quot;#&quot;))) &amp; &quot; | &quot; &amp; TEXT(IF(ISBLANK([Collectors.$J99]);&quot;-&quot;;[Collectors.$J99]);&quot;#&quot;) &amp; REPT(&quot; &quot;; [.$J$2]-LEN(TEXT(IF(ISBLANK([Collectors.$J99]);&quot;-&quot;;[Collectors.$J99]);&quot;#&quot;))) &amp; &quot; |&quot;" table:style-name="ce3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check</text:p>
          </table:table-cell>
          <table:table-cell office:value-type="string" table:style-name="ce4">
            <text:p>snmpcheck</text:p>
          </table:table-cell>
          <table:table-cell office:value-type="float" office:value="31100" table:style-name="ce5">
            <text:p>31100</text:p>
          </table:table-cell>
          <table:table-cell office:value-type="string" table:style-name="ce5">
            <text:p>snmp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100    | snmpcheck                 | service         | Active   | IPv4       | 300     | nobody |" table:formula="of:=&quot;| &quot; &amp; IF([Collectors.$F100]&lt;0;&quot;- &quot;;TEXT([Collectors.$F100];&quot;#&quot;))&amp; REPT(&quot; &quot;;[.$F$2]-LEN(TEXT([Collectors.$F100];&quot;#&quot;))) &amp;&quot; | &quot; &amp; [Collectors.$D100] &amp; REPT(&quot; &quot;;[.$D$2]-LEN([Collectors.$D100])) &amp; &quot; | &quot; &amp; [Collectors.$B100] &amp; REPT(&quot; &quot;;[.$B$2]-LEN([Collectors.$B100])) &amp; &quot; | &quot; &amp; IF([.C100]=1;&quot;Active&quot;;IF([.C100]=2;&quot;Passive&quot;;&quot;Active*&quot;)) &amp; REPT(&quot; &quot;;[.$C$2]-LEN(IF([.C100]=1;&quot;Active&quot;;IF([.C100]=2;&quot;Passive&quot;;&quot;Active*&quot;))))&amp;&quot; | &quot; &amp; TEXT([Collectors.$I100];&quot;#&quot;) &amp; REPT(&quot; &quot;; [.$I$2]-LEN(TEXT([Collectors.$I100];&quot;#&quot;))) &amp; &quot; | &quot; &amp; TEXT(IF(ISBLANK([Collectors.$H100]);&quot;-&quot;;[Collectors.$H100]);&quot;#&quot;) &amp; REPT(&quot; &quot;; [.$H$2]-LEN(TEXT(IF(ISBLANK([Collectors.$H100]);&quot;-&quot;;[Collectors.$H100]);&quot;#&quot;))) &amp; &quot; | &quot; &amp; TEXT(IF(ISBLANK([Collectors.$J100]);&quot;-&quot;;[Collectors.$J100]);&quot;#&quot;) &amp; REPT(&quot; &quot;; [.$J$2]-LEN(TEXT(IF(ISBLANK([Collectors.$J100]);&quot;-&quot;;[Collectors.$J100]);&quot;#&quot;))) &amp; &quot; |&quot;" table:style-name="ce3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nmap</text:p>
          </table:table-cell>
          <table:table-cell office:value-type="string" table:style-name="ce4">
            <text:p>nmap</text:p>
          </table:table-cell>
          <table:table-cell office:value-type="float" office:value="31110" table:style-name="ce5">
            <text:p>3111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1110    | snmpnmap                  | service         | Active   | IPv4, IPv6 | -       | root   |" table:formula="of:=&quot;| &quot; &amp; IF([Collectors.$F101]&lt;0;&quot;- &quot;;TEXT([Collectors.$F101];&quot;#&quot;))&amp; REPT(&quot; &quot;;[.$F$2]-LEN(TEXT([Collectors.$F101];&quot;#&quot;))) &amp;&quot; | &quot; &amp; [Collectors.$D101] &amp; REPT(&quot; &quot;;[.$D$2]-LEN([Collectors.$D101])) &amp; &quot; | &quot; &amp; [Collectors.$B101] &amp; REPT(&quot; &quot;;[.$B$2]-LEN([Collectors.$B101])) &amp; &quot; | &quot; &amp; IF([.C101]=1;&quot;Active&quot;;IF([.C101]=2;&quot;Passive&quot;;&quot;Active*&quot;)) &amp; REPT(&quot; &quot;;[.$C$2]-LEN(IF([.C101]=1;&quot;Active&quot;;IF([.C101]=2;&quot;Passive&quot;;&quot;Active*&quot;))))&amp;&quot; | &quot; &amp; TEXT([Collectors.$I101];&quot;#&quot;) &amp; REPT(&quot; &quot;; [.$I$2]-LEN(TEXT([Collectors.$I101];&quot;#&quot;))) &amp; &quot; | &quot; &amp; TEXT(IF(ISBLANK([Collectors.$H101]);&quot;-&quot;;[Collectors.$H101]);&quot;#&quot;) &amp; REPT(&quot; &quot;; [.$H$2]-LEN(TEXT(IF(ISBLANK([Collectors.$H101]);&quot;-&quot;;[Collectors.$H101]);&quot;#&quot;))) &amp; &quot; | &quot; &amp; TEXT(IF(ISBLANK([Collectors.$J101]);&quot;-&quot;;[Collectors.$J101]);&quot;#&quot;) &amp; REPT(&quot; &quot;; [.$J$2]-LEN(TEXT(IF(ISBLANK([Collectors.$J101]);&quot;-&quot;;[Collectors.$J101]);&quot;#&quot;))) &amp; &quot; |&quot;" table:style-name="ce3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nesixtyone</text:p>
          </table:table-cell>
          <table:table-cell office:value-type="string" table:style-name="ce4">
            <text:p>onesixtyone</text:p>
          </table:table-cell>
          <table:table-cell office:value-type="float" office:value="31200" table:style-name="ce5">
            <text:p>31200</text:p>
          </table:table-cell>
          <table:table-cell office:value-type="string" table:style-name="ce5">
            <text:p>snm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200    | onesixtyone               | service         | Active   | IPv4       | 60      | nobody |" table:formula="of:=&quot;| &quot; &amp; IF([Collectors.$F102]&lt;0;&quot;- &quot;;TEXT([Collectors.$F102];&quot;#&quot;))&amp; REPT(&quot; &quot;;[.$F$2]-LEN(TEXT([Collectors.$F102];&quot;#&quot;))) &amp;&quot; | &quot; &amp; [Collectors.$D102] &amp; REPT(&quot; &quot;;[.$D$2]-LEN([Collectors.$D102])) &amp; &quot; | &quot; &amp; [Collectors.$B102] &amp; REPT(&quot; &quot;;[.$B$2]-LEN([Collectors.$B102])) &amp; &quot; | &quot; &amp; IF([.C102]=1;&quot;Active&quot;;IF([.C102]=2;&quot;Passive&quot;;&quot;Active*&quot;)) &amp; REPT(&quot; &quot;;[.$C$2]-LEN(IF([.C102]=1;&quot;Active&quot;;IF([.C102]=2;&quot;Passive&quot;;&quot;Active*&quot;))))&amp;&quot; | &quot; &amp; TEXT([Collectors.$I102];&quot;#&quot;) &amp; REPT(&quot; &quot;; [.$I$2]-LEN(TEXT([Collectors.$I102];&quot;#&quot;))) &amp; &quot; | &quot; &amp; TEXT(IF(ISBLANK([Collectors.$H102]);&quot;-&quot;;[Collectors.$H102]);&quot;#&quot;) &amp; REPT(&quot; &quot;; [.$H$2]-LEN(TEXT(IF(ISBLANK([Collectors.$H102]);&quot;-&quot;;[Collectors.$H102]);&quot;#&quot;))) &amp; &quot; | &quot; &amp; TEXT(IF(ISBLANK([Collectors.$J102]);&quot;-&quot;;[Collectors.$J102]);&quot;#&quot;) &amp; REPT(&quot; &quot;; [.$J$2]-LEN(TEXT(IF(ISBLANK([Collectors.$J102]);&quot;-&quot;;[Collectors.$J102]);&quot;#&quot;))) &amp; &quot; |&quot;" table:style-name="ce3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walk</text:p>
          </table:table-cell>
          <table:table-cell office:value-type="string" table:style-name="ce4">
            <text:p>snmpwalk</text:p>
          </table:table-cell>
          <table:table-cell office:value-type="float" office:value="31300" table:style-name="ce5">
            <text:p>313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300    | snmpwalk                  | service         | Active   | IPv4       | -       | nobody |" table:formula="of:=&quot;| &quot; &amp; IF([Collectors.$F103]&lt;0;&quot;- &quot;;TEXT([Collectors.$F103];&quot;#&quot;))&amp; REPT(&quot; &quot;;[.$F$2]-LEN(TEXT([Collectors.$F103];&quot;#&quot;))) &amp;&quot; | &quot; &amp; [Collectors.$D103] &amp; REPT(&quot; &quot;;[.$D$2]-LEN([Collectors.$D103])) &amp; &quot; | &quot; &amp; [Collectors.$B103] &amp; REPT(&quot; &quot;;[.$B$2]-LEN([Collectors.$B103])) &amp; &quot; | &quot; &amp; IF([.C103]=1;&quot;Active&quot;;IF([.C103]=2;&quot;Passive&quot;;&quot;Active*&quot;)) &amp; REPT(&quot; &quot;;[.$C$2]-LEN(IF([.C103]=1;&quot;Active&quot;;IF([.C103]=2;&quot;Passive&quot;;&quot;Active*&quot;))))&amp;&quot; | &quot; &amp; TEXT([Collectors.$I103];&quot;#&quot;) &amp; REPT(&quot; &quot;; [.$I$2]-LEN(TEXT([Collectors.$I103];&quot;#&quot;))) &amp; &quot; | &quot; &amp; TEXT(IF(ISBLANK([Collectors.$H103]);&quot;-&quot;;[Collectors.$H103]);&quot;#&quot;) &amp; REPT(&quot; &quot;; [.$H$2]-LEN(TEXT(IF(ISBLANK([Collectors.$H103]);&quot;-&quot;;[Collectors.$H103]);&quot;#&quot;))) &amp; &quot; | &quot; &amp; TEXT(IF(ISBLANK([Collectors.$J103]);&quot;-&quot;;[Collectors.$J103]);&quot;#&quot;) &amp; REPT(&quot; &quot;; [.$J$2]-LEN(TEXT(IF(ISBLANK([Collectors.$J103]);&quot;-&quot;;[Collectors.$J103]);&quot;#&quot;))) &amp; &quot; |&quot;" table:style-name="ce3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raclesidguess</text:p>
          </table:table-cell>
          <table:table-cell office:value-type="string" table:style-name="ce4">
            <text:p>oraclesidguess</text:p>
          </table:table-cell>
          <table:table-cell office:value-type="float" office:value="31400" table:style-name="ce5">
            <text:p>31400</text:p>
          </table:table-cell>
          <table:table-cell office:value-type="string" table:style-name="ce5">
            <text:p>oracl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31400    | oraclesidguess            | service         | Active   | IPv4       | -       | nobody |" table:formula="of:=&quot;| &quot; &amp; IF([Collectors.$F104]&lt;0;&quot;- &quot;;TEXT([Collectors.$F104];&quot;#&quot;))&amp; REPT(&quot; &quot;;[.$F$2]-LEN(TEXT([Collectors.$F104];&quot;#&quot;))) &amp;&quot; | &quot; &amp; [Collectors.$D104] &amp; REPT(&quot; &quot;;[.$D$2]-LEN([Collectors.$D104])) &amp; &quot; | &quot; &amp; [Collectors.$B104] &amp; REPT(&quot; &quot;;[.$B$2]-LEN([Collectors.$B104])) &amp; &quot; | &quot; &amp; IF([.C104]=1;&quot;Active&quot;;IF([.C104]=2;&quot;Passive&quot;;&quot;Active*&quot;)) &amp; REPT(&quot; &quot;;[.$C$2]-LEN(IF([.C104]=1;&quot;Active&quot;;IF([.C104]=2;&quot;Passive&quot;;&quot;Active*&quot;))))&amp;&quot; | &quot; &amp; TEXT([Collectors.$I104];&quot;#&quot;) &amp; REPT(&quot; &quot;; [.$I$2]-LEN(TEXT([Collectors.$I104];&quot;#&quot;))) &amp; &quot; | &quot; &amp; TEXT(IF(ISBLANK([Collectors.$H104]);&quot;-&quot;;[Collectors.$H104]);&quot;#&quot;) &amp; REPT(&quot; &quot;; [.$H$2]-LEN(TEXT(IF(ISBLANK([Collectors.$H104]);&quot;-&quot;;[Collectors.$H104]);&quot;#&quot;))) &amp; &quot; | &quot; &amp; TEXT(IF(ISBLANK([Collectors.$J104]);&quot;-&quot;;[Collectors.$J104]);&quot;#&quot;) &amp; REPT(&quot; &quot;; [.$J$2]-LEN(TEXT(IF(ISBLANK([Collectors.$J104]);&quot;-&quot;;[Collectors.$J104]);&quot;#&quot;))) &amp; &quot; |&quot;" table:style-name="ce3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lyze</text:p>
          </table:table-cell>
          <table:table-cell office:value-type="string" table:style-name="ce4">
            <text:p>sslyze</text:p>
          </table:table-cell>
          <table:table-cell office:value-type="float" office:value="41100" table:style-name="ce5">
            <text:p>411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100    | sslyze                    | service, vhost  | Active   | IPv4       | -       | nobody |" table:formula="of:=&quot;| &quot; &amp; IF([Collectors.$F105]&lt;0;&quot;- &quot;;TEXT([Collectors.$F105];&quot;#&quot;))&amp; REPT(&quot; &quot;;[.$F$2]-LEN(TEXT([Collectors.$F105];&quot;#&quot;))) &amp;&quot; | &quot; &amp; [Collectors.$D105] &amp; REPT(&quot; &quot;;[.$D$2]-LEN([Collectors.$D105])) &amp; &quot; | &quot; &amp; [Collectors.$B105] &amp; REPT(&quot; &quot;;[.$B$2]-LEN([Collectors.$B105])) &amp; &quot; | &quot; &amp; IF([.C105]=1;&quot;Active&quot;;IF([.C105]=2;&quot;Passive&quot;;&quot;Active*&quot;)) &amp; REPT(&quot; &quot;;[.$C$2]-LEN(IF([.C105]=1;&quot;Active&quot;;IF([.C105]=2;&quot;Passive&quot;;&quot;Active*&quot;))))&amp;&quot; | &quot; &amp; TEXT([Collectors.$I105];&quot;#&quot;) &amp; REPT(&quot; &quot;; [.$I$2]-LEN(TEXT([Collectors.$I105];&quot;#&quot;))) &amp; &quot; | &quot; &amp; TEXT(IF(ISBLANK([Collectors.$H105]);&quot;-&quot;;[Collectors.$H105]);&quot;#&quot;) &amp; REPT(&quot; &quot;; [.$H$2]-LEN(TEXT(IF(ISBLANK([Collectors.$H105]);&quot;-&quot;;[Collectors.$H105]);&quot;#&quot;))) &amp; &quot; | &quot; &amp; TEXT(IF(ISBLANK([Collectors.$J105]);&quot;-&quot;;[Collectors.$J105]);&quot;#&quot;) &amp; REPT(&quot; &quot;; [.$J$2]-LEN(TEXT(IF(ISBLANK([Collectors.$J105]);&quot;-&quot;;[Collectors.$J105]);&quot;#&quot;))) &amp; &quot; |&quot;" table:style-name="ce3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hnmap</text:p>
          </table:table-cell>
          <table:table-cell office:value-type="string" table:style-name="ce4">
            <text:p>nmap</text:p>
          </table:table-cell>
          <table:table-cell office:value-type="float" office:value="41200" table:style-name="ce5">
            <text:p>41200</text:p>
          </table:table-cell>
          <table:table-cell office:value-type="string" table:style-name="ce5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additional_info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41200    | sshnmap                   | service         | Active   | IPv4, IPv6 | -       | root   |" table:formula="of:=&quot;| &quot; &amp; IF([Collectors.$F106]&lt;0;&quot;- &quot;;TEXT([Collectors.$F106];&quot;#&quot;))&amp; REPT(&quot; &quot;;[.$F$2]-LEN(TEXT([Collectors.$F106];&quot;#&quot;))) &amp;&quot; | &quot; &amp; [Collectors.$D106] &amp; REPT(&quot; &quot;;[.$D$2]-LEN([Collectors.$D106])) &amp; &quot; | &quot; &amp; [Collectors.$B106] &amp; REPT(&quot; &quot;;[.$B$2]-LEN([Collectors.$B106])) &amp; &quot; | &quot; &amp; IF([.C106]=1;&quot;Active&quot;;IF([.C106]=2;&quot;Passive&quot;;&quot;Active*&quot;)) &amp; REPT(&quot; &quot;;[.$C$2]-LEN(IF([.C106]=1;&quot;Active&quot;;IF([.C106]=2;&quot;Passive&quot;;&quot;Active*&quot;))))&amp;&quot; | &quot; &amp; TEXT([Collectors.$I106];&quot;#&quot;) &amp; REPT(&quot; &quot;; [.$I$2]-LEN(TEXT([Collectors.$I106];&quot;#&quot;))) &amp; &quot; | &quot; &amp; TEXT(IF(ISBLANK([Collectors.$H106]);&quot;-&quot;;[Collectors.$H106]);&quot;#&quot;) &amp; REPT(&quot; &quot;; [.$H$2]-LEN(TEXT(IF(ISBLANK([Collectors.$H106]);&quot;-&quot;;[Collectors.$H106]);&quot;#&quot;))) &amp; &quot; | &quot; &amp; TEXT(IF(ISBLANK([Collectors.$J106]);&quot;-&quot;;[Collectors.$J106]);&quot;#&quot;) &amp; REPT(&quot; &quot;; [.$J$2]-LEN(TEXT(IF(ISBLANK([Collectors.$J106]);&quot;-&quot;;[Collectors.$J106]);&quot;#&quot;))) &amp; &quot; |&quot;" table:style-name="ce3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nmap</text:p>
          </table:table-cell>
          <table:table-cell office:value-type="string" table:style-name="ce4">
            <text:p>nmap</text:p>
          </table:table-cell>
          <table:table-cell office:value-type="float" office:value="41300" table:style-name="ce5">
            <text:p>413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0    | certnmap                  | service, vhost  | Active   | IPv4, IPv6 | -       | root   |" table:formula="of:=&quot;| &quot; &amp; IF([Collectors.$F107]&lt;0;&quot;- &quot;;TEXT([Collectors.$F107];&quot;#&quot;))&amp; REPT(&quot; &quot;;[.$F$2]-LEN(TEXT([Collectors.$F107];&quot;#&quot;))) &amp;&quot; | &quot; &amp; [Collectors.$D107] &amp; REPT(&quot; &quot;;[.$D$2]-LEN([Collectors.$D107])) &amp; &quot; | &quot; &amp; [Collectors.$B107] &amp; REPT(&quot; &quot;;[.$B$2]-LEN([Collectors.$B107])) &amp; &quot; | &quot; &amp; IF([.C107]=1;&quot;Active&quot;;IF([.C107]=2;&quot;Passive&quot;;&quot;Active*&quot;)) &amp; REPT(&quot; &quot;;[.$C$2]-LEN(IF([.C107]=1;&quot;Active&quot;;IF([.C107]=2;&quot;Passive&quot;;&quot;Active*&quot;))))&amp;&quot; | &quot; &amp; TEXT([Collectors.$I107];&quot;#&quot;) &amp; REPT(&quot; &quot;; [.$I$2]-LEN(TEXT([Collectors.$I107];&quot;#&quot;))) &amp; &quot; | &quot; &amp; TEXT(IF(ISBLANK([Collectors.$H107]);&quot;-&quot;;[Collectors.$H107]);&quot;#&quot;) &amp; REPT(&quot; &quot;; [.$H$2]-LEN(TEXT(IF(ISBLANK([Collectors.$H107]);&quot;-&quot;;[Collectors.$H107]);&quot;#&quot;))) &amp; &quot; | &quot; &amp; TEXT(IF(ISBLANK([Collectors.$J107]);&quot;-&quot;;[Collectors.$J107]);&quot;#&quot;) &amp; REPT(&quot; &quot;; [.$J$2]-LEN(TEXT(IF(ISBLANK([Collectors.$J107]);&quot;-&quot;;[Collectors.$J107]);&quot;#&quot;))) &amp; &quot; |&quot;" table:style-name="ce3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openssl</text:p>
          </table:table-cell>
          <table:table-cell office:value-type="string" table:style-name="ce4">
            <text:p>openssl</text:p>
          </table:table-cell>
          <table:table-cell office:value-type="float" office:value="41305" table:style-name="ce5">
            <text:p>41305</text:p>
          </table:table-cell>
          <table:table-cell office:value-type="string" table:style-name="ce5">
            <text:p>tls</text:p>
          </table:table-cell>
          <table:table-cell office:value-type="float" office:value="120" table:style-name="ce1">
            <text:p>12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5    | certopenssl               | service, vhost  | Active   | IPv4, IPv6 | 120     | nobody |" table:formula="of:=&quot;| &quot; &amp; IF([Collectors.$F108]&lt;0;&quot;- &quot;;TEXT([Collectors.$F108];&quot;#&quot;))&amp; REPT(&quot; &quot;;[.$F$2]-LEN(TEXT([Collectors.$F108];&quot;#&quot;))) &amp;&quot; | &quot; &amp; [Collectors.$D108] &amp; REPT(&quot; &quot;;[.$D$2]-LEN([Collectors.$D108])) &amp; &quot; | &quot; &amp; [Collectors.$B108] &amp; REPT(&quot; &quot;;[.$B$2]-LEN([Collectors.$B108])) &amp; &quot; | &quot; &amp; IF([.C108]=1;&quot;Active&quot;;IF([.C108]=2;&quot;Passive&quot;;&quot;Active*&quot;)) &amp; REPT(&quot; &quot;;[.$C$2]-LEN(IF([.C108]=1;&quot;Active&quot;;IF([.C108]=2;&quot;Passive&quot;;&quot;Active*&quot;))))&amp;&quot; | &quot; &amp; TEXT([Collectors.$I108];&quot;#&quot;) &amp; REPT(&quot; &quot;; [.$I$2]-LEN(TEXT([Collectors.$I108];&quot;#&quot;))) &amp; &quot; | &quot; &amp; TEXT(IF(ISBLANK([Collectors.$H108]);&quot;-&quot;;[Collectors.$H108]);&quot;#&quot;) &amp; REPT(&quot; &quot;; [.$H$2]-LEN(TEXT(IF(ISBLANK([Collectors.$H108]);&quot;-&quot;;[Collectors.$H108]);&quot;#&quot;))) &amp; &quot; | &quot; &amp; TEXT(IF(ISBLANK([Collectors.$J108]);&quot;-&quot;;[Collectors.$J108]);&quot;#&quot;) &amp; REPT(&quot; &quot;; [.$J$2]-LEN(TEXT(IF(ISBLANK([Collectors.$J108]);&quot;-&quot;;[Collectors.$J108]);&quot;#&quot;))) &amp; &quot; |&quot;" table:style-name="ce3">
            <text:p>| 41305 <text:s text:c="3"/>| certopenssl <text:s text:c="14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lsnmap</text:p>
          </table:table-cell>
          <table:table-cell office:value-type="string" table:style-name="ce4">
            <text:p>nmap</text:p>
          </table:table-cell>
          <table:table-cell office:value-type="float" office:value="41310" table:style-name="ce5">
            <text:p>4131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310    | tlsnmap                   | service, vhost  | Active   | IPv4, IPv6 | -       | root   |" table:formula="of:=&quot;| &quot; &amp; IF([Collectors.$F109]&lt;0;&quot;- &quot;;TEXT([Collectors.$F109];&quot;#&quot;))&amp; REPT(&quot; &quot;;[.$F$2]-LEN(TEXT([Collectors.$F109];&quot;#&quot;))) &amp;&quot; | &quot; &amp; [Collectors.$D109] &amp; REPT(&quot; &quot;;[.$D$2]-LEN([Collectors.$D109])) &amp; &quot; | &quot; &amp; [Collectors.$B109] &amp; REPT(&quot; &quot;;[.$B$2]-LEN([Collectors.$B109])) &amp; &quot; | &quot; &amp; IF([.C109]=1;&quot;Active&quot;;IF([.C109]=2;&quot;Passive&quot;;&quot;Active*&quot;)) &amp; REPT(&quot; &quot;;[.$C$2]-LEN(IF([.C109]=1;&quot;Active&quot;;IF([.C109]=2;&quot;Passive&quot;;&quot;Active*&quot;))))&amp;&quot; | &quot; &amp; TEXT([Collectors.$I109];&quot;#&quot;) &amp; REPT(&quot; &quot;; [.$I$2]-LEN(TEXT([Collectors.$I109];&quot;#&quot;))) &amp; &quot; | &quot; &amp; TEXT(IF(ISBLANK([Collectors.$H109]);&quot;-&quot;;[Collectors.$H109]);&quot;#&quot;) &amp; REPT(&quot; &quot;; [.$H$2]-LEN(TEXT(IF(ISBLANK([Collectors.$H109]);&quot;-&quot;;[Collectors.$H109]);&quot;#&quot;))) &amp; &quot; | &quot; &amp; TEXT(IF(ISBLANK([Collectors.$J109]);&quot;-&quot;;[Collectors.$J109]);&quot;#&quot;) &amp; REPT(&quot; &quot;; [.$J$2]-LEN(TEXT(IF(ISBLANK([Collectors.$J109]);&quot;-&quot;;[Collectors.$J109]);&quot;#&quot;))) &amp; &quot; |&quot;" table:style-name="ce3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lscan</text:p>
          </table:table-cell>
          <table:table-cell office:value-type="string" table:style-name="ce1">
            <text:p>sslscan</text:p>
          </table:table-cell>
          <table:table-cell office:value-type="float" office:value="41400" table:style-name="ce2">
            <text:p>41400</text:p>
          </table:table-cell>
          <table:table-cell office:value-type="string" table:style-name="ce2">
            <text:p>tl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41400    | sslscan                   | service, vhost  | Active   | IPv4, IPv6 | -       | nobody |" table:formula="of:=&quot;| &quot; &amp; IF([Collectors.$F110]&lt;0;&quot;- &quot;;TEXT([Collectors.$F110];&quot;#&quot;))&amp; REPT(&quot; &quot;;[.$F$2]-LEN(TEXT([Collectors.$F110];&quot;#&quot;))) &amp;&quot; | &quot; &amp; [Collectors.$D110] &amp; REPT(&quot; &quot;;[.$D$2]-LEN([Collectors.$D110])) &amp; &quot; | &quot; &amp; [Collectors.$B110] &amp; REPT(&quot; &quot;;[.$B$2]-LEN([Collectors.$B110])) &amp; &quot; | &quot; &amp; IF([.C110]=1;&quot;Active&quot;;IF([.C110]=2;&quot;Passive&quot;;&quot;Active*&quot;)) &amp; REPT(&quot; &quot;;[.$C$2]-LEN(IF([.C110]=1;&quot;Active&quot;;IF([.C110]=2;&quot;Passive&quot;;&quot;Active*&quot;))))&amp;&quot; | &quot; &amp; TEXT([Collectors.$I110];&quot;#&quot;) &amp; REPT(&quot; &quot;; [.$I$2]-LEN(TEXT([Collectors.$I110];&quot;#&quot;))) &amp; &quot; | &quot; &amp; TEXT(IF(ISBLANK([Collectors.$H110]);&quot;-&quot;;[Collectors.$H110]);&quot;#&quot;) &amp; REPT(&quot; &quot;; [.$H$2]-LEN(TEXT(IF(ISBLANK([Collectors.$H110]);&quot;-&quot;;[Collectors.$H110]);&quot;#&quot;))) &amp; &quot; | &quot; &amp; TEXT(IF(ISBLANK([Collectors.$J110]);&quot;-&quot;;[Collectors.$J110]);&quot;#&quot;) &amp; REPT(&quot; &quot;; [.$J$2]-LEN(TEXT(IF(ISBLANK([Collectors.$J110]);&quot;-&quot;;[Collectors.$J110]);&quot;#&quot;))) &amp; &quot; |&quot;" table:style-name="ce3">
            <text:p>| 41400 <text:s text:c="3"/>| sslscan <text:s text:c="18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gobuster</text:p>
          </table:table-cell>
          <table:table-cell office:value-type="string" table:style-name="ce4">
            <text:p>gobuster</text:p>
          </table:table-cell>
          <table:table-cell office:value-type="float" office:value="51100" table:style-name="ce5">
            <text:p>511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51100    | httpgobuster              | service, vhost  | Active   | IPv4, IPv6 | -       | nobody |" table:formula="of:=&quot;| &quot; &amp; IF([Collectors.$F111]&lt;0;&quot;- &quot;;TEXT([Collectors.$F111];&quot;#&quot;))&amp; REPT(&quot; &quot;;[.$F$2]-LEN(TEXT([Collectors.$F111];&quot;#&quot;))) &amp;&quot; | &quot; &amp; [Collectors.$D111] &amp; REPT(&quot; &quot;;[.$D$2]-LEN([Collectors.$D111])) &amp; &quot; | &quot; &amp; [Collectors.$B111] &amp; REPT(&quot; &quot;;[.$B$2]-LEN([Collectors.$B111])) &amp; &quot; | &quot; &amp; IF([.C111]=1;&quot;Active&quot;;IF([.C111]=2;&quot;Passive&quot;;&quot;Active*&quot;)) &amp; REPT(&quot; &quot;;[.$C$2]-LEN(IF([.C111]=1;&quot;Active&quot;;IF([.C111]=2;&quot;Passive&quot;;&quot;Active*&quot;))))&amp;&quot; | &quot; &amp; TEXT([Collectors.$I111];&quot;#&quot;) &amp; REPT(&quot; &quot;; [.$I$2]-LEN(TEXT([Collectors.$I111];&quot;#&quot;))) &amp; &quot; | &quot; &amp; TEXT(IF(ISBLANK([Collectors.$H111]);&quot;-&quot;;[Collectors.$H111]);&quot;#&quot;) &amp; REPT(&quot; &quot;; [.$H$2]-LEN(TEXT(IF(ISBLANK([Collectors.$H111]);&quot;-&quot;;[Collectors.$H111]);&quot;#&quot;))) &amp; &quot; | &quot; &amp; TEXT(IF(ISBLANK([Collectors.$J111]);&quot;-&quot;;[Collectors.$J111]);&quot;#&quot;) &amp; REPT(&quot; &quot;; [.$J$2]-LEN(TEXT(IF(ISBLANK([Collectors.$J111]);&quot;-&quot;;[Collectors.$J111]);&quot;#&quot;))) &amp; &quot; |&quot;" table:style-name="ce3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map</text:p>
          </table:table-cell>
          <table:table-cell office:value-type="string" table:style-name="ce4">
            <text:p>nmap</text:p>
          </table:table-cell>
          <table:table-cell office:value-type="float" office:value="51200" table:style-name="ce5">
            <text:p>5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ource, additional_info, path, service_method</text:p>
          </table:table-cell>
          <table:table-cell table:style-name="ce1"/>
          <table:table-cell office:value-type="string" office:string-value="| 51200    | httpnmap                  | service, vhost  | Active   | IPv4, IPv6 | -       | root   |" table:formula="of:=&quot;| &quot; &amp; IF([Collectors.$F112]&lt;0;&quot;- &quot;;TEXT([Collectors.$F112];&quot;#&quot;))&amp; REPT(&quot; &quot;;[.$F$2]-LEN(TEXT([Collectors.$F112];&quot;#&quot;))) &amp;&quot; | &quot; &amp; [Collectors.$D112] &amp; REPT(&quot; &quot;;[.$D$2]-LEN([Collectors.$D112])) &amp; &quot; | &quot; &amp; [Collectors.$B112] &amp; REPT(&quot; &quot;;[.$B$2]-LEN([Collectors.$B112])) &amp; &quot; | &quot; &amp; IF([.C112]=1;&quot;Active&quot;;IF([.C112]=2;&quot;Passive&quot;;&quot;Active*&quot;)) &amp; REPT(&quot; &quot;;[.$C$2]-LEN(IF([.C112]=1;&quot;Active&quot;;IF([.C112]=2;&quot;Passive&quot;;&quot;Active*&quot;))))&amp;&quot; | &quot; &amp; TEXT([Collectors.$I112];&quot;#&quot;) &amp; REPT(&quot; &quot;; [.$I$2]-LEN(TEXT([Collectors.$I112];&quot;#&quot;))) &amp; &quot; | &quot; &amp; TEXT(IF(ISBLANK([Collectors.$H112]);&quot;-&quot;;[Collectors.$H112]);&quot;#&quot;) &amp; REPT(&quot; &quot;; [.$H$2]-LEN(TEXT(IF(ISBLANK([Collectors.$H112]);&quot;-&quot;;[Collectors.$H112]);&quot;#&quot;))) &amp; &quot; | &quot; &amp; TEXT(IF(ISBLANK([Collectors.$J112]);&quot;-&quot;;[Collectors.$J112]);&quot;#&quot;) &amp; REPT(&quot; &quot;; [.$J$2]-LEN(TEXT(IF(ISBLANK([Collectors.$J112]);&quot;-&quot;;[Collectors.$J112]);&quot;#&quot;))) &amp; &quot; |&quot;" table:style-name="ce3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tlmnmap</text:p>
          </table:table-cell>
          <table:table-cell office:value-type="string" table:style-name="ce4">
            <text:p>nmap</text:p>
          </table:table-cell>
          <table:table-cell office:value-type="float" office:value="51205" table:style-name="ce5">
            <text:p>5120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</text:p>
          </table:table-cell>
          <table:table-cell table:style-name="ce1"/>
          <table:table-cell office:value-type="string" office:string-value="| 51205    | httpntlmnmap              | service, vhost  | Active   | IPv4, IPv6 | -       | root   |" table:formula="of:=&quot;| &quot; &amp; IF([Collectors.$F113]&lt;0;&quot;- &quot;;TEXT([Collectors.$F113];&quot;#&quot;))&amp; REPT(&quot; &quot;;[.$F$2]-LEN(TEXT([Collectors.$F113];&quot;#&quot;))) &amp;&quot; | &quot; &amp; [Collectors.$D113] &amp; REPT(&quot; &quot;;[.$D$2]-LEN([Collectors.$D113])) &amp; &quot; | &quot; &amp; [Collectors.$B113] &amp; REPT(&quot; &quot;;[.$B$2]-LEN([Collectors.$B113])) &amp; &quot; | &quot; &amp; IF([.C113]=1;&quot;Active&quot;;IF([.C113]=2;&quot;Passive&quot;;&quot;Active*&quot;)) &amp; REPT(&quot; &quot;;[.$C$2]-LEN(IF([.C113]=1;&quot;Active&quot;;IF([.C113]=2;&quot;Passive&quot;;&quot;Active*&quot;))))&amp;&quot; | &quot; &amp; TEXT([Collectors.$I113];&quot;#&quot;) &amp; REPT(&quot; &quot;; [.$I$2]-LEN(TEXT([Collectors.$I113];&quot;#&quot;))) &amp; &quot; | &quot; &amp; TEXT(IF(ISBLANK([Collectors.$H113]);&quot;-&quot;;[Collectors.$H113]);&quot;#&quot;) &amp; REPT(&quot; &quot;; [.$H$2]-LEN(TEXT(IF(ISBLANK([Collectors.$H113]);&quot;-&quot;;[Collectors.$H113]);&quot;#&quot;))) &amp; &quot; | &quot; &amp; TEXT(IF(ISBLANK([Collectors.$J113]);&quot;-&quot;;[Collectors.$J113]);&quot;#&quot;) &amp; REPT(&quot; &quot;; [.$J$2]-LEN(TEXT(IF(ISBLANK([Collectors.$J113]);&quot;-&quot;;[Collectors.$J113]);&quot;#&quot;))) &amp; &quot; |&quot;" table:style-name="ce3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client</text:p>
          </table:table-cell>
          <table:table-cell office:value-type="string" table:style-name="ce4">
            <text:p>rpcclient</text:p>
          </table:table-cell>
          <table:table-cell office:value-type="float" office:value="61400" table:style-name="ce5">
            <text:p>61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61400    | rpcclient                 | service         | Active   | IPv4, IPv6 | -       | nobody |" table:formula="of:=&quot;| &quot; &amp; IF([Collectors.$F114]&lt;0;&quot;- &quot;;TEXT([Collectors.$F114];&quot;#&quot;))&amp; REPT(&quot; &quot;;[.$F$2]-LEN(TEXT([Collectors.$F114];&quot;#&quot;))) &amp;&quot; | &quot; &amp; [Collectors.$D114] &amp; REPT(&quot; &quot;;[.$D$2]-LEN([Collectors.$D114])) &amp; &quot; | &quot; &amp; [Collectors.$B114] &amp; REPT(&quot; &quot;;[.$B$2]-LEN([Collectors.$B114])) &amp; &quot; | &quot; &amp; IF([.C114]=1;&quot;Active&quot;;IF([.C114]=2;&quot;Passive&quot;;&quot;Active*&quot;)) &amp; REPT(&quot; &quot;;[.$C$2]-LEN(IF([.C114]=1;&quot;Active&quot;;IF([.C114]=2;&quot;Passive&quot;;&quot;Active*&quot;))))&amp;&quot; | &quot; &amp; TEXT([Collectors.$I114];&quot;#&quot;) &amp; REPT(&quot; &quot;; [.$I$2]-LEN(TEXT([Collectors.$I114];&quot;#&quot;))) &amp; &quot; | &quot; &amp; TEXT(IF(ISBLANK([Collectors.$H114]);&quot;-&quot;;[Collectors.$H114]);&quot;#&quot;) &amp; REPT(&quot; &quot;; [.$H$2]-LEN(TEXT(IF(ISBLANK([Collectors.$H114]);&quot;-&quot;;[Collectors.$H114]);&quot;#&quot;))) &amp; &quot; | &quot; &amp; TEXT(IF(ISBLANK([Collectors.$J114]);&quot;-&quot;;[Collectors.$J114]);&quot;#&quot;) &amp; REPT(&quot; &quot;; [.$J$2]-LEN(TEXT(IF(ISBLANK([Collectors.$J114]);&quot;-&quot;;[Collectors.$J114]);&quot;#&quot;))) &amp; &quot; |&quot;" table:style-name="ce3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info</text:p>
          </table:table-cell>
          <table:table-cell office:value-type="string" table:style-name="ce4">
            <text:p>rpcinfo</text:p>
          </table:table-cell>
          <table:table-cell office:value-type="float" office:value="61500" table:style-name="ce5">
            <text:p>615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61500    | rpcinfo                   | service         | Active   | IPv4, IPv6 | -       | nobody |" table:formula="of:=&quot;| &quot; &amp; IF([Collectors.$F115]&lt;0;&quot;- &quot;;TEXT([Collectors.$F115];&quot;#&quot;))&amp; REPT(&quot; &quot;;[.$F$2]-LEN(TEXT([Collectors.$F115];&quot;#&quot;))) &amp;&quot; | &quot; &amp; [Collectors.$D115] &amp; REPT(&quot; &quot;;[.$D$2]-LEN([Collectors.$D115])) &amp; &quot; | &quot; &amp; [Collectors.$B115] &amp; REPT(&quot; &quot;;[.$B$2]-LEN([Collectors.$B115])) &amp; &quot; | &quot; &amp; IF([.C115]=1;&quot;Active&quot;;IF([.C115]=2;&quot;Passive&quot;;&quot;Active*&quot;)) &amp; REPT(&quot; &quot;;[.$C$2]-LEN(IF([.C115]=1;&quot;Active&quot;;IF([.C115]=2;&quot;Passive&quot;;&quot;Active*&quot;))))&amp;&quot; | &quot; &amp; TEXT([Collectors.$I115];&quot;#&quot;) &amp; REPT(&quot; &quot;; [.$I$2]-LEN(TEXT([Collectors.$I115];&quot;#&quot;))) &amp; &quot; | &quot; &amp; TEXT(IF(ISBLANK([Collectors.$H115]);&quot;-&quot;;[Collectors.$H115]);&quot;#&quot;) &amp; REPT(&quot; &quot;; [.$H$2]-LEN(TEXT(IF(ISBLANK([Collectors.$H115]);&quot;-&quot;;[Collectors.$H115]);&quot;#&quot;))) &amp; &quot; | &quot; &amp; TEXT(IF(ISBLANK([Collectors.$J115]);&quot;-&quot;;[Collectors.$J115]);&quot;#&quot;) &amp; REPT(&quot; &quot;; [.$J$2]-LEN(TEXT(IF(ISBLANK([Collectors.$J115]);&quot;-&quot;;[Collectors.$J115]);&quot;#&quot;))) &amp; &quot; |&quot;" table:style-name="ce3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kescan</text:p>
          </table:table-cell>
          <table:table-cell office:value-type="string" table:style-name="ce4">
            <text:p>ikescan</text:p>
          </table:table-cell>
          <table:table-cell office:value-type="float" office:value="71100" table:style-name="ce5">
            <text:p>71100</text:p>
          </table:table-cell>
          <table:table-cell office:value-type="string" table:style-name="ce5">
            <text:p>ik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71100    | ikescan                   | service         | Active   | IPv4       | -       | root   |" table:formula="of:=&quot;| &quot; &amp; IF([Collectors.$F116]&lt;0;&quot;- &quot;;TEXT([Collectors.$F116];&quot;#&quot;))&amp; REPT(&quot; &quot;;[.$F$2]-LEN(TEXT([Collectors.$F116];&quot;#&quot;))) &amp;&quot; | &quot; &amp; [Collectors.$D116] &amp; REPT(&quot; &quot;;[.$D$2]-LEN([Collectors.$D116])) &amp; &quot; | &quot; &amp; [Collectors.$B116] &amp; REPT(&quot; &quot;;[.$B$2]-LEN([Collectors.$B116])) &amp; &quot; | &quot; &amp; IF([.C116]=1;&quot;Active&quot;;IF([.C116]=2;&quot;Passive&quot;;&quot;Active*&quot;)) &amp; REPT(&quot; &quot;;[.$C$2]-LEN(IF([.C116]=1;&quot;Active&quot;;IF([.C116]=2;&quot;Passive&quot;;&quot;Active*&quot;))))&amp;&quot; | &quot; &amp; TEXT([Collectors.$I116];&quot;#&quot;) &amp; REPT(&quot; &quot;; [.$I$2]-LEN(TEXT([Collectors.$I116];&quot;#&quot;))) &amp; &quot; | &quot; &amp; TEXT(IF(ISBLANK([Collectors.$H116]);&quot;-&quot;;[Collectors.$H116]);&quot;#&quot;) &amp; REPT(&quot; &quot;; [.$H$2]-LEN(TEXT(IF(ISBLANK([Collectors.$H116]);&quot;-&quot;;[Collectors.$H116]);&quot;#&quot;))) &amp; &quot; | &quot; &amp; TEXT(IF(ISBLANK([Collectors.$J116]);&quot;-&quot;;[Collectors.$J116]);&quot;#&quot;) &amp; REPT(&quot; &quot;; [.$J$2]-LEN(TEXT(IF(ISBLANK([Collectors.$J116]);&quot;-&quot;;[Collectors.$J116]);&quot;#&quot;))) &amp; &quot; |&quot;" table:style-name="ce3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wpscan</text:p>
          </table:table-cell>
          <table:table-cell office:value-type="string" table:style-name="ce4">
            <text:p>wpscan</text:p>
          </table:table-cell>
          <table:table-cell office:value-type="float" office:value="91050" table:style-name="ce5">
            <text:p>910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91050    | httpwpscan                | service         | Active   | IPv4, IPv6 | -       | kali   |" table:formula="of:=&quot;| &quot; &amp; IF([Collectors.$F117]&lt;0;&quot;- &quot;;TEXT([Collectors.$F117];&quot;#&quot;))&amp; REPT(&quot; &quot;;[.$F$2]-LEN(TEXT([Collectors.$F117];&quot;#&quot;))) &amp;&quot; | &quot; &amp; [Collectors.$D117] &amp; REPT(&quot; &quot;;[.$D$2]-LEN([Collectors.$D117])) &amp; &quot; | &quot; &amp; [Collectors.$B117] &amp; REPT(&quot; &quot;;[.$B$2]-LEN([Collectors.$B117])) &amp; &quot; | &quot; &amp; IF([.C117]=1;&quot;Active&quot;;IF([.C117]=2;&quot;Passive&quot;;&quot;Active*&quot;)) &amp; REPT(&quot; &quot;;[.$C$2]-LEN(IF([.C117]=1;&quot;Active&quot;;IF([.C117]=2;&quot;Passive&quot;;&quot;Active*&quot;))))&amp;&quot; | &quot; &amp; TEXT([Collectors.$I117];&quot;#&quot;) &amp; REPT(&quot; &quot;; [.$I$2]-LEN(TEXT([Collectors.$I117];&quot;#&quot;))) &amp; &quot; | &quot; &amp; TEXT(IF(ISBLANK([Collectors.$H117]);&quot;-&quot;;[Collectors.$H117]);&quot;#&quot;) &amp; REPT(&quot; &quot;; [.$H$2]-LEN(TEXT(IF(ISBLANK([Collectors.$H117]);&quot;-&quot;;[Collectors.$H117]);&quot;#&quot;))) &amp; &quot; | &quot; &amp; TEXT(IF(ISBLANK([Collectors.$J117]);&quot;-&quot;;[Collectors.$J117]);&quot;#&quot;) &amp; REPT(&quot; &quot;; [.$J$2]-LEN(TEXT(IF(ISBLANK([Collectors.$J117]);&quot;-&quot;;[Collectors.$J117]);&quot;#&quot;))) &amp; &quot; |&quot;" table:style-name="ce3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enum4linux</text:p>
          </table:table-cell>
          <table:table-cell office:value-type="string" table:style-name="ce4">
            <text:p>enum4linux</text:p>
          </table:table-cell>
          <table:table-cell office:value-type="float" office:value="91100" table:style-name="ce5">
            <text:p>91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100    | enum4linux                | service         | Active   | IPv4       | -       | nobody |" table:formula="of:=&quot;| &quot; &amp; IF([Collectors.$F118]&lt;0;&quot;- &quot;;TEXT([Collectors.$F118];&quot;#&quot;))&amp; REPT(&quot; &quot;;[.$F$2]-LEN(TEXT([Collectors.$F118];&quot;#&quot;))) &amp;&quot; | &quot; &amp; [Collectors.$D118] &amp; REPT(&quot; &quot;;[.$D$2]-LEN([Collectors.$D118])) &amp; &quot; | &quot; &amp; [Collectors.$B118] &amp; REPT(&quot; &quot;;[.$B$2]-LEN([Collectors.$B118])) &amp; &quot; | &quot; &amp; IF([.C118]=1;&quot;Active&quot;;IF([.C118]=2;&quot;Passive&quot;;&quot;Active*&quot;)) &amp; REPT(&quot; &quot;;[.$C$2]-LEN(IF([.C118]=1;&quot;Active&quot;;IF([.C118]=2;&quot;Passive&quot;;&quot;Active*&quot;))))&amp;&quot; | &quot; &amp; TEXT([Collectors.$I118];&quot;#&quot;) &amp; REPT(&quot; &quot;; [.$I$2]-LEN(TEXT([Collectors.$I118];&quot;#&quot;))) &amp; &quot; | &quot; &amp; TEXT(IF(ISBLANK([Collectors.$H118]);&quot;-&quot;;[Collectors.$H118]);&quot;#&quot;) &amp; REPT(&quot; &quot;; [.$H$2]-LEN(TEXT(IF(ISBLANK([Collectors.$H118]);&quot;-&quot;;[Collectors.$H118]);&quot;#&quot;))) &amp; &quot; | &quot; &amp; TEXT(IF(ISBLANK([Collectors.$J118]);&quot;-&quot;;[Collectors.$J118]);&quot;#&quot;) &amp; REPT(&quot; &quot;; [.$J$2]-LEN(TEXT(IF(ISBLANK([Collectors.$J118]);&quot;-&quot;;[Collectors.$J118]);&quot;#&quot;))) &amp; &quot; |&quot;" table:style-name="ce3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ikto</text:p>
          </table:table-cell>
          <table:table-cell office:value-type="string" table:style-name="ce4">
            <text:p>nikto</text:p>
          </table:table-cell>
          <table:table-cell office:value-type="float" office:value="91200" table:style-name="ce5">
            <text:p>9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, additional_info, service_method, 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200    | httpnikto                 | service, vhost  | Active   | IPv4       | -       | nobody |" table:formula="of:=&quot;| &quot; &amp; IF([Collectors.$F119]&lt;0;&quot;- &quot;;TEXT([Collectors.$F119];&quot;#&quot;))&amp; REPT(&quot; &quot;;[.$F$2]-LEN(TEXT([Collectors.$F119];&quot;#&quot;))) &amp;&quot; | &quot; &amp; [Collectors.$D119] &amp; REPT(&quot; &quot;;[.$D$2]-LEN([Collectors.$D119])) &amp; &quot; | &quot; &amp; [Collectors.$B119] &amp; REPT(&quot; &quot;;[.$B$2]-LEN([Collectors.$B119])) &amp; &quot; | &quot; &amp; IF([.C119]=1;&quot;Active&quot;;IF([.C119]=2;&quot;Passive&quot;;&quot;Active*&quot;)) &amp; REPT(&quot; &quot;;[.$C$2]-LEN(IF([.C119]=1;&quot;Active&quot;;IF([.C119]=2;&quot;Passive&quot;;&quot;Active*&quot;))))&amp;&quot; | &quot; &amp; TEXT([Collectors.$I119];&quot;#&quot;) &amp; REPT(&quot; &quot;; [.$I$2]-LEN(TEXT([Collectors.$I119];&quot;#&quot;))) &amp; &quot; | &quot; &amp; TEXT(IF(ISBLANK([Collectors.$H119]);&quot;-&quot;;[Collectors.$H119]);&quot;#&quot;) &amp; REPT(&quot; &quot;; [.$H$2]-LEN(TEXT(IF(ISBLANK([Collectors.$H119]);&quot;-&quot;;[Collectors.$H119]);&quot;#&quot;))) &amp; &quot; | &quot; &amp; TEXT(IF(ISBLANK([Collectors.$J119]);&quot;-&quot;;[Collectors.$J119]);&quot;#&quot;) &amp; REPT(&quot; &quot;; [.$J$2]-LEN(TEXT(IF(ISBLANK([Collectors.$J119]);&quot;-&quot;;[Collectors.$J119]);&quot;#&quot;))) &amp; &quot; |&quot;" table:style-name="ce3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, 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burpsuitepro</text:p>
          </table:table-cell>
          <table:table-cell office:value-type="string" table:style-name="ce4">
            <text:p>Burp Suite Professional</text:p>
          </table:table-cell>
          <table:table-cell office:value-type="float" office:value="91225" table:style-name="ce5">
            <text:p>9122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91225    | httpburpsuitepro          | domain, host    | Active   | IPv4, IPv6 | -       | nobody |" table:formula="of:=&quot;| &quot; &amp; IF([Collectors.$F120]&lt;0;&quot;- &quot;;TEXT([Collectors.$F120];&quot;#&quot;))&amp; REPT(&quot; &quot;;[.$F$2]-LEN(TEXT([Collectors.$F120];&quot;#&quot;))) &amp;&quot; | &quot; &amp; [Collectors.$D120] &amp; REPT(&quot; &quot;;[.$D$2]-LEN([Collectors.$D120])) &amp; &quot; | &quot; &amp; [Collectors.$B120] &amp; REPT(&quot; &quot;;[.$B$2]-LEN([Collectors.$B120])) &amp; &quot; | &quot; &amp; IF([.C120]=1;&quot;Active&quot;;IF([.C120]=2;&quot;Passive&quot;;&quot;Active*&quot;)) &amp; REPT(&quot; &quot;;[.$C$2]-LEN(IF([.C120]=1;&quot;Active&quot;;IF([.C120]=2;&quot;Passive&quot;;&quot;Active*&quot;))))&amp;&quot; | &quot; &amp; TEXT([Collectors.$I120];&quot;#&quot;) &amp; REPT(&quot; &quot;; [.$I$2]-LEN(TEXT([Collectors.$I120];&quot;#&quot;))) &amp; &quot; | &quot; &amp; TEXT(IF(ISBLANK([Collectors.$H120]);&quot;-&quot;;[Collectors.$H120]);&quot;#&quot;) &amp; REPT(&quot; &quot;; [.$H$2]-LEN(TEXT(IF(ISBLANK([Collectors.$H120]);&quot;-&quot;;[Collectors.$H120]);&quot;#&quot;))) &amp; &quot; | &quot; &amp; TEXT(IF(ISBLANK([Collectors.$J120]);&quot;-&quot;;[Collectors.$J120]);&quot;#&quot;) &amp; REPT(&quot; &quot;; [.$J$2]-LEN(TEXT(IF(ISBLANK([Collectors.$J120]);&quot;-&quot;;[Collectors.$J120]);&quot;#&quot;))) &amp; &quot; |&quot;" table:style-name="ce3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davtest</text:p>
          </table:table-cell>
          <table:table-cell office:value-type="string" table:style-name="ce4">
            <text:p>davtest</text:p>
          </table:table-cell>
          <table:table-cell office:value-type="float" office:value="91250" table:style-name="ce5">
            <text:p>912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number-columns-repeated="2" table:style-name="ce1"/>
          <table:table-cell office:value-type="string" office:string-value="| 91250    | httpdavtest               | service, vhost  | Active   | IPv4, IPv6 | -       | nobody |" table:formula="of:=&quot;| &quot; &amp; IF([Collectors.$F121]&lt;0;&quot;- &quot;;TEXT([Collectors.$F121];&quot;#&quot;))&amp; REPT(&quot; &quot;;[.$F$2]-LEN(TEXT([Collectors.$F121];&quot;#&quot;))) &amp;&quot; | &quot; &amp; [Collectors.$D121] &amp; REPT(&quot; &quot;;[.$D$2]-LEN([Collectors.$D121])) &amp; &quot; | &quot; &amp; [Collectors.$B121] &amp; REPT(&quot; &quot;;[.$B$2]-LEN([Collectors.$B121])) &amp; &quot; | &quot; &amp; IF([.C121]=1;&quot;Active&quot;;IF([.C121]=2;&quot;Passive&quot;;&quot;Active*&quot;)) &amp; REPT(&quot; &quot;;[.$C$2]-LEN(IF([.C121]=1;&quot;Active&quot;;IF([.C121]=2;&quot;Passive&quot;;&quot;Active*&quot;))))&amp;&quot; | &quot; &amp; TEXT([Collectors.$I121];&quot;#&quot;) &amp; REPT(&quot; &quot;; [.$I$2]-LEN(TEXT([Collectors.$I121];&quot;#&quot;))) &amp; &quot; | &quot; &amp; TEXT(IF(ISBLANK([Collectors.$H121]);&quot;-&quot;;[Collectors.$H121]);&quot;#&quot;) &amp; REPT(&quot; &quot;; [.$H$2]-LEN(TEXT(IF(ISBLANK([Collectors.$H121]);&quot;-&quot;;[Collectors.$H121]);&quot;#&quot;))) &amp; &quot; | &quot; &amp; TEXT(IF(ISBLANK([Collectors.$J121]);&quot;-&quot;;[Collectors.$J121]);&quot;#&quot;) &amp; REPT(&quot; &quot;; [.$J$2]-LEN(TEXT(IF(ISBLANK([Collectors.$J121]);&quot;-&quot;;[Collectors.$J121]);&quot;#&quot;))) &amp; &quot; |&quot;" table:style-name="ce3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hatweb</text:p>
          </table:table-cell>
          <table:table-cell office:value-type="string" table:style-name="ce1">
            <text:p>whatweb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91250    | httpwhatweb               | service         | Active   | IPv4, IPv6 | -       | nobody |" table:formula="of:=&quot;| &quot; &amp; IF([Collectors.$F122]&lt;0;&quot;- &quot;;TEXT([Collectors.$F122];&quot;#&quot;))&amp; REPT(&quot; &quot;;[.$F$2]-LEN(TEXT([Collectors.$F122];&quot;#&quot;))) &amp;&quot; | &quot; &amp; [Collectors.$D122] &amp; REPT(&quot; &quot;;[.$D$2]-LEN([Collectors.$D122])) &amp; &quot; | &quot; &amp; [Collectors.$B122] &amp; REPT(&quot; &quot;;[.$B$2]-LEN([Collectors.$B122])) &amp; &quot; | &quot; &amp; IF([.C122]=1;&quot;Active&quot;;IF([.C122]=2;&quot;Passive&quot;;&quot;Active*&quot;)) &amp; REPT(&quot; &quot;;[.$C$2]-LEN(IF([.C122]=1;&quot;Active&quot;;IF([.C122]=2;&quot;Passive&quot;;&quot;Active*&quot;))))&amp;&quot; | &quot; &amp; TEXT([Collectors.$I122];&quot;#&quot;) &amp; REPT(&quot; &quot;; [.$I$2]-LEN(TEXT([Collectors.$I122];&quot;#&quot;))) &amp; &quot; | &quot; &amp; TEXT(IF(ISBLANK([Collectors.$H122]);&quot;-&quot;;[Collectors.$H122]);&quot;#&quot;) &amp; REPT(&quot; &quot;; [.$H$2]-LEN(TEXT(IF(ISBLANK([Collectors.$H122]);&quot;-&quot;;[Collectors.$H122]);&quot;#&quot;))) &amp; &quot; | &quot; &amp; TEXT(IF(ISBLANK([Collectors.$J122]);&quot;-&quot;;[Collectors.$J122]);&quot;#&quot;) &amp; REPT(&quot; &quot;; [.$J$2]-LEN(TEXT(IF(ISBLANK([Collectors.$J122]);&quot;-&quot;;[Collectors.$J122]);&quot;#&quot;))) &amp; &quot; |&quot;" table:style-name="ce3">
            <text:p>| 91250 <text:s text:c="3"/>| httpwhatweb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sqlmap</text:p>
          </table:table-cell>
          <table:table-cell office:value-type="string" table:style-name="ce4">
            <text:p>sqlmap</text:p>
          </table:table-cell>
          <table:table-cell office:value-type="float" office:value="91300" table:style-name="ce5">
            <text:p>913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300    | httpsqlmap                | service, vhost  | Active   | IPv4, IPv6 | -       | nobody |" table:formula="of:=&quot;| &quot; &amp; IF([Collectors.$F123]&lt;0;&quot;- &quot;;TEXT([Collectors.$F123];&quot;#&quot;))&amp; REPT(&quot; &quot;;[.$F$2]-LEN(TEXT([Collectors.$F123];&quot;#&quot;))) &amp;&quot; | &quot; &amp; [Collectors.$D123] &amp; REPT(&quot; &quot;;[.$D$2]-LEN([Collectors.$D123])) &amp; &quot; | &quot; &amp; [Collectors.$B123] &amp; REPT(&quot; &quot;;[.$B$2]-LEN([Collectors.$B123])) &amp; &quot; | &quot; &amp; IF([.C123]=1;&quot;Active&quot;;IF([.C123]=2;&quot;Passive&quot;;&quot;Active*&quot;)) &amp; REPT(&quot; &quot;;[.$C$2]-LEN(IF([.C123]=1;&quot;Active&quot;;IF([.C123]=2;&quot;Passive&quot;;&quot;Active*&quot;))))&amp;&quot; | &quot; &amp; TEXT([Collectors.$I123];&quot;#&quot;) &amp; REPT(&quot; &quot;; [.$I$2]-LEN(TEXT([Collectors.$I123];&quot;#&quot;))) &amp; &quot; | &quot; &amp; TEXT(IF(ISBLANK([Collectors.$H123]);&quot;-&quot;;[Collectors.$H123]);&quot;#&quot;) &amp; REPT(&quot; &quot;; [.$H$2]-LEN(TEXT(IF(ISBLANK([Collectors.$H123]);&quot;-&quot;;[Collectors.$H123]);&quot;#&quot;))) &amp; &quot; | &quot; &amp; TEXT(IF(ISBLANK([Collectors.$J123]);&quot;-&quot;;[Collectors.$J123]);&quot;#&quot;) &amp; REPT(&quot; &quot;; [.$J$2]-LEN(TEXT(IF(ISBLANK([Collectors.$J123]);&quot;-&quot;;[Collectors.$J123]);&quot;#&quot;))) &amp; &quot; |&quot;" table:style-name="ce3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userenum</text:p>
          </table:table-cell>
          <table:table-cell office:value-type="string" table:style-name="ce4">
            <text:p>smtpuserenum</text:p>
          </table:table-cell>
          <table:table-cell office:value-type="float" office:value="91400" table:style-name="ce5">
            <text:p>91400</text:p>
          </table:table-cell>
          <table:table-cell office:value-type="string" table:style-name="ce5">
            <text:p>email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400    | smtpuserenum              | service         | Active   | IPv4       | -       | nobody |" table:formula="of:=&quot;| &quot; &amp; IF([Collectors.$F124]&lt;0;&quot;- &quot;;TEXT([Collectors.$F124];&quot;#&quot;))&amp; REPT(&quot; &quot;;[.$F$2]-LEN(TEXT([Collectors.$F124];&quot;#&quot;))) &amp;&quot; | &quot; &amp; [Collectors.$D124] &amp; REPT(&quot; &quot;;[.$D$2]-LEN([Collectors.$D124])) &amp; &quot; | &quot; &amp; [Collectors.$B124] &amp; REPT(&quot; &quot;;[.$B$2]-LEN([Collectors.$B124])) &amp; &quot; | &quot; &amp; IF([.C124]=1;&quot;Active&quot;;IF([.C124]=2;&quot;Passive&quot;;&quot;Active*&quot;)) &amp; REPT(&quot; &quot;;[.$C$2]-LEN(IF([.C124]=1;&quot;Active&quot;;IF([.C124]=2;&quot;Passive&quot;;&quot;Active*&quot;))))&amp;&quot; | &quot; &amp; TEXT([Collectors.$I124];&quot;#&quot;) &amp; REPT(&quot; &quot;; [.$I$2]-LEN(TEXT([Collectors.$I124];&quot;#&quot;))) &amp; &quot; | &quot; &amp; TEXT(IF(ISBLANK([Collectors.$H124]);&quot;-&quot;;[Collectors.$H124]);&quot;#&quot;) &amp; REPT(&quot; &quot;; [.$H$2]-LEN(TEXT(IF(ISBLANK([Collectors.$H124]);&quot;-&quot;;[Collectors.$H124]);&quot;#&quot;))) &amp; &quot; | &quot; &amp; TEXT(IF(ISBLANK([Collectors.$J124]);&quot;-&quot;;[Collectors.$J124]);&quot;#&quot;) &amp; REPT(&quot; &quot;; [.$J$2]-LEN(TEXT(IF(ISBLANK([Collectors.$J124]);&quot;-&quot;;[Collectors.$J124]);&quot;#&quot;))) &amp; &quot; |&quot;" table:style-name="ce3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sqlhydra</text:p>
          </table:table-cell>
          <table:table-cell office:value-type="string" table:style-name="ce1">
            <text:p>hydra</text:p>
          </table:table-cell>
          <table:table-cell office:value-type="float" office:value="91600" table:style-name="ce5">
            <text:p>9160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600    | mysqlhydra                | service         | Active   | IPv4, IPv6 | -       | nobody |" table:formula="of:=&quot;| &quot; &amp; IF([Collectors.$F125]&lt;0;&quot;- &quot;;TEXT([Collectors.$F125];&quot;#&quot;))&amp; REPT(&quot; &quot;;[.$F$2]-LEN(TEXT([Collectors.$F125];&quot;#&quot;))) &amp;&quot; | &quot; &amp; [Collectors.$D125] &amp; REPT(&quot; &quot;;[.$D$2]-LEN([Collectors.$D125])) &amp; &quot; | &quot; &amp; [Collectors.$B125] &amp; REPT(&quot; &quot;;[.$B$2]-LEN([Collectors.$B125])) &amp; &quot; | &quot; &amp; IF([.C125]=1;&quot;Active&quot;;IF([.C125]=2;&quot;Passive&quot;;&quot;Active*&quot;)) &amp; REPT(&quot; &quot;;[.$C$2]-LEN(IF([.C125]=1;&quot;Active&quot;;IF([.C125]=2;&quot;Passive&quot;;&quot;Active*&quot;))))&amp;&quot; | &quot; &amp; TEXT([Collectors.$I125];&quot;#&quot;) &amp; REPT(&quot; &quot;; [.$I$2]-LEN(TEXT([Collectors.$I125];&quot;#&quot;))) &amp; &quot; | &quot; &amp; TEXT(IF(ISBLANK([Collectors.$H125]);&quot;-&quot;;[Collectors.$H125]);&quot;#&quot;) &amp; REPT(&quot; &quot;; [.$H$2]-LEN(TEXT(IF(ISBLANK([Collectors.$H125]);&quot;-&quot;;[Collectors.$H125]);&quot;#&quot;))) &amp; &quot; | &quot; &amp; TEXT(IF(ISBLANK([Collectors.$J125]);&quot;-&quot;;[Collectors.$J125]);&quot;#&quot;) &amp; REPT(&quot; &quot;; [.$J$2]-LEN(TEXT(IF(ISBLANK([Collectors.$J125]);&quot;-&quot;;[Collectors.$J125]);&quot;#&quot;))) &amp; &quot; |&quot;" table:style-name="ce3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apiti</text:p>
          </table:table-cell>
          <table:table-cell office:value-type="string" table:style-name="ce1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92200    | httpwapiti                | service, vhost  | Active   | IPv4, IPv6 | -       | nobody |" table:formula="of:=&quot;| &quot; &amp; IF([Collectors.$F126]&lt;0;&quot;- &quot;;TEXT([Collectors.$F126];&quot;#&quot;))&amp; REPT(&quot; &quot;;[.$F$2]-LEN(TEXT([Collectors.$F126];&quot;#&quot;))) &amp;&quot; | &quot; &amp; [Collectors.$D126] &amp; REPT(&quot; &quot;;[.$D$2]-LEN([Collectors.$D126])) &amp; &quot; | &quot; &amp; [Collectors.$B126] &amp; REPT(&quot; &quot;;[.$B$2]-LEN([Collectors.$B126])) &amp; &quot; | &quot; &amp; IF([.C126]=1;&quot;Active&quot;;IF([.C126]=2;&quot;Passive&quot;;&quot;Active*&quot;)) &amp; REPT(&quot; &quot;;[.$C$2]-LEN(IF([.C126]=1;&quot;Active&quot;;IF([.C126]=2;&quot;Passive&quot;;&quot;Active*&quot;))))&amp;&quot; | &quot; &amp; TEXT([Collectors.$I126];&quot;#&quot;) &amp; REPT(&quot; &quot;; [.$I$2]-LEN(TEXT([Collectors.$I126];&quot;#&quot;))) &amp; &quot; | &quot; &amp; TEXT(IF(ISBLANK([Collectors.$H126]);&quot;-&quot;;[Collectors.$H126]);&quot;#&quot;) &amp; REPT(&quot; &quot;; [.$H$2]-LEN(TEXT(IF(ISBLANK([Collectors.$H126]);&quot;-&quot;;[Collectors.$H126]);&quot;#&quot;))) &amp; &quot; | &quot; &amp; TEXT(IF(ISBLANK([Collectors.$J126]);&quot;-&quot;;[Collectors.$J126]);&quot;#&quot;) &amp; REPT(&quot; &quot;; [.$J$2]-LEN(TEXT(IF(ISBLANK([Collectors.$J126]);&quot;-&quot;;[Collectors.$J126]);&quot;#&quot;))) &amp; &quot; |&quot;" table:style-name="ce3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viewer</text:p>
          </table:table-cell>
          <table:table-cell office:value-type="string" table:style-name="ce1">
            <text:p>vncviewer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100000   | vncviewer                 | service         | Active   | IPv4       | -       | nobody |" table:formula="of:=&quot;| &quot; &amp; IF([Collectors.$F127]&lt;0;&quot;- &quot;;TEXT([Collectors.$F127];&quot;#&quot;))&amp; REPT(&quot; &quot;;[.$F$2]-LEN(TEXT([Collectors.$F127];&quot;#&quot;))) &amp;&quot; | &quot; &amp; [Collectors.$D127] &amp; REPT(&quot; &quot;;[.$D$2]-LEN([Collectors.$D127])) &amp; &quot; | &quot; &amp; [Collectors.$B127] &amp; REPT(&quot; &quot;;[.$B$2]-LEN([Collectors.$B127])) &amp; &quot; | &quot; &amp; IF([.C127]=1;&quot;Active&quot;;IF([.C127]=2;&quot;Passive&quot;;&quot;Active*&quot;)) &amp; REPT(&quot; &quot;;[.$C$2]-LEN(IF([.C127]=1;&quot;Active&quot;;IF([.C127]=2;&quot;Passive&quot;;&quot;Active*&quot;))))&amp;&quot; | &quot; &amp; TEXT([Collectors.$I127];&quot;#&quot;) &amp; REPT(&quot; &quot;; [.$I$2]-LEN(TEXT([Collectors.$I127];&quot;#&quot;))) &amp; &quot; | &quot; &amp; TEXT(IF(ISBLANK([Collectors.$H127]);&quot;-&quot;;[Collectors.$H127]);&quot;#&quot;) &amp; REPT(&quot; &quot;; [.$H$2]-LEN(TEXT(IF(ISBLANK([Collectors.$H127]);&quot;-&quot;;[Collectors.$H127]);&quot;#&quot;))) &amp; &quot; | &quot; &amp; TEXT(IF(ISBLANK([Collectors.$J127]);&quot;-&quot;;[Collectors.$J127]);&quot;#&quot;) &amp; REPT(&quot; &quot;; [.$J$2]-LEN(TEXT(IF(ISBLANK([Collectors.$J127]);&quot;-&quot;;[Collectors.$J127]);&quot;#&quot;))) &amp; &quot; |&quot;" table:style-name="ce3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eyewitness</text:p>
          </table:table-cell>
          <table:table-cell office:value-type="string" table:style-name="ce1">
            <text:p>eyewitness</text:p>
          </table:table-cell>
          <table:table-cell office:value-type="float" office:value="100100" table:style-name="ce2">
            <text:p>100100</text:p>
          </table:table-cell>
          <table:table-cell office:value-type="string" table:style-name="ce2">
            <text:p>http</text:p>
          </table:table-cell>
          <table:table-cell office:value-type="float" office:value="3600" table:style-name="ce1">
            <text:p>360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table:style-name="ce1"/>
          <table:table-cell office:value-type="string" table:style-name="ce1">
            <text:p>httpgobuster<text:s/></text:p>
          </table:table-cell>
          <table:table-cell office:value-type="string" office:string-value="| 100100   | httpeyewitness            | service, vhost  | Active   | IPv4, IPv6 | 3600    | kali   |" table:formula="of:=&quot;| &quot; &amp; IF([Collectors.$F128]&lt;0;&quot;- &quot;;TEXT([Collectors.$F128];&quot;#&quot;))&amp; REPT(&quot; &quot;;[.$F$2]-LEN(TEXT([Collectors.$F128];&quot;#&quot;))) &amp;&quot; | &quot; &amp; [Collectors.$D128] &amp; REPT(&quot; &quot;;[.$D$2]-LEN([Collectors.$D128])) &amp; &quot; | &quot; &amp; [Collectors.$B128] &amp; REPT(&quot; &quot;;[.$B$2]-LEN([Collectors.$B128])) &amp; &quot; | &quot; &amp; IF([.C128]=1;&quot;Active&quot;;IF([.C128]=2;&quot;Passive&quot;;&quot;Active*&quot;)) &amp; REPT(&quot; &quot;;[.$C$2]-LEN(IF([.C128]=1;&quot;Active&quot;;IF([.C128]=2;&quot;Passive&quot;;&quot;Active*&quot;))))&amp;&quot; | &quot; &amp; TEXT([Collectors.$I128];&quot;#&quot;) &amp; REPT(&quot; &quot;; [.$I$2]-LEN(TEXT([Collectors.$I128];&quot;#&quot;))) &amp; &quot; | &quot; &amp; TEXT(IF(ISBLANK([Collectors.$H128]);&quot;-&quot;;[Collectors.$H128]);&quot;#&quot;) &amp; REPT(&quot; &quot;; [.$H$2]-LEN(TEXT(IF(ISBLANK([Collectors.$H128]);&quot;-&quot;;[Collectors.$H128]);&quot;#&quot;))) &amp; &quot; | &quot; &amp; TEXT(IF(ISBLANK([Collectors.$J128]);&quot;-&quot;;[Collectors.$J128]);&quot;#&quot;) &amp; REPT(&quot; &quot;; [.$J$2]-LEN(TEXT(IF(ISBLANK([Collectors.$J128]);&quot;-&quot;;[Collectors.$J128]);&quot;#&quot;))) &amp; &quot; |&quot;" table:style-name="ce3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/>
        </table:table-row>
        <table:table-row table:number-rows-repeated="1048448" table:style-name="ro1">
          <table:table-cell table:number-columns-repeated="16384"/>
        </table:table-row>
      </table:table>
      <table:database-ranges>
        <table:database-range table:target-range-address="Collectors.A3:Collectors.N12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Lukas Reiter</meta:initial-creator>
    <dc:creator>Lukas.Reiter</dc:creator>
    <meta:creation-date>2018-08-23T16:26:45Z</meta:creation-date>
    <dc:date>2021-03-27T17:30:02Z</dc:date>
  </office:meta>
</office:document-meta>
</file>